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NewPS-BoldMT" svg:font-family="CourierNewPS-BoldMT"/>
    <style:font-face style:name="Mangal1" svg:font-family="Mangal"/>
    <style:font-face style:name="SimSun2" svg:font-family="SimSun, 宋体"/>
    <style:font-face style:name="TimesNewRomanPS-BoldMT" svg:font-family="TimesNewRomanPS-BoldMT"/>
    <style:font-face style:name="TimesNewRomanPS-ItalicMT1"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NewRomanPSMT1" svg:font-family="TimesNewRomanPSMT" style:font-family-generic="roman"/>
    <style:font-face style:name="ＭＳ 明朝" svg:font-family="'ＭＳ 明朝', 'MS Mincho'" style:font-family-generic="roman"/>
    <style:font-face style:name="TimesNewRomanPS-ItalicMT" svg:font-family="TimesNewRomanPS-ItalicMT" style:font-family-generic="script"/>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Courier New" svg:font-family="'Courier New'" style:font-adornments="Bold" style:font-family-generic="modern" style:font-pitch="fixed"/>
    <style:font-face style:name="CourierNewPSMT" svg:font-family="CourierNewPSMT" style:font-family-generic="modern" style:font-pitch="fixed"/>
    <style:font-face style:name="SimSun-ExtB" svg:font-family="SimSun-ExtB" style:font-family-generic="modern" style:font-pitch="fixed"/>
    <style:font-face style:name="SimSun" svg:font-family="SimSun" style:font-pitch="variable"/>
    <style:font-face style:name="SimSun1"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letter-kerning="true" style:font-size-asian="12pt" style:font-weight-asian="bold"/>
    </style:style>
    <style:style style:name="P2" style:family="paragraph" style:parent-style-name="Standard">
      <style:paragraph-properties fo:text-align="center" style:justify-single-word="false"/>
      <style:text-properties fo:font-size="12pt" fo:font-weight="bold" style:letter-kerning="true" style:font-size-asian="12pt" style:language-asian="zh" style:country-asian="CN" style:font-weight-asian="bold"/>
    </style:style>
    <style:style style:name="P3" style:family="paragraph" style:parent-style-name="Standard">
      <style:text-properties style:font-name-asian="SimSun1" style:language-asian="zh" style:country-asian="CN"/>
    </style:style>
    <style:style style:name="P4" style:family="paragraph" style:parent-style-name="Standard">
      <style:text-properties style:font-name-asian="SimSun1" style:language-asian="zh" style:country-asian="CN" style:font-size-complex="10.5pt"/>
    </style:style>
    <style:style style:name="P5" style:family="paragraph" style:parent-style-name="Standard">
      <style:paragraph-properties fo:text-align="end" style:justify-single-word="false"/>
      <style:text-properties style:font-name-asian="SimSun1" style:language-asian="zh" style:country-asian="CN" style:font-size-complex="10.5pt"/>
    </style:style>
    <style:style style:name="P6" style:family="paragraph" style:parent-style-name="Standard">
      <style:paragraph-properties fo:text-align="start" style:justify-single-word="false"/>
      <style:text-properties style:font-name-asian="SimSun1" style:language-asian="zh" style:country-asian="CN" style:font-size-complex="10.5pt"/>
    </style:style>
    <style:style style:name="P7" style:family="paragraph" style:parent-style-name="Standard">
      <style:text-properties officeooo:paragraph-rsid="008b212f" style:font-name-asian="SimSun1" style:language-asian="zh" style:country-asian="CN" style:font-size-complex="10.5pt"/>
    </style:style>
    <style:style style:name="P8" style:family="paragraph" style:parent-style-name="Standard">
      <style:text-properties officeooo:paragraph-rsid="0016cff2" style:font-name-asian="SimSun1" style:language-asian="zh" style:country-asian="CN"/>
    </style:style>
    <style:style style:name="P9" style:family="paragraph" style:parent-style-name="Standard">
      <style:text-properties officeooo:paragraph-rsid="002bcd1e" style:font-name-asian="SimSun1" style:language-asian="zh" style:country-asian="CN"/>
    </style:style>
    <style:style style:name="P10" style:family="paragraph" style:parent-style-name="Standard">
      <style:text-properties officeooo:paragraph-rsid="0030eeca" style:font-name-asian="SimSun1" style:language-asian="zh" style:country-asian="CN"/>
    </style:style>
    <style:style style:name="P11" style:family="paragraph" style:parent-style-name="Standard">
      <style:text-properties officeooo:paragraph-rsid="003473e9" style:font-name-asian="SimSun1" style:language-asian="zh" style:country-asian="CN"/>
    </style:style>
    <style:style style:name="P12" style:family="paragraph" style:parent-style-name="Standard">
      <style:text-properties officeooo:paragraph-rsid="003835e0" style:font-name-asian="SimSun1" style:language-asian="zh" style:country-asian="CN"/>
    </style:style>
    <style:style style:name="P13" style:family="paragraph" style:parent-style-name="Standard">
      <style:text-properties officeooo:paragraph-rsid="008b212f" style:font-name-asian="SimSun1" style:language-asian="zh" style:country-asian="CN"/>
    </style:style>
    <style:style style:name="P14" style:family="paragraph" style:parent-style-name="Standard">
      <style:text-properties officeooo:paragraph-rsid="009a0353" style:font-name-asian="SimSun1" style:language-asian="zh" style:country-asian="CN"/>
    </style:style>
    <style:style style:name="P15" style:family="paragraph" style:parent-style-name="Standard">
      <style:text-properties officeooo:paragraph-rsid="007d37fc" style:font-name-asian="SimSun1"/>
    </style:style>
    <style:style style:name="P16" style:family="paragraph" style:parent-style-name="Standard">
      <style:text-properties officeooo:paragraph-rsid="00801e27" style:font-name-asian="SimSun1"/>
    </style:style>
    <style:style style:name="P17" style:family="paragraph" style:parent-style-name="Standard">
      <style:text-properties officeooo:paragraph-rsid="00809557" style:font-name-asian="SimSun1"/>
    </style:style>
    <style:style style:name="P18" style:family="paragraph" style:parent-style-name="Standard">
      <style:text-properties officeooo:paragraph-rsid="0081702e" style:font-name-asian="SimSun1"/>
    </style:style>
    <style:style style:name="P19" style:family="paragraph" style:parent-style-name="Standard">
      <style:text-properties officeooo:paragraph-rsid="00841e8d" style:font-name-asian="SimSun1"/>
    </style:style>
    <style:style style:name="P20" style:family="paragraph" style:parent-style-name="Standard">
      <style:text-properties officeooo:paragraph-rsid="008b212f" style:font-name-asian="SimSun1"/>
    </style:style>
    <style:style style:name="P21" style:family="paragraph" style:parent-style-name="Standard">
      <style:text-properties officeooo:paragraph-rsid="00969dbd" style:font-name-asian="SimSun1"/>
    </style:style>
    <style:style style:name="P22" style:family="paragraph" style:parent-style-name="Standard">
      <style:text-properties officeooo:paragraph-rsid="0097dfea" style:font-name-asian="SimSun1"/>
    </style:style>
    <style:style style:name="P23" style:family="paragraph" style:parent-style-name="Standard">
      <style:text-properties officeooo:paragraph-rsid="009809e0" style:font-name-asian="SimSun1"/>
    </style:style>
    <style:style style:name="P24" style:family="paragraph" style:parent-style-name="Standard">
      <style:text-properties officeooo:paragraph-rsid="009a0353" style:font-name-asian="SimSun1"/>
    </style:style>
    <style:style style:name="P25" style:family="paragraph" style:parent-style-name="Standard">
      <style:text-properties fo:font-size="9pt" style:font-name-asian="SimSun1" style:font-size-asian="9pt" style:language-asian="zh" style:country-asian="CN" style:font-size-complex="9pt"/>
    </style:style>
    <style:style style:name="P26" style:family="paragraph" style:parent-style-name="Standard">
      <style:text-properties fo:font-size="9pt" officeooo:paragraph-rsid="008b212f" style:font-name-asian="SimSun1" style:font-size-asian="9pt" style:language-asian="zh" style:country-asian="CN" style:font-size-complex="9pt"/>
    </style:style>
    <style:style style:name="P27" style:family="paragraph" style:parent-style-name="Standard">
      <style:text-properties fo:font-size="9pt" officeooo:paragraph-rsid="0094f6b9" style:font-name-asian="SimSun1" style:font-size-asian="9pt" style:language-asian="zh" style:country-asian="CN" style:font-size-complex="9pt"/>
    </style:style>
    <style:style style:name="P28" style:family="paragraph" style:parent-style-name="Standard">
      <style:text-properties fo:font-size="9pt" officeooo:paragraph-rsid="008b212f" style:font-name-asian="TimesNewRoman" style:font-size-asian="9pt" style:language-asian="zh" style:country-asian="CN" style:font-size-complex="9pt"/>
    </style:style>
    <style:style style:name="P29" style:family="paragraph" style:parent-style-name="Standard">
      <style:paragraph-properties fo:text-align="start" style:justify-single-word="false" style:text-autospace="none"/>
      <style:text-properties fo:color="#ff0000" style:font-name="TimesNewRomanPSMT" fo:font-size="10pt" style:letter-kerning="true" style:font-name-asian="SimSun1" style:font-size-asian="10pt" style:language-asian="zh" style:country-asian="CN" style:font-name-complex="TimesNewRomanPSMT" style:font-size-complex="10pt"/>
    </style:style>
    <style:style style:name="P30" style:family="paragraph" style:parent-style-name="Standard">
      <style:paragraph-properties fo:text-align="start" style:justify-single-word="false" style:text-autospace="none"/>
      <style:text-properties fo:font-size="10.5pt" officeooo:paragraph-rsid="007d004c" style:font-name-asian="SimSun1" style:font-size-asian="10.5pt" style:language-asian="zh" style:country-asian="CN" style:font-size-complex="10.5pt"/>
    </style:style>
    <style:style style:name="P31" style:family="paragraph" style:parent-style-name="Standard">
      <style:text-properties fo:font-size="10.5pt" officeooo:paragraph-rsid="00882815" style:font-name-asian="SimSun1" style:font-size-asian="10.5pt" style:language-asian="zh" style:country-asian="CN" style:font-size-complex="10.5pt"/>
    </style:style>
    <style:style style:name="P32" style:family="paragraph" style:parent-style-name="Standard">
      <style:text-properties fo:font-size="10.5pt" officeooo:paragraph-rsid="0030eeca" style:font-name-asian="SimSun1" style:font-size-asian="10.5pt" style:language-asian="zh" style:country-asian="CN" style:font-size-complex="10.5pt"/>
    </style:style>
    <style:style style:name="P33" style:family="paragraph" style:parent-style-name="Standard">
      <style:text-properties fo:font-size="10.5pt" officeooo:paragraph-rsid="00377e76" style:font-name-asian="SimSun1" style:font-size-asian="10.5pt" style:language-asian="zh" style:country-asian="CN" style:font-size-complex="10.5pt"/>
    </style:style>
    <style:style style:name="P34" style:family="paragraph" style:parent-style-name="Standard">
      <style:text-properties fo:font-size="10.5pt" officeooo:paragraph-rsid="003a1440" style:font-name-asian="SimSun1" style:font-size-asian="10.5pt" style:language-asian="zh" style:country-asian="CN" style:font-size-complex="10.5pt"/>
    </style:style>
    <style:style style:name="P35" style:family="paragraph" style:parent-style-name="Standard">
      <style:text-properties fo:font-size="10.5pt" officeooo:paragraph-rsid="008b212f" style:font-name-asian="SimSun1" style:font-size-asian="10.5pt" style:language-asian="zh" style:country-asian="CN" style:font-size-complex="10.5pt"/>
    </style:style>
    <style:style style:name="P36" style:family="paragraph" style:parent-style-name="Standard">
      <style:text-properties fo:font-size="10.5pt" officeooo:paragraph-rsid="0094f6b9" style:font-name-asian="SimSun1" style:font-size-asian="10.5pt" style:language-asian="zh" style:country-asian="CN" style:font-size-complex="10.5pt"/>
    </style:style>
    <style:style style:name="P37" style:family="paragraph" style:parent-style-name="Standard">
      <style:text-properties fo:font-size="10.5pt" officeooo:paragraph-rsid="00969dbd" style:font-name-asian="SimSun1" style:font-size-asian="10.5pt" style:language-asian="zh" style:country-asian="CN" style:font-size-complex="10.5pt"/>
    </style:style>
    <style:style style:name="P38" style:family="paragraph" style:parent-style-name="Standard">
      <style:text-properties fo:font-size="10.5pt" officeooo:paragraph-rsid="009809e0" style:font-name-asian="SimSun1" style:font-size-asian="10.5pt" style:language-asian="zh" style:country-asian="CN" style:font-size-complex="10.5pt"/>
    </style:style>
    <style:style style:name="P39" style:family="paragraph" style:parent-style-name="Standard">
      <style:text-properties fo:font-size="10.5pt" officeooo:paragraph-rsid="009a2b27" style:font-name-asian="SimSun1" style:font-size-asian="10.5pt" style:language-asian="zh" style:country-asian="CN" style:font-size-complex="10.5pt"/>
    </style:style>
    <style:style style:name="P40" style:family="paragraph" style:parent-style-name="Standard">
      <style:text-properties fo:font-size="10.5pt" officeooo:paragraph-rsid="007c0c19" style:font-name-asian="SimSun1" style:font-size-asian="10.5pt" style:font-size-complex="10.5pt"/>
    </style:style>
    <style:style style:name="P41" style:family="paragraph" style:parent-style-name="Standard">
      <style:paragraph-properties fo:text-align="start" style:justify-single-word="false" style:text-autospace="none"/>
      <style:text-properties fo:font-size="10.5pt" officeooo:paragraph-rsid="007d004c" style:font-name-asian="SimSun1" style:font-size-asian="10.5pt" style:font-size-complex="10.5pt"/>
    </style:style>
    <style:style style:name="P42" style:family="paragraph" style:parent-style-name="Standard">
      <style:text-properties fo:font-size="10.5pt" officeooo:paragraph-rsid="007e30fd" style:font-name-asian="SimSun1" style:font-size-asian="10.5pt" style:font-size-complex="10.5pt"/>
    </style:style>
    <style:style style:name="P43" style:family="paragraph" style:parent-style-name="Standard">
      <style:text-properties fo:font-size="10.5pt" officeooo:paragraph-rsid="007f3dd3" style:font-name-asian="SimSun1" style:font-size-asian="10.5pt" style:font-size-complex="10.5pt"/>
    </style:style>
    <style:style style:name="P44" style:family="paragraph" style:parent-style-name="Standard">
      <style:text-properties fo:font-size="10.5pt" officeooo:paragraph-rsid="008bb7a2" style:font-name-asian="SimSun1" style:font-size-asian="10.5pt" style:font-size-complex="10.5pt"/>
    </style:style>
    <style:style style:name="P45" style:family="paragraph" style:parent-style-name="Standard">
      <style:text-properties fo:font-size="10.5pt" officeooo:paragraph-rsid="0094f6b9" style:font-name-asian="SimSun1" style:font-size-asian="10.5pt" style:font-size-complex="10.5pt"/>
    </style:style>
    <style:style style:name="P46" style:family="paragraph" style:parent-style-name="Standard">
      <style:text-properties fo:font-size="10.5pt" officeooo:paragraph-rsid="007cd08c" style:font-name-asian="SimSun" style:font-size-asian="10.5pt" style:font-size-complex="10.5pt"/>
    </style:style>
    <style:style style:name="P47" style:family="paragraph" style:parent-style-name="Standard">
      <style:text-properties fo:font-size="10.5pt" style:font-name-asian="TimesNewRomanPSMT1" style:font-size-asian="10.5pt" style:font-size-complex="10.5pt"/>
    </style:style>
    <style:style style:name="P48" style:family="paragraph" style:parent-style-name="Standard">
      <style:text-properties fo:font-size="10.5pt" officeooo:paragraph-rsid="002e7856" style:font-name-asian="TimesNewRomanPSMT1" style:font-size-asian="10.5pt" style:font-size-complex="10.5pt"/>
    </style:style>
    <style:style style:name="P49" style:family="paragraph" style:parent-style-name="Standard">
      <style:text-properties fo:font-size="10.5pt" officeooo:paragraph-rsid="0030eeca" style:font-name-asian="TimesNewRomanPSMT1" style:font-size-asian="10.5pt" style:font-size-complex="10.5pt"/>
    </style:style>
    <style:style style:name="P50" style:family="paragraph" style:parent-style-name="Standard">
      <style:text-properties fo:font-size="10.5pt" officeooo:paragraph-rsid="002e7856" style:font-name-asian="TimesNewRomanPSMT1" style:font-size-asian="10.5pt" style:language-asian="zh" style:country-asian="CN" style:font-size-complex="10.5pt"/>
    </style:style>
    <style:style style:name="P51" style:family="paragraph" style:parent-style-name="Standard">
      <style:text-properties fo:font-size="10.5pt" fo:font-weight="normal" style:font-name-asian="TimesNewRomanPSMT1" style:font-size-asian="10.5pt" style:language-asian="zh" style:country-asian="CN" style:font-weight-asian="normal" style:font-size-complex="10.5pt" style:font-weight-complex="normal"/>
    </style:style>
    <style:style style:name="P52" style:family="paragraph" style:parent-style-name="Standard">
      <style:text-properties fo:font-size="10.5pt" officeooo:paragraph-rsid="003a1440" style:font-name-asian="TimesNewRoman" style:font-size-asian="10.5pt" style:font-size-complex="10.5pt"/>
    </style:style>
    <style:style style:name="P53" style:family="paragraph" style:parent-style-name="Standard">
      <style:text-properties fo:font-size="10.5pt" officeooo:paragraph-rsid="008b212f" style:font-name-asian="TimesNewRoman" style:font-size-asian="10.5pt" style:font-size-complex="10.5pt"/>
    </style:style>
    <style:style style:name="P54" style:family="paragraph" style:parent-style-name="Standard">
      <style:text-properties fo:font-size="10.5pt" officeooo:paragraph-rsid="008b212f" style:font-name-asian="TimesNewRoman" style:font-size-asian="10.5pt" style:language-asian="zh" style:country-asian="CN" style:font-size-complex="10.5pt"/>
    </style:style>
    <style:style style:name="P55" style:family="paragraph" style:parent-style-name="Standard">
      <style:text-properties fo:color="#0000ff" style:font-name-asian="TimesNewRoman" style:font-size-complex="10pt"/>
    </style:style>
    <style:style style:name="P56" style:family="paragraph" style:parent-style-name="Standard">
      <style:text-properties style:use-window-font-color="true" fo:language="en" fo:country="US" style:letter-kerning="true" style:language-asian="ja" style:country-asian="JP" style:font-size-complex="12pt" style:language-complex="ar" style:country-complex="SA"/>
    </style:style>
    <style:style style:name="P57" style:family="paragraph" style:parent-style-name="Standard">
      <style:text-properties style:use-window-font-color="true" style:font-name="Times New Roman1" fo:font-size="10.5pt" fo:font-weight="bold" officeooo:paragraph-rsid="00377e76" style:font-name-asian="TimesNewRomanPS-BoldMT" style:font-size-asian="10.5pt" style:language-asian="zh" style:country-asian="CN" style:font-weight-asian="bold" style:font-name-complex="TimesNewRomanPS-BoldMT" style:font-size-complex="10.5pt" style:font-weight-complex="bold"/>
    </style:style>
    <style:style style:name="P58" style:family="paragraph" style:parent-style-name="Standard">
      <style:paragraph-properties fo:text-align="start" style:justify-single-word="false" style:text-autospace="none"/>
      <style:text-properties style:use-window-font-color="true" style:font-name="Times New Roman1" fo:font-size="10.5pt" fo:font-weight="bold" style:font-name-asian="TimesNewRomanPS-BoldMT" style:font-size-asian="10.5pt" style:font-weight-asian="bold" style:font-name-complex="TimesNewRomanPS-BoldMT" style:font-size-complex="10.5pt" style:font-weight-complex="bold"/>
    </style:style>
    <style:style style:name="P59" style:family="paragraph" style:parent-style-name="Standard">
      <style:paragraph-properties fo:text-align="center" style:justify-single-word="false"/>
      <style:text-properties style:font-name="Arial,Bold" fo:font-size="40pt" fo:font-weight="bold" style:letter-kerning="true" style:font-name-asian="Arial,Bold" style:font-size-asian="40pt" style:font-weight-asian="bold" style:font-name-complex="Arial,Bold" style:font-size-complex="40pt" style:font-weight-complex="bold"/>
    </style:style>
    <style:style style:name="P60" style:family="paragraph" style:parent-style-name="Standard">
      <style:paragraph-properties fo:text-align="center" style:justify-single-word="false"/>
      <style:text-properties style:font-name="Arial1" fo:font-size="20pt" fo:font-weight="bold" style:letter-kerning="true" style:font-name-asian="Arial1" style:font-size-asian="20pt" style:font-weight-asian="bold" style:font-name-complex="Arial1" style:font-size-complex="20pt"/>
    </style:style>
    <style:style style:name="P61" style:family="paragraph" style:parent-style-name="Standard">
      <style:paragraph-properties fo:text-align="center" style:justify-single-word="false"/>
      <style:text-properties style:font-name="Century" fo:font-size="12pt" fo:font-weight="bold" style:font-size-asian="12pt" style:font-weight-asian="bold" style:font-size-complex="12pt"/>
    </style:style>
    <style:style style:name="P62" style:family="paragraph" style:parent-style-name="Standard">
      <style:text-properties officeooo:paragraph-rsid="00841e8d" style:font-name-asian="SimSun"/>
    </style:style>
    <style:style style:name="P63" style:family="paragraph" style:parent-style-name="Standard">
      <style:text-properties officeooo:paragraph-rsid="008758db" style:font-name-asian="SimSun"/>
    </style:style>
    <style:style style:name="P64" style:family="paragraph" style:parent-style-name="Standard">
      <style:paragraph-properties style:text-autospace="none"/>
      <style:text-properties style:font-name="Times New Roman1" fo:font-size="10.5pt" fo:font-weight="bold" style:font-name-asian="TimesNewRomanPS-BoldMT" style:font-size-asian="10.5pt" style:font-weight-asian="bold" style:font-size-complex="10.5pt" style:font-weight-complex="bold"/>
    </style:style>
    <style:style style:name="P65" style:family="paragraph" style:parent-style-name="Standard">
      <style:paragraph-properties fo:text-align="start" style:justify-single-word="false" style:text-autospace="none"/>
      <style:text-properties style:font-name="Times New Roman1" fo:font-size="10.5pt" fo:font-weight="bold" style:font-name-asian="TimesNewRomanPS-BoldMT" style:font-size-asian="10.5pt" style:font-weight-asian="bold" style:font-name-complex="TimesNewRomanPS-BoldMT" style:font-size-complex="10.5pt" style:font-weight-complex="bold"/>
    </style:style>
    <style:style style:name="P66" style:family="paragraph" style:parent-style-name="Standard">
      <style:text-properties style:font-name-asian="TimesNewRomanPSMT1"/>
    </style:style>
    <style:style style:name="P67" style:family="paragraph" style:parent-style-name="Standard">
      <style:paragraph-properties fo:text-align="start" style:justify-single-word="false" style:text-autospace="none"/>
      <style:text-properties style:font-name="Courier New" fo:font-size="10.5pt" fo:font-weight="bold" style:font-name-asian="TimesNewRomanPS-BoldMT" style:font-size-asian="10.5pt" style:language-asian="zh" style:country-asian="CN" style:font-weight-asian="bold" style:font-name-complex="TimesNewRomanPS-BoldMT" style:font-size-complex="10.5pt" style:font-weight-complex="bold"/>
    </style:style>
    <style:style style:name="P68" style:family="paragraph" style:parent-style-name="Standard">
      <style:text-properties style:font-name="Arial2" fo:font-size="10.5pt" fo:font-weight="normal" style:font-name-asian="TimesNewRomanPS-BoldMT" style:font-size-asian="10.5pt" style:language-asian="zh" style:country-asian="CN" style:font-weight-asian="normal" style:font-name-complex="TimesNewRomanPS-BoldMT" style:font-size-complex="10.5pt" style:font-weight-complex="normal"/>
    </style:style>
    <style:style style:name="P69" style:family="paragraph" style:parent-style-name="Standard">
      <style:text-properties style:font-name="Arial2" fo:font-weight="normal" style:font-name-asian="TimesNewRomanPS-BoldMT" style:language-asian="zh" style:country-asian="CN" style:font-weight-asian="normal" style:font-name-complex="TimesNewRomanPS-BoldMT" style:font-size-complex="10.5pt" style:font-weight-complex="normal"/>
    </style:style>
    <style:style style:name="P70" style:family="paragraph" style:parent-style-name="Standard">
      <style:text-properties style:font-name="Arial2" fo:font-weight="normal" officeooo:paragraph-rsid="008758db" style:font-name-asian="TimesNewRomanPS-BoldMT" style:language-asian="zh" style:country-asian="CN" style:font-weight-asian="normal" style:font-name-complex="TimesNewRomanPS-BoldMT" style:font-size-complex="10.5pt" style:font-weight-complex="normal"/>
    </style:style>
    <style:style style:name="P71" style:family="paragraph" style:parent-style-name="Standard">
      <style:text-properties style:font-name="Arial2" fo:font-size="12pt" fo:font-weight="normal" officeooo:paragraph-rsid="008b212f" style:font-name-asian="TimesNewRoman,Bold" style:font-size-asian="12pt" style:language-asian="zh" style:country-asian="CN" style:font-weight-asian="normal" style:font-name-complex="TimesNewRoman,Bold" style:font-size-complex="12pt" style:font-weight-complex="normal"/>
    </style:style>
    <style:style style:name="P72" style:family="paragraph" style:parent-style-name="Standard">
      <style:text-properties fo:font-weight="normal" style:font-name-asian="SimSun" style:language-asian="zh" style:country-asian="CN" style:font-weight-asian="normal" style:font-weight-complex="normal"/>
    </style:style>
    <style:style style:name="P73" style:family="paragraph" style:parent-style-name="Standard">
      <style:text-properties fo:font-weight="normal" officeooo:paragraph-rsid="008603d1" style:font-name-asian="SimSun" style:language-asian="zh" style:country-asian="CN" style:font-weight-asian="normal" style:font-weight-complex="normal"/>
    </style:style>
    <style:style style:name="P74" style:family="paragraph" style:parent-style-name="Standard">
      <style:text-properties fo:font-size="11pt" fo:font-weight="normal" officeooo:paragraph-rsid="008758db" style:font-name-asian="SimSun" style:font-size-asian="11pt" style:language-asian="zh" style:country-asian="CN" style:font-weight-asian="normal" style:font-size-complex="11pt" style:font-weight-complex="normal"/>
    </style:style>
    <style:style style:name="P75" style:family="paragraph" style:parent-style-name="Standard">
      <style:paragraph-properties style:text-autospace="none"/>
      <style:text-properties style:font-name="TimesNewRoman" fo:font-size="10.5pt" officeooo:paragraph-rsid="0093c4ef" style:font-name-asian="TimesNewRoman" style:font-size-asian="10.5pt" style:font-name-complex="TimesNewRoman" style:font-size-complex="10.5pt"/>
    </style:style>
    <style:style style:name="P76" style:family="paragraph" style:parent-style-name="Standard">
      <style:text-properties style:font-name="TimesNewRoman" fo:font-size="10.5pt" officeooo:paragraph-rsid="0094f6b9" style:font-name-asian="TimesNewRoman" style:font-size-asian="10.5pt" style:font-name-complex="TimesNewRoman" style:font-size-complex="10.5pt"/>
    </style:style>
    <style:style style:name="P77" style:family="paragraph" style:parent-style-name="Standard">
      <style:text-properties style:font-name="TimesNewRoman" fo:font-size="10.5pt" officeooo:paragraph-rsid="0094f6b9" style:font-name-asian="TimesNewRoman" style:font-size-asian="10.5pt" style:language-asian="zh" style:country-asian="CN" style:font-name-complex="TimesNewRoman" style:font-size-complex="10.5pt"/>
    </style:style>
    <style:style style:name="P78" style:family="paragraph" style:parent-style-name="Standard">
      <style:text-properties style:font-name="Courier" fo:font-size="10.5pt" fo:font-weight="bold" officeooo:paragraph-rsid="008b212f" style:font-name-asian="Courier" style:font-size-asian="10.5pt" style:language-asian="zh" style:country-asian="CN" style:font-weight-asian="bold" style:font-name-complex="Courier" style:font-size-complex="10.5pt" style:font-weight-complex="bold"/>
    </style:style>
    <style:style style:name="P79" style:family="paragraph" style:parent-style-name="Standard">
      <style:text-properties style:font-name="Courier" fo:font-size="10.5pt" fo:font-weight="bold" officeooo:paragraph-rsid="009809e0" style:font-name-asian="Courier" style:font-size-asian="10.5pt" style:language-asian="zh" style:country-asian="CN" style:font-weight-asian="bold" style:font-name-complex="Courier" style:font-size-complex="10.5pt" style:font-weight-complex="bold"/>
    </style:style>
    <style:style style:name="P80" style:family="paragraph" style:parent-style-name="Standard">
      <style:paragraph-properties fo:text-align="start"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81" style:family="paragraph" style:parent-style-name="Standard">
      <style:text-properties style:font-name="Courier" fo:font-size="10.5pt" fo:font-weight="normal" officeooo:rsid="00377bdc" style:font-name-asian="SimSun" style:font-size-asian="10.5pt" style:language-asian="zh" style:country-asian="CN" style:font-weight-asian="normal" style:font-name-complex="Courier" style:font-size-complex="10.5pt" style:font-weight-complex="normal"/>
    </style:style>
    <style:style style:name="P82" style:family="paragraph" style:parent-style-name="Standard">
      <style:text-properties officeooo:paragraph-rsid="008b212f" style:letter-kerning="true" style:font-name-asian="SimSun1" style:language-asian="zh" style:country-asian="CN"/>
    </style:style>
    <style:style style:name="P83" style:family="paragraph" style:parent-style-name="Standard">
      <style:text-properties officeooo:paragraph-rsid="008b212f" style:letter-kerning="true" style:language-asian="zh" style:country-asian="CN"/>
    </style:style>
    <style:style style:name="P84" style:family="paragraph" style:parent-style-name="Standard">
      <style:text-properties officeooo:paragraph-rsid="008b212f" style:letter-kerning="true"/>
    </style:style>
    <style:style style:name="P85" style:family="paragraph" style:parent-style-name="Standard">
      <style:text-properties style:font-name="TimesNewRoman,Bold" fo:font-size="10.5pt" fo:font-weight="bold" officeooo:paragraph-rsid="008b212f" style:font-name-asian="TimesNewRoman,Bold" style:font-size-asian="10.5pt" style:language-asian="zh" style:country-asian="CN" style:font-weight-asian="bold" style:font-name-complex="TimesNewRoman,Bold" style:font-size-complex="10.5pt" style:font-weight-complex="bold"/>
    </style:style>
    <style:style style:name="P86" style:family="paragraph" style:parent-style-name="Standard">
      <style:text-properties style:font-name="TimesNewRoman,Bold" fo:font-size="10.5pt" fo:font-weight="bold" officeooo:rsid="006348b2" officeooo:paragraph-rsid="008b212f" style:font-name-asian="TimesNewRoman,Bold" style:font-size-asian="10.5pt" style:language-asian="zh" style:country-asian="CN" style:font-weight-asian="bold" style:font-name-complex="TimesNewRoman,Bold" style:font-size-complex="10.5pt" style:font-weight-complex="bold"/>
    </style:style>
    <style:style style:name="P87" style:family="paragraph" style:parent-style-name="Standard">
      <style:paragraph-properties fo:text-align="start"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88" style:family="paragraph" style:parent-style-name="Standard">
      <style:paragraph-properties fo:text-align="start" style:justify-single-word="false" style:text-autospace="none"/>
      <style:text-properties style:font-name="TimesNewRoman,Bold" fo:font-size="10.5pt" style:font-name-asian="TimesNewRoman,Bold" style:font-size-asian="10.5pt" style:font-name-complex="TimesNewRoman,Bold" style:font-size-complex="10.5pt"/>
    </style:style>
    <style:style style:name="P89" style:family="paragraph" style:parent-style-name="Standard">
      <style:text-properties style:font-name="TimesNewRoman,Bold" fo:font-size="10.5pt" officeooo:paragraph-rsid="008b212f" style:font-name-asian="TimesNewRoman,Bold" style:font-size-asian="10.5pt" style:language-asian="zh" style:country-asian="CN" style:font-name-complex="TimesNewRoman,Bold" style:font-size-complex="10.5pt"/>
    </style:style>
    <style:style style:name="P90" style:family="paragraph" style:parent-style-name="Standard">
      <style:text-properties officeooo:paragraph-rsid="008b212f" style:font-name-asian="TimesNewRoman"/>
    </style:style>
    <style:style style:name="P91" style:family="paragraph" style:parent-style-name="Standard">
      <style:text-properties style:font-name="SimSun1" fo:font-size="9pt" officeooo:paragraph-rsid="008b212f" style:letter-kerning="true" style:font-name-asian="SimSun1" style:font-size-asian="9pt" style:language-asian="zh" style:country-asian="CN" style:font-name-complex="TimesNewRomanPSMT" style:font-size-complex="9pt"/>
    </style:style>
    <style:style style:name="P92" style:family="paragraph" style:parent-style-name="Standard">
      <style:paragraph-properties fo:text-align="justify" style:justify-single-word="false" fo:orphans="0" fo:widows="0" style:writing-mode="lr-tb"/>
      <style:text-properties fo:font-size="10.5pt" style:font-name-asian="TimesNewRoman" style:font-size-asian="10.5pt" style:font-size-complex="10.5pt"/>
    </style:style>
    <style:style style:name="P93" style:family="paragraph" style:parent-style-name="Standard">
      <style:paragraph-properties fo:margin-left="0cm" fo:margin-right="0cm" fo:text-indent="1.482cm" style:auto-text-indent="false"/>
      <style:text-properties fo:font-size="10pt" officeooo:paragraph-rsid="008b212f" style:letter-kerning="true" style:font-size-asian="10pt" style:language-asian="zh" style:country-asian="CN" style:font-name-complex="TimesNewRomanPSMT" style:font-size-complex="10pt"/>
    </style:style>
    <style:style style:name="P94" style:family="paragraph" style:parent-style-name="Standard">
      <style:paragraph-properties fo:margin-left="0cm" fo:margin-right="0cm" fo:text-align="start" style:justify-single-word="false" fo:text-indent="1.482cm" style:auto-text-indent="false" style:text-autospace="none"/>
      <style:text-properties fo:font-size="10pt" officeooo:paragraph-rsid="008b212f" style:letter-kerning="true" style:font-size-asian="10pt" style:language-asian="zh" style:country-asian="CN" style:font-size-complex="10pt"/>
    </style:style>
    <style:style style:name="P95" style:family="paragraph" style:parent-style-name="Standard">
      <style:paragraph-properties fo:margin-left="0cm" fo:margin-right="0cm" fo:text-align="start" style:justify-single-word="false" fo:text-indent="1.482cm" style:auto-text-indent="false" style:text-autospace="none"/>
      <style:text-properties fo:font-size="10pt" officeooo:paragraph-rsid="008b212f" style:font-size-asian="10pt" style:font-size-complex="10pt"/>
    </style:style>
    <style:style style:name="P96" style:family="paragraph" style:parent-style-name="Standard">
      <style:paragraph-properties fo:margin-left="0cm" fo:margin-right="0cm" fo:text-align="start" style:justify-single-word="false" fo:text-indent="1.482cm" style:auto-text-indent="false" style:text-autospace="none"/>
      <style:text-properties fo:font-size="10pt" officeooo:paragraph-rsid="0091d691" style:font-name-asian="TimesNewRoman" style:font-size-asian="10pt" style:font-size-complex="10pt"/>
    </style:style>
    <style:style style:name="P97" style:family="paragraph" style:parent-style-name="Contents_20_1">
      <style:paragraph-properties>
        <style:tab-stops>
          <style:tab-stop style:position="15cm" style:type="right" style:leader-style="dotted" style:leader-text="."/>
        </style:tab-stops>
      </style:paragraph-properties>
    </style:style>
    <style:style style:name="P98" style:family="paragraph" style:parent-style-name="Standard">
      <style:text-properties fo:font-size="10.5pt" officeooo:rsid="0093c4ef" officeooo:paragraph-rsid="0093c4ef" style:letter-kerning="true" style:font-name-asian="SimSun1" style:font-size-asian="10.5pt" style:language-asian="zh" style:country-asian="CN" style:font-size-complex="10.5pt"/>
    </style:style>
    <style:style style:name="P99" style:family="paragraph" style:parent-style-name="Standard">
      <style:text-properties fo:font-size="10.5pt" officeooo:rsid="00618c5d" officeooo:paragraph-rsid="008b212f" style:letter-kerning="true" style:font-name-asian="SimSun1" style:font-size-asian="10.5pt" style:language-asian="zh" style:country-asian="CN" style:font-size-complex="10.5pt"/>
    </style:style>
    <style:style style:name="P100" style:family="paragraph" style:parent-style-name="Standard">
      <style:text-properties fo:font-size="10.5pt" officeooo:rsid="0093c4ef" officeooo:paragraph-rsid="0093c4ef" style:font-name-asian="SimSun1" style:font-size-asian="10.5pt" style:language-asian="zh" style:country-asian="CN" style:font-size-complex="10.5pt"/>
    </style:style>
    <style:style style:name="P101" style:family="paragraph" style:parent-style-name="Standard">
      <style:text-properties fo:font-size="10.5pt" officeooo:rsid="0094f6b9" officeooo:paragraph-rsid="0094f6b9" style:font-name-asian="SimSun1" style:font-size-asian="10.5pt" style:language-asian="zh" style:country-asian="CN" style:font-size-complex="10.5pt"/>
    </style:style>
    <style:style style:name="P102" style:family="paragraph" style:parent-style-name="Standard">
      <style:text-properties fo:font-size="10.5pt" officeooo:paragraph-rsid="009a95f6" style:font-name-asian="SimSun1" style:font-size-asian="10.5pt" style:language-asian="zh" style:country-asian="CN" style:font-size-complex="10.5pt"/>
    </style:style>
    <style:style style:name="P103" style:family="paragraph" style:parent-style-name="Standard">
      <style:text-properties fo:font-size="10.5pt" officeooo:paragraph-rsid="009bc91e" style:font-name-asian="SimSun1" style:font-size-asian="10.5pt" style:language-asian="zh" style:country-asian="CN" style:font-size-complex="10.5pt"/>
    </style:style>
    <style:style style:name="P104" style:family="paragraph" style:parent-style-name="Standard">
      <style:text-properties fo:font-size="10.5pt" officeooo:paragraph-rsid="009c462f" style:font-name-asian="SimSun1" style:font-size-asian="10.5pt" style:language-asian="zh" style:country-asian="CN" style:font-size-complex="10.5pt"/>
    </style:style>
    <style:style style:name="P105" style:family="paragraph" style:parent-style-name="Standard">
      <style:text-properties fo:font-size="10.5pt" officeooo:paragraph-rsid="009c462f" style:font-name-asian="SimSun1" style:font-size-asian="10.5pt" style:font-size-complex="10.5pt"/>
    </style:style>
    <style:style style:name="P106" style:family="paragraph" style:parent-style-name="Standard">
      <style:text-properties fo:font-size="10.5pt" officeooo:paragraph-rsid="009d04d3" style:font-name-asian="SimSun1" style:font-size-asian="10.5pt" style:font-size-complex="10.5pt"/>
    </style:style>
    <style:style style:name="P107" style:family="paragraph" style:parent-style-name="Standard">
      <style:text-properties fo:font-size="10.5pt" officeooo:paragraph-rsid="007c0c19" style:font-name-asian="SimSun1" style:font-size-asian="10.5pt" style:font-size-complex="10.5pt"/>
    </style:style>
    <style:style style:name="P108" style:family="paragraph" style:parent-style-name="Standard" style:list-style-name="">
      <style:paragraph-properties style:text-autospace="none"/>
      <style:text-properties fo:font-size="10.5pt" style:font-name-asian="TimesNewRoman,Bold" style:font-size-asian="10.5pt" style:font-size-complex="10.5pt"/>
    </style:style>
    <style:style style:name="P109" style:family="paragraph" style:parent-style-name="Standard" style:list-style-name="">
      <style:paragraph-properties style:text-autospace="none"/>
      <style:text-properties fo:font-size="10.5pt" fo:font-weight="bold" style:font-name-asian="Courier" style:font-size-asian="10.5pt" style:font-weight-asian="bold" style:font-size-complex="10.5pt" style:font-weight-complex="bold"/>
    </style:style>
    <style:style style:name="P110" style:family="paragraph" style:parent-style-name="Standard">
      <style:text-properties fo:font-size="10.5pt" fo:font-weight="normal" officeooo:paragraph-rsid="00a06efb" style:font-name-asian="SimSun2" style:font-size-asian="10.5pt" style:font-weight-asian="normal" style:font-size-complex="10.5pt" style:font-weight-complex="normal"/>
    </style:style>
    <style:style style:name="P111" style:family="paragraph" style:parent-style-name="Standard">
      <style:text-properties fo:font-size="10.5pt" fo:font-weight="normal" officeooo:paragraph-rsid="00a0ab88" style:font-name-asian="SimSun2" style:font-size-asian="10.5pt" style:font-weight-asian="normal" style:font-size-complex="10.5pt" style:font-weight-complex="normal"/>
    </style:style>
    <style:style style:name="P112" style:family="paragraph" style:parent-style-name="Standard" style:list-style-name="">
      <style:paragraph-properties style:text-autospace="none"/>
      <style:text-properties fo:font-size="10.5pt" style:font-name-asian="Courier" style:font-size-asian="10.5pt" style:font-size-complex="10.5pt"/>
    </style:style>
    <style:style style:name="P113" style:family="paragraph" style:parent-style-name="Standard">
      <style:text-properties fo:font-size="10.5pt" officeooo:paragraph-rsid="007b768e" style:font-name-asian="TimesNewRoman" style:font-size-asian="10.5pt" style:font-size-complex="10.5pt"/>
    </style:style>
    <style:style style:name="P114" style:family="paragraph" style:parent-style-name="Standard">
      <style:text-properties fo:font-size="10.5pt" officeooo:paragraph-rsid="00a2a552" style:font-name-asian="SimSun2" style:font-size-asian="10.5pt" style:font-size-complex="10.5pt"/>
    </style:style>
    <style:style style:name="P115" style:family="paragraph" style:parent-style-name="Standard">
      <style:text-properties officeooo:rsid="0093c4ef" officeooo:paragraph-rsid="0093c4ef" style:letter-kerning="true" style:font-name-asian="SimSun1" style:language-asian="zh" style:country-asian="CN"/>
    </style:style>
    <style:style style:name="P116" style:family="paragraph" style:parent-style-name="Standard">
      <style:text-properties officeooo:rsid="0093c4ef" officeooo:paragraph-rsid="0093c4ef" style:font-name-asian="SimSun1" style:language-asian="zh" style:country-asian="CN"/>
    </style:style>
    <style:style style:name="P117" style:family="paragraph" style:parent-style-name="Standard">
      <style:text-properties officeooo:rsid="0094f6b9" officeooo:paragraph-rsid="0094f6b9" style:font-name-asian="SimSun1" style:language-asian="zh" style:country-asian="CN"/>
    </style:style>
    <style:style style:name="P118" style:family="paragraph" style:parent-style-name="Standard">
      <style:text-properties officeooo:rsid="009809e0" officeooo:paragraph-rsid="009809e0" style:font-name-asian="SimSun1" style:language-asian="zh" style:country-asian="CN"/>
    </style:style>
    <style:style style:name="P119" style:family="paragraph" style:parent-style-name="Standard">
      <style:text-properties officeooo:rsid="009a0353" officeooo:paragraph-rsid="009a0353" style:font-name-asian="SimSun1" style:language-asian="zh" style:country-asian="CN"/>
    </style:style>
    <style:style style:name="P120" style:family="paragraph" style:parent-style-name="Standard">
      <style:text-properties officeooo:paragraph-rsid="007577a7" style:font-name-asian="SimSun1" style:language-asian="zh" style:country-asian="CN"/>
    </style:style>
    <style:style style:name="P121" style:family="paragraph" style:parent-style-name="Standard">
      <style:text-properties officeooo:paragraph-rsid="007b768e" style:font-name-asian="SimSun1" style:language-asian="zh" style:country-asian="CN"/>
    </style:style>
    <style:style style:name="P122" style:family="paragraph" style:parent-style-name="Standard">
      <style:text-properties officeooo:paragraph-rsid="009a95f6" style:font-name-asian="SimSun1"/>
    </style:style>
    <style:style style:name="P123" style:family="paragraph" style:parent-style-name="Standard">
      <style:text-properties officeooo:paragraph-rsid="009ac78d" style:font-name-asian="SimSun1"/>
    </style:style>
    <style:style style:name="P124" style:family="paragraph" style:parent-style-name="Standard">
      <style:text-properties officeooo:paragraph-rsid="007b768e" style:font-name-asian="SimSun1"/>
    </style:style>
    <style:style style:name="P125" style:family="paragraph" style:parent-style-name="Standard">
      <style:text-properties officeooo:paragraph-rsid="00a0ab88" style:font-name-asian="SimSun1"/>
    </style:style>
    <style:style style:name="P126" style:family="paragraph" style:parent-style-name="Standard">
      <style:text-properties style:font-name="TimesNewRoman" fo:font-size="10pt" fo:font-weight="normal" officeooo:rsid="006348b2" officeooo:paragraph-rsid="008b212f" style:letter-kerning="true" style:font-name-asian="SimSun1" style:font-size-asian="10pt" style:language-asian="zh" style:country-asian="CN" style:font-weight-asian="normal" style:font-name-complex="TimesNewRoman" style:font-size-complex="10pt" style:font-weight-complex="normal"/>
    </style:style>
    <style:style style:name="P127" style:family="paragraph" style:parent-style-name="Standard">
      <style:text-properties style:font-name="TimesNewRoman" fo:font-size="10.5pt" officeooo:paragraph-rsid="0094f6b9" style:font-name-asian="TimesNewRoman" style:font-size-asian="10.5pt" style:language-asian="zh" style:country-asian="CN" style:font-name-complex="TimesNewRoman" style:font-size-complex="10.5pt"/>
    </style:style>
    <style:style style:name="P128" style:family="paragraph" style:parent-style-name="Standard">
      <style:paragraph-properties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129" style:family="paragraph" style:parent-style-name="Standard">
      <style:text-properties style:font-name="TimesNewRoman,Bold" fo:font-size="12pt" fo:font-weight="bold" officeooo:paragraph-rsid="0030eeca" style:font-name-asian="TimesNewRoman,Bold" style:font-size-asian="12pt" style:language-asian="zh" style:country-asian="CN" style:font-weight-asian="bold" style:font-name-complex="TimesNewRoman,Bold" style:font-size-complex="12pt" style:font-weight-complex="bold"/>
    </style:style>
    <style:style style:name="P130" style:family="paragraph" style:parent-style-name="Standard">
      <style:paragraph-properties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131" style:family="paragraph" style:parent-style-name="Standard">
      <style:paragraph-properties style:text-autospace="none"/>
      <style:text-properties style:font-name="Courier" fo:font-size="9pt" fo:font-weight="bold" style:font-name-asian="Courier" style:font-size-asian="9pt" style:font-weight-asian="bold" style:font-name-complex="Courier" style:font-size-complex="9pt" style:font-weight-complex="bold"/>
    </style:style>
    <style:style style:name="P132" style:family="paragraph" style:parent-style-name="Standard">
      <style:text-properties style:font-name="TimesNewRoman,Bold" fo:font-size="12pt" fo:font-weight="bold" officeooo:paragraph-rsid="007b768e" style:font-name-asian="TimesNewRoman,Bold" style:font-size-asian="12pt" style:font-weight-asian="bold" style:font-name-complex="TimesNewRoman,Bold" style:font-size-complex="12pt" style:font-weight-complex="bold"/>
    </style:style>
    <style:style style:name="P133" style:family="paragraph" style:parent-style-name="Standard">
      <style:text-properties style:font-name="TimesNewRoman,Bold" fo:font-size="12pt" fo:font-weight="bold" officeooo:paragraph-rsid="007c0c19" style:font-name-asian="TimesNewRoman,Bold" style:font-size-asian="12pt" style:font-weight-asian="bold" style:font-name-complex="TimesNewRoman,Bold" style:font-size-complex="12pt" style:font-weight-complex="bold"/>
    </style:style>
    <style:style style:name="P134" style:family="paragraph" style:parent-style-name="Standard">
      <style:text-properties style:font-name="TimesNewRoman,Bold" fo:font-size="10.5pt" fo:font-weight="bold" officeooo:paragraph-rsid="0016cff2" style:font-name-asian="TimesNewRoman,Bold" style:font-size-asian="10.5pt" style:language-asian="zh" style:country-asian="CN" style:font-weight-asian="bold" style:font-name-complex="TimesNewRoman,Bold" style:font-size-complex="10.5pt" style:font-weight-complex="bold"/>
    </style:style>
    <style:style style:name="P135" style:family="paragraph" style:parent-style-name="Standard">
      <style:text-properties style:font-name="TimesNewRoman,Bold" fo:font-size="10.5pt" fo:font-weight="bold" officeooo:paragraph-rsid="0074fd22" style:font-name-asian="TimesNewRoman,Bold" style:font-size-asian="10.5pt" style:language-asian="zh" style:country-asian="CN" style:font-weight-asian="bold" style:font-name-complex="TimesNewRoman,Bold" style:font-size-complex="10.5pt" style:font-weight-complex="bold"/>
    </style:style>
    <style:style style:name="P136" style:family="paragraph" style:parent-style-name="Standard" style:list-style-name="">
      <style:paragraph-properties fo:text-align="start"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137" style:family="paragraph" style:parent-style-name="Standard">
      <style:text-properties style:font-name="TimesNewRoman,Bold" fo:font-size="10.5pt" fo:font-weight="bold" officeooo:paragraph-rsid="0078885e" style:font-name-asian="TimesNewRoman,Bold" style:font-size-asian="10.5pt" style:font-weight-asian="bold" style:font-name-complex="TimesNewRoman,Bold" style:font-size-complex="10.5pt" style:font-weight-complex="bold"/>
    </style:style>
    <style:style style:name="P138" style:family="paragraph" style:parent-style-name="Standard" style:list-style-name="">
      <style:paragraph-properties fo:text-align="start" style:justify-single-word="false" style:text-autospace="none"/>
      <style:text-properties style:font-name="TimesNewRoman,Bold" fo:font-size="10.5pt" style:font-name-asian="TimesNewRoman,Bold" style:font-size-asian="10.5pt" style:font-name-complex="TimesNewRoman,Bold" style:font-size-complex="10.5pt"/>
    </style:style>
    <style:style style:name="P139" style:family="paragraph" style:parent-style-name="Standard">
      <style:text-properties officeooo:paragraph-rsid="0078885e" style:font-name-asian="TimesNewRoman"/>
    </style:style>
    <style:style style:name="P140" style:family="paragraph" style:parent-style-name="Standard">
      <style:text-properties officeooo:paragraph-rsid="009a95f6"/>
    </style:style>
    <style:style style:name="P141" style:family="paragraph" style:parent-style-name="Standard">
      <style:text-properties fo:font-size="9pt" officeooo:paragraph-rsid="0016cff2" style:font-name-asian="TimesNewRoman" style:font-size-asian="9pt" style:font-size-complex="9pt"/>
    </style:style>
    <style:style style:name="P142" style:family="paragraph" style:parent-style-name="Standard">
      <style:text-properties fo:font-size="9pt" officeooo:paragraph-rsid="0078885e" style:font-name-asian="TimesNewRoman" style:font-size-asian="9pt" style:font-size-complex="9pt"/>
    </style:style>
    <style:style style:name="P143" style:family="paragraph" style:parent-style-name="Standard">
      <style:text-properties fo:font-size="9pt" officeooo:paragraph-rsid="007b768e" style:font-name-asian="TimesNewRoman" style:font-size-asian="9pt" style:font-size-complex="9pt"/>
    </style:style>
    <style:style style:name="P144" style:family="paragraph" style:parent-style-name="Standard" style:list-style-name="">
      <style:paragraph-properties style:text-autospace="none"/>
      <style:text-properties style:font-name-asian="TimesNewRoman,Bold"/>
    </style:style>
    <style:style style:name="P145" style:family="paragraph" style:parent-style-name="Standard">
      <style:text-properties officeooo:paragraph-rsid="0078885e" style:font-name-asian="TimesNewRomanPS-BoldMT"/>
    </style:style>
    <style:style style:name="P146" style:family="paragraph" style:parent-style-name="Standard">
      <style:text-properties fo:font-weight="normal" officeooo:paragraph-rsid="0078885e" style:font-name-asian="SimSun2" style:font-weight-asian="normal" style:font-weight-complex="normal"/>
    </style:style>
    <style:style style:name="P147" style:family="paragraph" style:parent-style-name="Standard">
      <style:text-properties fo:font-weight="normal" officeooo:paragraph-rsid="00a06efb" style:font-name-asian="SimSun2" style:font-weight-asian="normal" style:font-weight-complex="normal"/>
    </style:style>
    <style:style style:name="P148" style:family="paragraph" style:parent-style-name="Standard">
      <style:text-properties fo:font-weight="normal" officeooo:paragraph-rsid="007c0c19" style:font-name-asian="SimSun2" style:language-asian="zh" style:country-asian="CN" style:font-weight-asian="normal" style:font-weight-complex="normal"/>
    </style:style>
    <style:style style:name="P149" style:family="paragraph" style:parent-style-name="Standard">
      <style:text-properties officeooo:paragraph-rsid="0078885e" style:font-name-asian="SimSun2" style:language-asian="zh" style:country-asian="CN"/>
    </style:style>
    <style:style style:name="P150" style:family="paragraph" style:parent-style-name="Standard">
      <style:text-properties officeooo:paragraph-rsid="00a06efb" style:font-name-asian="SimSun2"/>
    </style:style>
    <style:style style:name="P151" style:family="paragraph" style:parent-style-name="Standard">
      <style:text-properties style:font-name="Arial2" fo:font-size="12pt" fo:font-weight="normal" officeooo:paragraph-rsid="0078885e" style:font-name-asian="TimesNewRoman,Bold" style:font-size-asian="12pt" style:font-weight-asian="normal" style:font-name-complex="TimesNewRoman,Bold" style:font-size-complex="12pt" style:font-weight-complex="normal"/>
    </style:style>
    <style:style style:name="P152" style:family="paragraph" style:parent-style-name="Standard">
      <style:text-properties style:font-name="Arial2" fo:font-size="12pt" fo:font-weight="normal" officeooo:paragraph-rsid="00a06efb" style:font-name-asian="TimesNewRoman,Bold" style:font-size-asian="12pt" style:font-weight-asian="normal" style:font-name-complex="TimesNewRoman,Bold" style:font-size-complex="12pt" style:font-weight-complex="normal"/>
    </style:style>
    <style:style style:name="P153" style:family="paragraph" style:parent-style-name="Standard">
      <style:text-properties style:font-name="Courier" fo:font-size="10.5pt" fo:font-weight="bold" officeooo:paragraph-rsid="0078885e" style:font-name-asian="Courier" style:font-size-asian="10.5pt" style:font-weight-asian="bold" style:font-name-complex="Courier" style:font-size-complex="10.5pt" style:font-weight-complex="bold"/>
    </style:style>
    <style:style style:name="P154" style:family="paragraph" style:parent-style-name="Standard">
      <style:text-properties style:font-name="Courier" fo:font-size="10.5pt" fo:font-weight="bold" officeooo:paragraph-rsid="00a06efb" style:font-name-asian="Courier" style:font-size-asian="10.5pt" style:font-weight-asian="bold" style:font-name-complex="Courier" style:font-size-complex="10.5pt" style:font-weight-complex="bold"/>
    </style:style>
    <style:style style:name="P155" style:family="paragraph" style:parent-style-name="Standard" style:list-style-name="">
      <style:paragraph-properties fo:text-align="start"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156" style:family="paragraph" style:parent-style-name="Standard">
      <style:text-properties style:font-name="Courier" fo:font-size="10.5pt" fo:font-weight="bold" officeooo:paragraph-rsid="007b768e" style:font-name-asian="Courier" style:font-size-asian="10.5pt" style:font-weight-asian="bold" style:font-name-complex="Courier" style:font-size-complex="10.5pt" style:font-weight-complex="bold"/>
    </style:style>
    <style:style style:name="P157" style:family="paragraph" style:parent-style-name="Standard">
      <style:text-properties style:font-name="Times New Roman1" fo:font-size="10.5pt" fo:font-weight="bold" officeooo:paragraph-rsid="0030eeca" style:font-name-asian="TimesNewRomanPS-BoldMT" style:font-size-asian="10.5pt" style:font-weight-asian="bold" style:font-name-complex="TimesNewRomanPS-BoldMT" style:font-size-complex="10.5pt" style:font-weight-complex="bold"/>
    </style:style>
    <style:style style:name="P158" style:family="paragraph" style:parent-style-name="Standard">
      <style:text-properties style:font-name="SimSun2" fo:font-size="10.5pt" officeooo:paragraph-rsid="00a2a552" style:font-name-asian="SimSun2" style:font-size-asian="10.5pt" style:font-size-complex="10.5pt"/>
    </style:style>
    <style:style style:name="P159" style:family="paragraph" style:parent-style-name="Standard">
      <style:text-properties style:font-name="SimSun2" fo:font-size="9pt" officeooo:paragraph-rsid="007c0c19" style:font-name-asian="SimSun2" style:font-size-asian="9pt" style:font-size-complex="9pt"/>
    </style:style>
    <style:style style:name="P160" style:family="paragraph" style:parent-style-name="Heading_20_1">
      <style:text-properties officeooo:paragraph-rsid="008b212f" style:letter-kerning="true"/>
    </style:style>
    <style:style style:name="P161" style:family="paragraph" style:parent-style-name="Heading_20_1">
      <style:paragraph-properties fo:text-align="justify" style:justify-single-word="false" fo:orphans="0" fo:widows="0" style:writing-mode="lr-tb"/>
      <style:text-properties style:use-window-font-color="true" style:font-name="Arial2" fo:language="en" fo:country="US" fo:font-weight="normal" style:letter-kerning="true" style:font-name-asian="TimesNewRomanPS-BoldMT" style:language-asian="ja" style:country-asian="JP" style:font-weight-asian="normal" style:font-name-complex="TimesNewRomanPS-BoldMT" style:font-size-complex="12pt" style:language-complex="ar" style:country-complex="SA" style:font-weight-complex="normal"/>
    </style:style>
    <style:style style:name="P162" style:family="paragraph" style:parent-style-name="Heading_20_1">
      <style:paragraph-properties fo:text-align="justify" style:justify-single-word="false" fo:orphans="0" fo:widows="0" style:writing-mode="lr-tb"/>
      <style:text-properties style:use-window-font-color="true" fo:language="en" fo:country="US" officeooo:paragraph-rsid="008b212f" style:letter-kerning="true" style:language-asian="ja" style:country-asian="JP" style:font-size-complex="12pt" style:language-complex="ar" style:country-complex="SA"/>
    </style:style>
    <style:style style:name="P163" style:family="paragraph" style:parent-style-name="Heading_20_1">
      <style:paragraph-properties fo:text-align="justify" style:justify-single-word="false" fo:orphans="0" fo:widows="0" style:writing-mode="lr-tb"/>
      <style:text-properties fo:font-size="12pt" officeooo:paragraph-rsid="008b212f" style:font-size-asian="12pt" style:font-size-complex="12pt"/>
    </style:style>
    <style:style style:name="P164" style:family="paragraph" style:parent-style-name="Heading_20_1">
      <style:paragraph-properties fo:text-align="justify" style:justify-single-word="false" fo:orphans="0" fo:widows="0" style:writing-mode="lr-tb"/>
    </style:style>
    <style:style style:name="P165" style:family="paragraph" style:parent-style-name="Heading_20_1">
      <style:paragraph-properties fo:text-align="justify" style:justify-single-word="false" fo:orphans="0" fo:widows="0" style:writing-mode="lr-tb"/>
      <style:text-properties officeooo:paragraph-rsid="008b212f"/>
    </style:style>
    <style:style style:name="P166" style:family="paragraph" style:parent-style-name="Heading_20_1">
      <style:paragraph-properties fo:text-align="justify" style:justify-single-word="false" fo:orphans="0" fo:widows="0" style:writing-mode="lr-tb"/>
      <style:text-properties style:font-name="Arial2" fo:font-weight="normal" style:font-weight-asian="normal" style:font-weight-complex="normal"/>
    </style:style>
    <style:style style:name="P167" style:family="paragraph" style:parent-style-name="Heading_20_2">
      <style:text-properties officeooo:paragraph-rsid="008b212f"/>
    </style:style>
    <style:style style:name="P168" style:family="paragraph" style:parent-style-name="Heading_20_2">
      <style:text-properties officeooo:paragraph-rsid="008b212f" style:letter-kerning="true" style:language-asian="zh" style:country-asian="CN"/>
    </style:style>
    <style:style style:name="P169"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70"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officeooo:rsid="0030eeca"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71"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officeooo:rsid="00377bdc" style:letter-kerning="true" style:font-name-asian="TimesNewRoman,Bold" style:font-size-asian="10.5pt" style:language-asian="zh" style:country-asian="CN" style:font-weight-asian="normal" style:font-name-complex="TimesNewRoman,Bold" style:font-size-complex="10.5pt" style:language-complex="ar" style:country-complex="SA" style:font-weight-complex="normal"/>
    </style:style>
    <style:style style:name="P172" style:family="paragraph" style:parent-style-name="Heading_20_2">
      <style:paragraph-properties fo:text-align="justify" style:justify-single-word="false" fo:orphans="0" fo:widows="0" style:writing-mode="lr-tb"/>
      <style:text-properties style:use-window-font-color="true" fo:font-size="10.5pt" fo:language="en" fo:country="US" officeooo:rsid="00618c5d" officeooo:paragraph-rsid="008b212f" style:letter-kerning="true" style:font-size-asian="10.5pt" style:language-asian="zh" style:country-asian="CN" style:font-size-complex="12pt" style:language-complex="ar" style:country-complex="SA"/>
    </style:style>
    <style:style style:name="P173" style:family="paragraph" style:parent-style-name="Heading_20_2">
      <style:paragraph-properties fo:text-align="justify" style:justify-single-word="false" fo:orphans="0" fo:widows="0" style:writing-mode="lr-tb"/>
      <style:text-properties style:use-window-font-color="true" style:font-name="Arial2" fo:font-size="10.5pt" fo:language="en" fo:country="US" fo:font-weight="normal" officeooo:paragraph-rsid="008b212f"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174" style:family="paragraph" style:parent-style-name="Heading_20_2">
      <style:paragraph-properties fo:text-align="justify" style:justify-single-word="false" fo:orphans="0" fo:widows="0" style:writing-mode="lr-tb"/>
      <style:text-properties style:use-window-font-color="true" style:font-name="Arial2" fo:font-size="11pt" fo:language="en" fo:country="US" fo:font-weight="normal" officeooo:paragraph-rsid="008b212f" style:letter-kerning="true" style:font-name-asian="TimesNewRoman,Bold" style:font-size-asian="11pt" style:language-asian="ja" style:country-asian="JP" style:font-weight-asian="normal" style:font-name-complex="TimesNewRoman,Bold" style:font-size-complex="10.5pt" style:language-complex="ar" style:country-complex="SA" style:font-weight-complex="normal"/>
    </style:style>
    <style:style style:name="P175" style:family="paragraph" style:parent-style-name="Heading_20_2">
      <style:paragraph-properties fo:text-align="justify" style:justify-single-word="false" fo:orphans="0" fo:widows="0" style:writing-mode="lr-tb"/>
      <style:text-properties style:use-window-font-color="true" style:font-name="Times New Roman1" fo:font-size="10.5pt" fo:language="en" fo:country="US" fo:font-weight="normal" style:letter-kerning="true" style:font-name-asian="TimesNewRoman,Bold" style:font-size-asian="10.5pt" style:language-asian="zh" style:country-asian="CN" style:font-weight-asian="normal" style:font-name-complex="TimesNewRomanPS-BoldMT" style:font-size-complex="10.5pt" style:language-complex="ar" style:country-complex="SA" style:font-weight-complex="normal"/>
    </style:style>
    <style:style style:name="P176" style:family="paragraph" style:parent-style-name="Heading_20_3">
      <style:paragraph-properties fo:margin-left="0cm" fo:margin-right="0cm" fo:text-align="justify" style:justify-single-word="false" fo:orphans="0" fo:widows="0" fo:text-indent="0cm" style:auto-text-indent="false" style:writing-mode="lr-tb"/>
      <style:text-properties style:font-name="Arial2" fo:font-size="10.5pt" fo:font-weight="normal" officeooo:paragraph-rsid="0093c4ef" style:font-name-asian="TimesNewRoman,Bold" style:font-size-asian="10.5pt" style:font-weight-asian="normal" style:font-name-complex="TimesNewRoman,Bold" style:font-size-complex="10.5pt" style:font-weight-complex="normal"/>
    </style:style>
    <style:style style:name="P177" style:family="paragraph" style:parent-style-name="Heading_20_3">
      <style:paragraph-properties fo:margin-left="0cm" fo:margin-right="0cm" fo:text-align="justify" style:justify-single-word="false" fo:orphans="0" fo:widows="0" fo:text-indent="0cm" style:auto-text-indent="false" style:writing-mode="lr-tb"/>
      <style:text-properties style:use-window-font-color="true" fo:font-size="10.5pt" fo:language="en" fo:country="US" officeooo:rsid="00092181" officeooo:paragraph-rsid="0094f6b9" style:letter-kerning="true" style:font-size-asian="10.5pt" style:language-asian="zh" style:country-asian="CN" style:font-size-complex="12pt" style:language-complex="ar" style:country-complex="SA"/>
    </style:style>
    <style:style style:name="P178" style:family="paragraph" style:parent-style-name="Heading_20_3">
      <style:paragraph-properties fo:margin-left="0cm" fo:margin-right="0cm" fo:text-indent="0cm" style:auto-text-indent="false"/>
      <style:text-properties officeooo:paragraph-rsid="0093c4ef"/>
    </style:style>
    <style:style style:name="P179" style:family="paragraph" style:parent-style-name="Heading_20_3">
      <style:paragraph-properties fo:margin-left="0cm" fo:margin-right="0cm" fo:text-indent="0cm" style:auto-text-indent="false"/>
      <style:text-properties officeooo:paragraph-rsid="0094f6b9"/>
    </style:style>
    <style:style style:name="T1" style:family="text">
      <style:text-properties style:font-name="ＭＳ 明朝" style:font-name-complex="ＭＳ 明朝"/>
    </style:style>
    <style:style style:name="T2" style:family="text">
      <style:text-properties style:font-name-asian="Century" style:font-name-complex="Century"/>
    </style:style>
    <style:style style:name="T3" style:family="text">
      <style:text-properties style:font-name-asian="TimesNewRomanPSMT"/>
    </style:style>
    <style:style style:name="T4" style:family="text">
      <style:text-properties fo:font-style="italic" style:letter-kerning="true" style:font-name-asian="TimesNewRomanPS-ItalicMT1" style:font-style-asian="italic" style:font-name-complex="TimesNewRomanPS-ItalicMT1" style:font-style-complex="italic"/>
    </style:style>
    <style:style style:name="T5" style:family="text">
      <style:text-properties fo:font-style="italic" style:letter-kerning="true" style:font-name-asian="SimSun1" style:language-asian="zh" style:country-asian="CN" style:font-style-asian="italic" style:font-name-complex="TimesNewRomanPS-ItalicMT1" style:font-style-complex="italic"/>
    </style:style>
    <style:style style:name="T6" style:family="text">
      <style:text-properties style:font-name-asian="SimSun1"/>
    </style:style>
    <style:style style:name="T7" style:family="text">
      <style:text-properties style:font-name-asian="SimSun1" style:language-asian="zh" style:country-asian="CN"/>
    </style:style>
    <style:style style:name="T8" style:family="text">
      <style:text-properties officeooo:rsid="007f3dd3" style:font-name-asian="SimSun1" style:language-asian="zh" style:country-asian="CN"/>
    </style:style>
    <style:style style:name="T9" style:family="text">
      <style:text-properties officeooo:rsid="008bb7a2" style:font-name-asian="SimSun1" style:language-asian="zh" style:country-asian="CN"/>
    </style:style>
    <style:style style:name="T10" style:family="text">
      <style:text-properties officeooo:rsid="006348b2" style:font-name-asian="SimSun1" style:language-asian="zh" style:country-asian="CN"/>
    </style:style>
    <style:style style:name="T11" style:family="text">
      <style:text-properties officeooo:rsid="009a0353" style:font-name-asian="SimSun1" style:language-asian="zh" style:country-asian="CN"/>
    </style:style>
    <style:style style:name="T12" style:family="text">
      <style:text-properties officeooo:rsid="009a95f6" style:font-name-asian="SimSun1" style:language-asian="zh" style:country-asian="CN"/>
    </style:style>
    <style:style style:name="T13" style:family="text">
      <style:text-properties officeooo:rsid="009ac78d" style:font-name-asian="SimSun1" style:language-asian="zh" style:country-asian="CN"/>
    </style:style>
    <style:style style:name="T14" style:family="text">
      <style:text-properties officeooo:rsid="009bc91e" style:font-name-asian="SimSun1" style:language-asian="zh" style:country-asian="CN"/>
    </style:style>
    <style:style style:name="T15" style:family="text">
      <style:text-properties officeooo:rsid="009c462f" style:font-name-asian="SimSun1" style:language-asian="zh" style:country-asian="CN"/>
    </style:style>
    <style:style style:name="T16" style:family="text">
      <style:text-properties officeooo:rsid="00a0ab88" style:font-name-asian="SimSun1" style:language-asian="zh" style:country-asian="CN"/>
    </style:style>
    <style:style style:name="T17" style:family="text">
      <style:text-properties officeooo:rsid="00969dbd" style:font-name-asian="SimSun1"/>
    </style:style>
    <style:style style:name="T18" style:family="text">
      <style:text-properties officeooo:rsid="009809e0" style:font-name-asian="SimSun1"/>
    </style:style>
    <style:style style:name="T19" style:family="text">
      <style:text-properties officeooo:rsid="009a0353" style:font-name-asian="SimSun1"/>
    </style:style>
    <style:style style:name="T20" style:family="text">
      <style:text-properties fo:font-size="10pt" style:font-name-asian="TimesNewRomanPSMT" style:font-size-asian="10pt" style:font-name-complex="TimesNewRomanPSMT" style:font-size-complex="10pt"/>
    </style:style>
    <style:style style:name="T21" style:family="text">
      <style:text-properties fo:font-size="10pt" officeooo:rsid="0008613d" style:font-name-asian="TimesNewRomanPSMT" style:font-size-asian="10pt" style:font-name-complex="TimesNewRomanPSMT" style:font-size-complex="10pt"/>
    </style:style>
    <style:style style:name="T22" style:family="text">
      <style:text-properties fo:font-size="10pt" officeooo:rsid="00618c5d" style:font-name-asian="TimesNewRomanPSMT" style:font-size-asian="10pt" style:font-name-complex="TimesNewRomanPSMT" style:font-size-complex="10pt"/>
    </style:style>
    <style:style style:name="T23" style:family="text">
      <style:text-properties fo:font-size="10pt" style:font-name-asian="TimesNewRomanPSMT" style:font-size-asian="10pt" style:language-asian="zh" style:country-asian="CN" style:font-name-complex="TimesNewRomanPSMT" style:font-size-complex="10pt"/>
    </style:style>
    <style:style style:name="T24" style:family="text">
      <style:text-properties fo:font-size="10pt" officeooo:rsid="0093c4ef" style:font-name-asian="TimesNewRomanPSMT" style:font-size-asian="10pt" style:language-asian="zh" style:country-asian="CN" style:font-name-complex="TimesNewRomanPSMT" style:font-size-complex="10pt"/>
    </style:style>
    <style:style style:name="T25" style:family="text">
      <style:text-properties style:font-name="SimSun1" fo:font-size="10pt" style:font-name-asian="SimSun1" style:font-size-asian="10pt" style:font-name-complex="TimesNewRomanPSMT" style:font-size-complex="10pt"/>
    </style:style>
    <style:style style:name="T26" style:family="text">
      <style:text-properties style:font-name="SimSun1" fo:font-size="10pt" style:font-name-asian="SimSun1" style:font-size-asian="10pt" style:language-asian="zh" style:country-asian="CN" style:font-name-complex="TimesNewRomanPSMT" style:font-size-complex="10pt"/>
    </style:style>
    <style:style style:name="T27" style:family="text">
      <style:text-properties style:font-name="SimSun1" style:font-name-asian="SimSun1" style:font-name-complex="TimesNewRomanPSMT"/>
    </style:style>
    <style:style style:name="T28" style:family="text">
      <style:text-properties style:font-name="TimesNewRomanPSMT" style:font-name-asian="TimesNewRomanPSMT" style:font-name-complex="TimesNewRomanPSMT"/>
    </style:style>
    <style:style style:name="T29" style:family="text">
      <style:text-properties style:font-name="TimesNewRomanPSMT" style:font-name-asian="SimSun1" style:font-name-complex="TimesNewRomanPSMT"/>
    </style:style>
    <style:style style:name="T30" style:family="text">
      <style:text-properties style:letter-kerning="true"/>
    </style:style>
    <style:style style:name="T31" style:family="text">
      <style:text-properties style:letter-kerning="true" style:font-name-asian="Arial,Bold" style:font-name-complex="Arial,Bold" style:font-weight-complex="bold"/>
    </style:style>
    <style:style style:name="T32" style:family="text">
      <style:text-properties style:letter-kerning="true" style:font-name-asian="SimSun1" style:language-asian="zh" style:country-asian="CN"/>
    </style:style>
    <style:style style:name="T33" style:family="text">
      <style:text-properties officeooo:rsid="0008613d" style:letter-kerning="true" style:font-name-asian="SimSun1" style:language-asian="zh" style:country-asian="CN"/>
    </style:style>
    <style:style style:name="T34" style:family="text">
      <style:text-properties officeooo:rsid="00618c5d" style:letter-kerning="true" style:font-name-asian="SimSun1" style:language-asian="zh" style:country-asian="CN"/>
    </style:style>
    <style:style style:name="T35" style:family="text">
      <style:text-properties style:letter-kerning="true" style:language-asian="zh" style:country-asian="CN"/>
    </style:style>
    <style:style style:name="T36" style:family="text">
      <style:text-properties officeooo:rsid="0008b36d" style:letter-kerning="true" style:language-asian="zh" style:country-asian="CN"/>
    </style:style>
    <style:style style:name="T37" style:family="text">
      <style:text-properties officeooo:rsid="00092181" style:letter-kerning="true" style:language-asian="zh" style:country-asian="CN"/>
    </style:style>
    <style:style style:name="T38" style:family="text">
      <style:text-properties style:letter-kerning="true" style:font-name-asian="Century" style:font-name-complex="Century"/>
    </style:style>
    <style:style style:name="T39" style:family="text">
      <style:text-properties style:letter-kerning="true" style:font-name-asian="TimesNewRomanPSMT" style:font-name-complex="TimesNewRomanPSMT"/>
    </style:style>
    <style:style style:name="T40" style:family="text">
      <style:text-properties officeooo:rsid="00618c5d" style:letter-kerning="true" style:font-name-asian="TimesNewRomanPSMT" style:language-asian="zh" style:country-asian="CN" style:font-name-complex="TimesNewRomanPSMT"/>
    </style:style>
    <style:style style:name="T41" style:family="text">
      <style:text-properties style:font-name="TimesNewRoman" style:font-name-asian="TimesNewRoman" style:font-name-complex="TimesNewRoman"/>
    </style:style>
    <style:style style:name="T42" style:family="text">
      <style:text-properties style:font-name="TimesNewRoman" officeooo:rsid="0094f6b9" style:font-name-asian="TimesNewRoman" style:font-name-complex="TimesNewRoman"/>
    </style:style>
    <style:style style:name="T43" style:family="text">
      <style:text-properties style:font-name="TimesNewRoman" officeooo:rsid="00969dbd" style:font-name-asian="TimesNewRoman" style:font-name-complex="TimesNewRoman"/>
    </style:style>
    <style:style style:name="T44" style:family="text">
      <style:text-properties style:font-name="TimesNewRoman" officeooo:rsid="009809e0" style:font-name-asian="TimesNewRoman" style:font-name-complex="TimesNewRoman"/>
    </style:style>
    <style:style style:name="T45" style:family="text">
      <style:text-properties style:font-name="TimesNewRoman" officeooo:rsid="009a2b27" style:font-name-asian="TimesNewRoman" style:font-name-complex="TimesNewRoman"/>
    </style:style>
    <style:style style:name="T46" style:family="text">
      <style:text-properties style:font-name="TimesNewRoman" officeooo:rsid="009a95f6" style:font-name-asian="TimesNewRoman" style:font-name-complex="TimesNewRoman"/>
    </style:style>
    <style:style style:name="T47" style:family="text">
      <style:text-properties style:font-name="TimesNewRoman" style:font-name-asian="TimesNewRoman" style:language-asian="zh" style:country-asian="CN" style:font-name-complex="TimesNewRoman"/>
    </style:style>
    <style:style style:name="T48" style:family="text">
      <style:text-properties style:font-name="TimesNewRoman" officeooo:rsid="008bb7a2" style:font-name-asian="TimesNewRoman" style:language-asian="zh" style:country-asian="CN" style:font-name-complex="TimesNewRoman"/>
    </style:style>
    <style:style style:name="T49" style:family="text">
      <style:text-properties style:font-name="TimesNewRoman" officeooo:rsid="0094f6b9" style:font-name-asian="TimesNewRoman" style:language-asian="zh" style:country-asian="CN" style:font-name-complex="TimesNewRoman"/>
    </style:style>
    <style:style style:name="T50" style:family="text">
      <style:text-properties style:font-name="TimesNewRoman" style:language-asian="zh" style:country-asian="CN" style:font-name-complex="TimesNewRoman"/>
    </style:style>
    <style:style style:name="T51" style:family="text">
      <style:text-properties style:font-name="TimesNewRoman" officeooo:rsid="008bb7a2" style:language-asian="zh" style:country-asian="CN" style:font-name-complex="TimesNewRoman"/>
    </style:style>
    <style:style style:name="T52" style:family="text">
      <style:text-properties style:font-name="TimesNewRoman" officeooo:rsid="009a0353" style:language-asian="zh" style:country-asian="CN" style:font-name-complex="TimesNewRoman"/>
    </style:style>
    <style:style style:name="T53" style:family="text">
      <style:text-properties style:font-name="TimesNewRoman" fo:font-size="10pt" style:font-size-asian="10pt" style:font-name-complex="TimesNewRoman"/>
    </style:style>
    <style:style style:name="T54" style:family="text">
      <style:text-properties style:font-name="TimesNewRoman" fo:font-size="10pt" style:font-size-asian="10pt" style:language-asian="zh" style:country-asian="CN" style:font-name-complex="TimesNewRoman"/>
    </style:style>
    <style:style style:name="T55" style:family="text">
      <style:text-properties style:font-name="TimesNewRoman" fo:font-size="10pt" officeooo:rsid="009a0353" style:font-name-asian="TimesNewRoman" style:font-size-asian="10pt" style:font-name-complex="TimesNewRoman" style:font-size-complex="10pt"/>
    </style:style>
    <style:style style:name="T56" style:family="text">
      <style:text-properties style:font-name="TimesNewRoman" style:font-name-asian="SimSun" style:font-name-complex="TimesNewRoman"/>
    </style:style>
    <style:style style:name="T57" style:family="text">
      <style:text-properties style:font-name="TimesNewRoman" style:font-name-asian="SimSun" style:language-asian="zh" style:country-asian="CN" style:font-name-complex="TimesNewRoman"/>
    </style:style>
    <style:style style:name="T58" style:family="text">
      <style:text-properties style:font-name="TimesNewRoman" fo:font-weight="normal" style:language-asian="zh" style:country-asian="CN" style:font-weight-asian="normal" style:font-name-complex="TimesNewRoman" style:font-weight-complex="normal"/>
    </style:style>
    <style:style style:name="T59" style:family="text">
      <style:text-properties style:font-name="TimesNewRoman" fo:font-weight="normal" officeooo:rsid="008bb7a2" style:language-asian="zh" style:country-asian="CN" style:font-weight-asian="normal" style:font-name-complex="TimesNewRoman" style:font-weight-complex="normal"/>
    </style:style>
    <style:style style:name="T60" style:family="text">
      <style:text-properties style:font-name="TimesNewRoman" officeooo:rsid="008bb7a2" style:font-name-asian="SimSun1" style:language-asian="zh" style:country-asian="CN" style:font-name-complex="TimesNewRoman"/>
    </style:style>
    <style:style style:name="T61" style:family="text">
      <style:text-properties style:font-name="TimesNewRoman" fo:font-size="10.5pt" officeooo:rsid="006348b2" style:font-name-asian="TimesNewRoman" style:font-size-asian="10.5pt" style:language-asian="zh" style:country-asian="CN" style:font-name-complex="TimesNewRoman" style:font-size-complex="10.5pt"/>
    </style:style>
    <style:style style:name="T62" style:family="text">
      <style:text-properties style:font-name="TimesNewRoman" fo:font-size="10.5pt" officeooo:rsid="0097dfea" style:font-name-asian="TimesNewRoman" style:font-size-asian="10.5pt" style:language-asian="zh" style:country-asian="CN" style:font-name-complex="TimesNewRoman" style:font-size-complex="10.5pt"/>
    </style:style>
    <style:style style:name="T63" style:family="text">
      <style:text-properties style:font-name="TimesNewRoman" fo:font-size="10.5pt" officeooo:rsid="009809e0" style:font-name-asian="TimesNewRoman" style:font-size-asian="10.5pt" style:language-asian="zh" style:country-asian="CN" style:font-name-complex="TimesNewRoman" style:font-size-complex="10.5pt"/>
    </style:style>
    <style:style style:name="T64" style:family="text">
      <style:text-properties style:font-name="TimesNewRoman" fo:font-size="10.5pt" officeooo:rsid="009a0353" style:font-name-asian="TimesNewRoman" style:font-size-asian="10.5pt" style:language-asian="zh" style:country-asian="CN" style:font-name-complex="TimesNewRoman" style:font-size-complex="10.5pt"/>
    </style:style>
    <style:style style:name="T65" style:family="text">
      <style:text-properties style:font-name="TimesNewRoman" style:font-name-complex="TimesNewRoman"/>
    </style:style>
    <style:style style:name="T66" style:family="text">
      <style:text-properties style:font-name="TimesNewRoman" officeooo:rsid="00969dbd" style:font-name-complex="TimesNewRoman"/>
    </style:style>
    <style:style style:name="T67" style:family="text">
      <style:text-properties style:font-name="TimesNewRoman" officeooo:rsid="009809e0" style:font-name-complex="TimesNewRoman"/>
    </style:style>
    <style:style style:name="T68" style:family="text">
      <style:text-properties style:font-name="TimesNewRoman" officeooo:rsid="009a0353" style:font-name-complex="TimesNewRoman"/>
    </style:style>
    <style:style style:name="T69" style:family="text">
      <style:text-properties style:font-name="TimesNewRoman" fo:font-size="9pt" style:font-size-asian="9pt" style:language-asian="zh" style:country-asian="CN" style:font-name-complex="TimesNewRoman" style:font-size-complex="9pt"/>
    </style:style>
    <style:style style:name="T70" style:family="text">
      <style:text-properties style:font-name="TimesNewRoman" fo:font-size="9pt" officeooo:rsid="006348b2" style:font-size-asian="9pt" style:language-asian="zh" style:country-asian="CN" style:font-name-complex="TimesNewRoman" style:font-size-complex="9pt"/>
    </style:style>
    <style:style style:name="T71" style:family="text">
      <style:text-properties style:font-name="TimesNewRoman" fo:font-size="9pt" officeooo:rsid="0097dfea" style:font-size-asian="9pt" style:language-asian="zh" style:country-asian="CN" style:font-name-complex="TimesNewRoman" style:font-size-complex="9pt"/>
    </style:style>
    <style:style style:name="T72" style:family="text">
      <style:text-properties style:font-name="TimesNewRoman" fo:font-size="9pt" officeooo:rsid="009a0353" style:font-size-asian="9pt" style:language-asian="zh" style:country-asian="CN" style:font-name-complex="TimesNewRoman" style:font-size-complex="9pt"/>
    </style:style>
    <style:style style:name="T73" style:family="text">
      <style:text-properties style:language-asian="zh" style:country-asian="CN"/>
    </style:style>
    <style:style style:name="T74" style:family="text">
      <style:text-properties style:language-asian="zh" style:country-asian="CN" style:font-name-complex="TimesNewRoman"/>
    </style:style>
    <style:style style:name="T75" style:family="text">
      <style:text-properties officeooo:rsid="008bb7a2" style:language-asian="zh" style:country-asian="CN"/>
    </style:style>
    <style:style style:name="T76" style:family="text">
      <style:text-properties officeooo:rsid="0091d691" style:language-asian="zh" style:country-asian="CN"/>
    </style:style>
    <style:style style:name="T77" style:family="text">
      <style:text-properties officeooo:rsid="0094f6b9" style:language-asian="zh" style:country-asian="CN"/>
    </style:style>
    <style:style style:name="T78" style:family="text">
      <style:text-properties officeooo:rsid="009ac78d" style:language-asian="zh" style:country-asian="CN"/>
    </style:style>
    <style:style style:name="T79" style:family="text">
      <style:text-properties officeooo:rsid="009c462f" style:language-asian="zh" style:country-asian="CN"/>
    </style:style>
    <style:style style:name="T80" style:family="text">
      <style:text-properties officeooo:rsid="00a2a552" style:language-asian="zh" style:country-asian="CN"/>
    </style:style>
    <style:style style:name="T81" style:family="text">
      <style:text-properties officeooo:rsid="00a2a552" style:language-asian="zh" style:country-asian="CN" style:font-name-complex="TimesNewRomanPSMT1"/>
    </style:style>
    <style:style style:name="T82" style:family="text">
      <style:text-properties style:language-asian="zh" style:country-asian="CN" style:font-name-complex="TimesNewRoman"/>
    </style:style>
    <style:style style:name="T83" style:family="text">
      <style:text-properties fo:font-size="9pt" style:font-name-asian="SimSun1" style:font-size-asian="9pt" style:language-asian="zh" style:country-asian="CN" style:font-size-complex="9pt"/>
    </style:style>
    <style:style style:name="T84" style:family="text">
      <style:text-properties fo:font-size="9pt" officeooo:rsid="0081b052" style:font-name-asian="SimSun1" style:font-size-asian="9pt" style:language-asian="zh" style:country-asian="CN" style:font-size-complex="9pt"/>
    </style:style>
    <style:style style:name="T85" style:family="text">
      <style:text-properties fo:font-size="9pt" officeooo:rsid="00969dbd" style:font-name-asian="SimSun1" style:font-size-asian="9pt" style:language-asian="zh" style:country-asian="CN" style:font-size-complex="9pt"/>
    </style:style>
    <style:style style:name="T86" style:family="text">
      <style:text-properties fo:font-size="9pt" officeooo:rsid="0097dfea" style:font-name-asian="SimSun1" style:font-size-asian="9pt" style:language-asian="zh" style:country-asian="CN" style:font-size-complex="9pt"/>
    </style:style>
    <style:style style:name="T87" style:family="text">
      <style:text-properties fo:font-size="9pt" officeooo:rsid="009a0353" style:font-name-asian="SimSun1" style:font-size-asian="9pt" style:language-asian="zh" style:country-asian="CN" style:font-size-complex="9pt"/>
    </style:style>
    <style:style style:name="T88" style:family="text">
      <style:text-properties fo:font-size="9pt" style:letter-kerning="true" style:font-name-asian="Century" style:font-size-asian="9pt" style:language-asian="zh" style:country-asian="CN" style:font-name-complex="Century" style:font-size-complex="9pt"/>
    </style:style>
    <style:style style:name="T89" style:family="text">
      <style:text-properties fo:font-size="9pt" style:letter-kerning="true" style:font-name-asian="TimesNewRomanPSMT" style:font-size-asian="9pt" style:language-asian="zh" style:country-asian="CN" style:font-name-complex="TimesNewRomanPSMT" style:font-size-complex="9pt"/>
    </style:style>
    <style:style style:name="T90" style:family="text">
      <style:text-properties fo:font-size="9pt" officeooo:rsid="0091d691" style:letter-kerning="true" style:font-name-asian="TimesNewRomanPSMT" style:font-size-asian="9pt" style:language-asian="zh" style:country-asian="CN" style:font-name-complex="TimesNewRomanPSMT" style:font-size-complex="9pt"/>
    </style:style>
    <style:style style:name="T91" style:family="text">
      <style:text-properties fo:font-size="9pt" fo:font-style="italic" style:letter-kerning="true" style:font-name-asian="TimesNewRomanPS-ItalicMT1" style:font-size-asian="9pt" style:language-asian="zh" style:country-asian="CN" style:font-style-asian="italic" style:font-name-complex="TimesNewRomanPS-ItalicMT1" style:font-size-complex="9pt" style:font-style-complex="italic"/>
    </style:style>
    <style:style style:name="T92" style:family="text">
      <style:text-properties fo:font-size="9pt" fo:font-style="italic" style:letter-kerning="true" style:font-name-asian="SimSun1" style:font-size-asian="9pt" style:language-asian="zh" style:country-asian="CN" style:font-style-asian="italic" style:font-name-complex="TimesNewRomanPS-ItalicMT1" style:font-size-complex="9pt" style:font-style-complex="italic"/>
    </style:style>
    <style:style style:name="T93" style:family="text">
      <style:text-properties style:font-name="Courier" fo:font-size="10.5pt" fo:font-weight="normal" officeooo:rsid="00377bdc" style:font-size-asian="10.5pt" style:language-asian="zh" style:country-asian="CN" style:font-weight-asian="normal" style:font-name-complex="Courier" style:font-size-complex="10.5pt" style:font-weight-complex="normal"/>
    </style:style>
    <style:style style:name="T94" style:family="text">
      <style:text-properties style:font-name="Courier" fo:font-size="10.5pt" fo:font-weight="bold" officeooo:rsid="0097dfea" style:font-name-asian="Courier" style:font-size-asian="10.5pt" style:language-asian="zh" style:country-asian="CN" style:font-weight-asian="bold" style:font-name-complex="Courier" style:font-size-complex="10.5pt" style:font-weight-complex="bold"/>
    </style:style>
    <style:style style:name="T95" style:family="text">
      <style:text-properties style:font-name="Courier" fo:font-weight="bold" style:font-name-asian="Courier" style:font-weight-asian="bold" style:font-name-complex="Courier" style:font-weight-complex="bold"/>
    </style:style>
    <style:style style:name="T96" style:family="text">
      <style:text-properties style:font-name="Courier" fo:font-weight="bold" officeooo:rsid="009a0353" style:font-name-asian="Courier" style:font-weight-asian="bold" style:font-name-complex="Courier" style:font-weight-complex="bold"/>
    </style:style>
    <style:style style:name="T97" style:family="text">
      <style:text-properties style:font-name="Courier" fo:font-weight="bold" officeooo:rsid="009a95f6" style:font-name-asian="Courier" style:font-weight-asian="bold" style:font-name-complex="Courier" style:font-weight-complex="bold"/>
    </style:style>
    <style:style style:name="T98" style:family="text">
      <style:text-properties style:font-name="Courier" fo:font-weight="bold" officeooo:rsid="009a0353" style:font-name-asian="Courier" style:language-asian="zh" style:country-asian="CN" style:font-weight-asian="bold" style:font-name-complex="Courier" style:font-weight-complex="bold"/>
    </style:style>
    <style:style style:name="T99" style:family="text">
      <style:text-properties style:font-name="Courier" style:font-name-asian="Courier" style:font-name-complex="Courier"/>
    </style:style>
    <style:style style:name="T100" style:family="text">
      <style:text-properties fo:font-size="10.5pt" style:font-size-asian="10.5pt"/>
    </style:style>
    <style:style style:name="T101" style:family="text">
      <style:text-properties fo:font-size="10.5pt" style:font-size-asian="10.5pt" style:font-size-complex="10.5pt"/>
    </style:style>
    <style:style style:name="T102" style:family="text">
      <style:text-properties fo:font-size="10.5pt" style:font-size-asian="10.5pt" style:language-asian="zh" style:country-asian="CN" style:font-size-complex="10.5pt"/>
    </style:style>
    <style:style style:name="T103" style:family="text">
      <style:text-properties fo:font-size="10.5pt" officeooo:rsid="00809557" style:font-size-asian="10.5pt" style:language-asian="zh" style:country-asian="CN" style:font-size-complex="10.5pt"/>
    </style:style>
    <style:style style:name="T104" style:family="text">
      <style:text-properties fo:font-size="10.5pt" officeooo:rsid="008b212f" style:font-size-asian="10.5pt" style:language-asian="zh" style:country-asian="CN" style:font-size-complex="10.5pt"/>
    </style:style>
    <style:style style:name="T105" style:family="text">
      <style:text-properties fo:font-size="10.5pt" officeooo:rsid="00969dbd" style:font-size-asian="10.5pt" style:language-asian="zh" style:country-asian="CN" style:font-size-complex="10.5pt"/>
    </style:style>
    <style:style style:name="T106" style:family="text">
      <style:text-properties fo:font-size="10.5pt" officeooo:rsid="0097dfea" style:font-size-asian="10.5pt" style:language-asian="zh" style:country-asian="CN" style:font-size-complex="10.5pt"/>
    </style:style>
    <style:style style:name="T107" style:family="text">
      <style:text-properties fo:font-size="10.5pt" officeooo:rsid="009809e0" style:font-size-asian="10.5pt" style:language-asian="zh" style:country-asian="CN" style:font-size-complex="10.5pt"/>
    </style:style>
    <style:style style:name="T108" style:family="text">
      <style:text-properties fo:font-size="10.5pt" officeooo:rsid="009a0353" style:font-size-asian="10.5pt" style:language-asian="zh" style:country-asian="CN" style:font-size-complex="10.5pt"/>
    </style:style>
    <style:style style:name="T109" style:family="text">
      <style:text-properties fo:font-size="10.5pt" officeooo:rsid="009a95f6" style:font-size-asian="10.5pt" style:language-asian="zh" style:country-asian="CN" style:font-size-complex="10.5pt"/>
    </style:style>
    <style:style style:name="T110" style:family="text">
      <style:text-properties fo:font-size="10.5pt" officeooo:rsid="00a0ab88" style:font-size-asian="10.5pt" style:language-asian="zh" style:country-asian="CN" style:font-size-complex="10.5pt"/>
    </style:style>
    <style:style style:name="T111" style:family="text">
      <style:text-properties fo:font-size="10.5pt" style:font-size-asian="10.5pt" style:language-asian="zh" style:country-asian="CN" style:font-name-complex="TimesNewRomanPS-BoldMT" style:font-size-complex="10.5pt"/>
    </style:style>
    <style:style style:name="T112" style:family="text">
      <style:text-properties fo:font-size="10.5pt" officeooo:rsid="0094f6b9" style:font-size-asian="10.5pt"/>
    </style:style>
    <style:style style:name="T113" style:family="text">
      <style:text-properties fo:font-size="10.5pt" style:font-name-asian="SimSun1" style:font-size-asian="10.5pt" style:language-asian="zh" style:country-asian="CN" style:font-size-complex="10.5pt"/>
    </style:style>
    <style:style style:name="T114" style:family="text">
      <style:text-properties fo:font-size="10.5pt" officeooo:rsid="007f3dd3" style:font-name-asian="SimSun1" style:font-size-asian="10.5pt" style:language-asian="zh" style:country-asian="CN" style:font-size-complex="10.5pt"/>
    </style:style>
    <style:style style:name="T115" style:family="text">
      <style:text-properties style:use-window-font-color="true" fo:language="en" fo:country="US" style:letter-kerning="true" style:font-name-asian="SimSun1" style:language-asian="ja" style:country-asian="JP" style:language-complex="ar" style:country-complex="SA"/>
    </style:style>
    <style:style style:name="T116" style:family="text">
      <style:text-properties style:use-window-font-color="true" fo:language="en" fo:country="US" style:letter-kerning="true" style:language-asian="ja" style:country-asian="JP" style:font-size-complex="12pt" style:language-complex="ar" style:country-complex="SA"/>
    </style:style>
    <style:style style:name="T117" style:family="text">
      <style:text-properties style:use-window-font-color="true" fo:language="en" fo:country="US" style:letter-kerning="true" style:language-asian="ja" style:country-asian="JP" style:language-complex="ar" style:country-complex="SA"/>
    </style:style>
    <style:style style:name="T118" style:family="text">
      <style:text-properties style:use-window-font-color="true" fo:language="en" fo:country="US" officeooo:rsid="00618c5d" style:letter-kerning="true" style:language-asian="ja" style:country-asian="JP" style:language-complex="ar" style:country-complex="SA"/>
    </style:style>
    <style:style style:name="T119" style:family="text">
      <style:text-properties style:use-window-font-color="true" fo:language="en" fo:country="US" style:letter-kerning="true" style:language-asian="zh" style:country-asian="CN" style:language-complex="ar" style:country-complex="SA"/>
    </style:style>
    <style:style style:name="T120" style:family="text">
      <style:text-properties style:use-window-font-color="true" fo:language="en" fo:country="US" officeooo:rsid="0008b36d" style:letter-kerning="true" style:language-asian="zh" style:country-asian="CN" style:language-complex="ar" style:country-complex="SA"/>
    </style:style>
    <style:style style:name="T121" style:family="text">
      <style:text-properties style:use-window-font-color="true" fo:language="en" fo:country="US" officeooo:rsid="00618c5d" style:letter-kerning="true" style:language-asian="zh" style:country-asian="CN" style:language-complex="ar" style:country-complex="SA"/>
    </style:style>
    <style:style style:name="T122" style:family="text">
      <style:text-properties style:use-window-font-color="true" style:font-name="Arial2" fo:font-size="12pt" fo:language="en" fo:country="US" fo:font-weight="normal" style:letter-kerning="true" style:font-name-asian="TimesNewRoman,Bold" style:font-size-asian="12pt" style:language-asian="ja" style:country-asian="JP" style:font-weight-asian="normal" style:font-name-complex="TimesNewRoman,Bold" style:font-size-complex="12pt" style:language-complex="ar" style:country-complex="SA" style:font-weight-complex="normal"/>
    </style:style>
    <style:style style:name="T123" style:family="text">
      <style:text-properties style:use-window-font-color="true" style:font-name="Arial2" fo:font-size="12pt" fo:language="en" fo:country="US" fo:font-weight="normal" style:letter-kerning="true" style:font-size-asian="12pt" style:language-asian="zh" style:country-asian="CN" style:font-weight-asian="normal" style:font-name-complex="TimesNewRoman,Bold" style:font-size-complex="12pt" style:language-complex="ar" style:country-complex="SA" style:font-weight-complex="normal"/>
    </style:style>
    <style:style style:name="T124" style:family="text">
      <style:text-properties style:use-window-font-color="true" style:font-name="Arial2" fo:language="en" fo:country="US" fo:font-weight="normal" style:letter-kerning="true" style:language-asian="ja" style:country-asian="JP" style:font-weight-asian="normal" style:font-size-complex="12pt" style:language-complex="ar" style:country-complex="SA" style:font-weight-complex="normal"/>
    </style:style>
    <style:style style:name="T125" style:family="text">
      <style:text-properties style:use-window-font-color="true" style:font-name="Arial2" fo:language="en" fo:country="US" fo:font-weight="normal" style:letter-kerning="true" style:font-name-asian="TimesNewRoman,Bold" style:language-asian="ja" style:country-asian="JP" style:font-weight-asian="normal" style:font-name-complex="TimesNewRoman,Bold" style:language-complex="ar" style:country-complex="SA" style:font-weight-complex="normal"/>
    </style:style>
    <style:style style:name="T126" style:family="text">
      <style:text-properties style:use-window-font-color="true" style:font-name="Arial2" fo:font-size="10pt" fo:language="en" fo:country="US" style:letter-kerning="true" style:font-size-asian="10pt" style:language-asian="ja" style:country-asian="JP" style:font-size-complex="10pt" style:language-complex="ar" style:country-complex="SA"/>
    </style:style>
    <style:style style:name="T127" style:family="text">
      <style:text-properties style:use-window-font-color="true" fo:font-size="12pt" fo:language="en" fo:country="US" style:letter-kerning="true" style:font-name-asian="TimesNewRomanPS-BoldMT" style:font-size-asian="12pt" style:language-asian="ja" style:country-asian="JP" style:font-name-complex="TimesNewRomanPS-BoldMT" style:font-size-complex="12pt" style:language-complex="ar" style:country-complex="SA"/>
    </style:style>
    <style:style style:name="T128" style:family="text">
      <style:text-properties style:use-window-font-color="true" style:font-name="Courier New" fo:font-weight="bold" style:font-name-asian="CourierNewPS-BoldMT" style:font-weight-asian="bold" style:font-name-complex="CourierNewPS-BoldMT" style:font-weight-complex="bold"/>
    </style:style>
    <style:style style:name="T129" style:family="text">
      <style:text-properties style:use-window-font-color="true" style:font-name="Courier New" fo:font-weight="bold" style:font-name-asian="CourierNewPS-BoldMT" style:language-asian="zh" style:country-asian="CN" style:font-weight-asian="bold" style:font-name-complex="CourierNewPS-BoldMT" style:font-weight-complex="bold"/>
    </style:style>
    <style:style style:name="T130" style:family="text">
      <style:text-properties style:use-window-font-color="true" style:font-name="Courier New" fo:font-size="10.5pt" fo:font-weight="bold" style:font-name-asian="CourierNewPS-BoldMT" style:font-size-asian="10.5pt" style:language-asian="zh" style:country-asian="CN" style:font-weight-asian="bold" style:font-name-complex="CourierNewPS-BoldMT" style:font-size-complex="10.5pt" style:font-weight-complex="bold"/>
    </style:style>
    <style:style style:name="T131" style:family="text">
      <style:text-properties style:use-window-font-color="true" style:font-name="Courier New" fo:font-size="10.5pt" fo:font-weight="bold" officeooo:rsid="00377bdc" style:font-name-asian="CourierNewPS-BoldMT" style:font-size-asian="10.5pt" style:language-asian="zh" style:country-asian="CN" style:font-weight-asian="bold" style:font-name-complex="CourierNewPS-BoldMT" style:font-size-complex="10.5pt" style:font-weight-complex="bold"/>
    </style:style>
    <style:style style:name="T132" style:family="text">
      <style:text-properties style:use-window-font-color="true" style:font-name="Courier New" fo:font-size="10.5pt" fo:font-weight="bold" style:font-name-asian="CourierNewPS-BoldMT" style:font-size-asian="10.5pt" style:font-weight-asian="bold" style:font-name-complex="CourierNewPS-BoldMT" style:font-size-complex="10.5pt" style:font-weight-complex="bold"/>
    </style:style>
    <style:style style:name="T133" style:family="text">
      <style:text-properties style:use-window-font-color="true" style:font-name="Courier New" fo:font-size="10.5pt" fo:font-weight="bold" style:font-name-asian="TimesNewRomanPSMT1" style:font-size-asian="10.5pt" style:language-asian="zh" style:country-asian="CN" style:font-weight-asian="bold" style:font-name-complex="TimesNewRomanPSMT1" style:font-size-complex="10.5pt" style:font-weight-complex="bold"/>
    </style:style>
    <style:style style:name="T134" style:family="text">
      <style:text-properties style:use-window-font-color="true" style:font-name-complex="TimesNewRomanPS-BoldMT"/>
    </style:style>
    <style:style style:name="T135" style:family="text">
      <style:text-properties style:use-window-font-color="true" style:font-name-asian="CourierNewPSMT" style:font-name-complex="CourierNewPSMT"/>
    </style:style>
    <style:style style:name="T136" style:family="text">
      <style:text-properties style:use-window-font-color="true" officeooo:rsid="0093c4ef" style:font-name-asian="SimSun1" style:language-asian="zh" style:country-asian="CN"/>
    </style:style>
    <style:style style:name="T137" style:family="text">
      <style:text-properties style:use-window-font-color="true" style:font-name="TimesNewRoman" officeooo:rsid="00618c5d" style:font-name-asian="TimesNewRoman" style:language-asian="zh" style:country-asian="CN" style:font-name-complex="TimesNewRoman"/>
    </style:style>
    <style:style style:name="T138" style:family="text">
      <style:text-properties style:use-window-font-color="true" style:font-name="TimesNewRoman" officeooo:rsid="0093c4ef" style:font-name-asian="TimesNewRoman" style:language-asian="zh" style:country-asian="CN" style:font-name-complex="TimesNewRoman"/>
    </style:style>
    <style:style style:name="T139" style:family="text">
      <style:text-properties style:use-window-font-color="true" style:font-name="TimesNewRoman,Bold" fo:font-size="12pt" fo:language="en" fo:country="US" fo:font-weight="bold" style:letter-kerning="true" style:font-name-asian="TimesNewRoman,Bold" style:font-size-asian="12pt" style:language-asian="ja" style:country-asian="JP" style:font-weight-asian="bold" style:font-name-complex="TimesNewRoman,Bold" style:font-size-complex="12pt" style:language-complex="ar" style:country-complex="SA" style:font-weight-complex="bold"/>
    </style:style>
    <style:style style:name="T140" style:family="text">
      <style:text-properties style:use-window-font-color="true" style:font-name="Arial2" fo:font-size="12pt" fo:language="en" fo:country="US" fo:font-weight="bold" style:letter-kerning="true" style:font-name-asian="TimesNewRoman,Bold" style:font-size-asian="12pt" style:language-asian="ja" style:country-asian="JP" style:font-weight-asian="bold" style:font-name-complex="TimesNewRoman,Bold" style:font-size-complex="12pt" style:language-complex="ar" style:country-complex="SA" style:font-weight-complex="bold"/>
    </style:style>
    <style:style style:name="T141" style:family="text">
      <style:text-properties style:use-window-font-color="true" style:font-name="Arial2" fo:font-size="12pt" fo:language="en" fo:country="US" fo:font-weight="normal" style:letter-kerning="true" style:font-name-asian="TimesNewRoman,Bold" style:font-size-asian="12pt" style:language-asian="ja" style:country-asian="JP" style:font-weight-asian="normal" style:font-name-complex="TimesNewRoman,Bold" style:font-size-complex="12pt" style:language-complex="ar" style:country-complex="SA" style:font-weight-complex="normal"/>
    </style:style>
    <style:style style:name="T142" style:family="text">
      <style:text-properties fo:font-weight="bold" style:font-weight-asian="bold" style:font-weight-complex="bold"/>
    </style:style>
    <style:style style:name="T143" style:family="text">
      <style:text-properties style:font-name="TimesNewRoman,Italic" fo:font-style="italic" style:font-name-asian="TimesNewRoman,Italic" style:font-style-asian="italic" style:font-name-complex="TimesNewRoman,Italic" style:font-style-complex="italic"/>
    </style:style>
    <style:style style:name="T144" style:family="text">
      <style:text-properties style:font-name="TimesNewRoman,Italic" fo:font-style="italic" style:font-name-asian="TimesNewRoman,Italic" style:language-asian="zh" style:country-asian="CN" style:font-style-asian="italic" style:font-name-complex="TimesNewRoman,Italic" style:font-style-complex="italic"/>
    </style:style>
    <style:style style:name="T145" style:family="text">
      <style:text-properties officeooo:rsid="0008613d"/>
    </style:style>
    <style:style style:name="T146" style:family="text">
      <style:text-properties style:font-name-asian="Arial,Bold" style:font-name-complex="Arial,Bold" style:font-weight-complex="bold"/>
    </style:style>
    <style:style style:name="T147" style:family="text">
      <style:text-properties style:font-name="Century" style:letter-kerning="true" style:font-name-asian="Century" style:font-name-complex="TimesNewRoman"/>
    </style:style>
    <style:style style:name="T148" style:family="text">
      <style:text-properties style:font-name="Century" fo:font-style="italic" style:letter-kerning="true" style:font-name-asian="Century" style:font-style-asian="italic" style:font-name-complex="TimesNewRoman,Italic" style:font-style-complex="italic"/>
    </style:style>
    <style:style style:name="T149" style:family="text">
      <style:text-properties style:font-name="Century" fo:font-style="italic" style:font-name-asian="Century" style:font-style-asian="italic" style:font-name-complex="TimesNewRoman,Italic" style:font-style-complex="italic"/>
    </style:style>
    <style:style style:name="T150" style:family="text">
      <style:text-properties style:font-name="Arial2" fo:font-size="10.5pt" fo:font-weight="normal" style:letter-kerning="true" style:font-name-asian="TimesNewRoman,Bold" style:font-size-asian="10.5pt" style:font-weight-asian="normal" style:font-name-complex="TimesNewRoman,Bold" style:font-size-complex="10.5pt" style:font-weight-complex="normal"/>
    </style:style>
    <style:style style:name="T151" style:family="text">
      <style:text-properties style:font-name="Arial2" fo:font-size="10.5pt" fo:font-weight="normal" style:letter-kerning="true" style:font-size-asian="10.5pt" style:language-asian="zh" style:country-asian="CN" style:font-weight-asian="normal" style:font-size-complex="10.5pt" style:font-weight-complex="normal"/>
    </style:style>
    <style:style style:name="T152" style:family="text">
      <style:text-properties style:font-name="Arial2" fo:font-size="11pt" fo:font-weight="normal" style:font-name-asian="TimesNewRoman,Bold" style:font-size-asian="11pt" style:font-weight-asian="normal" style:font-name-complex="TimesNewRoman,Bold" style:font-size-complex="11pt" style:font-weight-complex="normal"/>
    </style:style>
    <style:style style:name="T153" style:family="text">
      <style:text-properties style:font-name="Arial2" fo:font-size="10pt" style:font-name-asian="TimesNewRoman,Bold" style:font-size-asian="10pt" style:font-name-complex="TimesNewRoman,Bold" style:font-size-complex="10pt"/>
    </style:style>
    <style:style style:name="T154" style:family="text">
      <style:text-properties style:font-name="Arial2" fo:font-size="10pt" fo:font-weight="normal" officeooo:rsid="00618c5d" style:letter-kerning="true" style:font-name-asian="TimesNewRoman,Bold" style:font-size-asian="10pt" style:font-weight-asian="normal" style:font-name-complex="TimesNewRoman,Bold" style:font-size-complex="10pt" style:font-weight-complex="normal"/>
    </style:style>
    <style:style style:name="T155" style:family="text">
      <style:text-properties style:font-name="Arial2" fo:font-size="10pt" fo:font-weight="normal" style:letter-kerning="true" style:font-name-asian="TimesNewRoman,Bold" style:font-size-asian="10pt" style:language-asian="zh" style:country-asian="CN" style:font-weight-asian="normal" style:font-name-complex="TimesNewRoman,Bold" style:font-size-complex="10pt" style:font-weight-complex="normal"/>
    </style:style>
    <style:style style:name="T156" style:family="text">
      <style:text-properties style:font-name="Arial2" fo:font-weight="normal" style:letter-kerning="true" style:font-weight-asian="normal" style:font-weight-complex="normal"/>
    </style:style>
    <style:style style:name="T157" style:family="text">
      <style:text-properties style:font-name="Arial2" fo:font-weight="normal" style:letter-kerning="true" style:language-asian="zh" style:country-asian="CN" style:font-weight-asian="normal" style:font-weight-complex="normal"/>
    </style:style>
    <style:style style:name="T158" style:family="text">
      <style:text-properties style:font-name="TimesNewRomanPSMT1" fo:font-size="9pt" style:font-size-asian="9pt" style:language-asian="zh" style:country-asian="CN" style:font-name-complex="TimesNewRomanPSMT1" style:font-size-complex="9pt"/>
    </style:style>
    <style:style style:name="T159" style:family="text">
      <style:text-properties style:font-name="TimesNewRomanPSMT1" style:font-name-complex="TimesNewRomanPSMT1"/>
    </style:style>
    <style:style style:name="T160" style:family="text">
      <style:text-properties style:font-name="TimesNewRomanPSMT1" style:font-name-asian="TimesNewRomanPSMT1" style:font-name-complex="TimesNewRomanPSMT1"/>
    </style:style>
    <style:style style:name="T161" style:family="text">
      <style:text-properties style:font-name="TimesNewRomanPSMT1" style:font-name-asian="TimesNewRomanPSMT1" style:language-asian="zh" style:country-asian="CN" style:font-name-complex="TimesNewRomanPSMT1"/>
    </style:style>
    <style:style style:name="T162" style:family="text">
      <style:text-properties style:font-name="TimesNewRomanPSMT1" officeooo:rsid="00a2a552" style:font-name-asian="TimesNewRomanPSMT1" style:language-asian="zh" style:country-asian="CN" style:font-name-complex="TimesNewRomanPSMT1"/>
    </style:style>
    <style:style style:name="T163" style:family="text">
      <style:text-properties style:font-name="TimesNewRomanPSMT1" style:language-asian="zh" style:country-asian="CN" style:font-name-complex="TimesNewRomanPSMT1"/>
    </style:style>
    <style:style style:name="T164" style:family="text">
      <style:text-properties style:font-name="TimesNewRomanPSMT1" officeooo:rsid="007f3dd3" style:language-asian="zh" style:country-asian="CN" style:font-name-complex="TimesNewRomanPSMT1"/>
    </style:style>
    <style:style style:name="T165" style:family="text">
      <style:text-properties style:font-name="TimesNewRomanPSMT1" fo:font-size="10.5pt" style:font-name-asian="TimesNewRomanPSMT1" style:font-size-asian="10.5pt" style:language-asian="zh" style:country-asian="CN" style:font-name-complex="TimesNewRomanPSMT1" style:font-size-complex="10.5pt"/>
    </style:style>
    <style:style style:name="T166" style:family="text">
      <style:text-properties style:font-name="TimesNewRomanPSMT1" fo:font-size="10.5pt" officeooo:rsid="00809557" style:font-name-asian="TimesNewRomanPSMT1" style:font-size-asian="10.5pt" style:language-asian="zh" style:country-asian="CN" style:font-name-complex="TimesNewRomanPSMT1" style:font-size-complex="10.5pt"/>
    </style:style>
    <style:style style:name="T167" style:family="text">
      <style:text-properties style:font-name="TimesNewRomanPSMT1" fo:font-size="10.5pt" officeooo:rsid="008b212f" style:font-name-asian="TimesNewRomanPSMT1" style:font-size-asian="10.5pt" style:language-asian="zh" style:country-asian="CN" style:font-name-complex="TimesNewRomanPSMT1" style:font-size-complex="10.5pt"/>
    </style:style>
    <style:style style:name="T168" style:family="text">
      <style:text-properties style:font-name="TimesNewRomanPSMT1" fo:font-weight="normal" style:language-asian="zh" style:country-asian="CN" style:font-weight-asian="normal" style:font-name-complex="TimesNewRomanPSMT1" style:font-weight-complex="normal"/>
    </style:style>
    <style:style style:name="T169" style:family="text">
      <style:text-properties fo:color="#c1c1c1" style:font-name="CourierNewPS-BoldMT" fo:font-size="9pt" fo:font-weight="bold" style:font-name-asian="CourierNewPS-BoldMT" style:font-size-asian="9pt" style:font-weight-asian="bold" style:font-name-complex="CourierNewPS-BoldMT" style:font-size-complex="9pt" style:font-weight-complex="bold"/>
    </style:style>
    <style:style style:name="T170" style:family="text">
      <style:text-properties fo:color="#c1c1c1" style:font-name="CourierNewPS-BoldMT" fo:font-size="9pt" fo:font-weight="bold" style:font-name-asian="CourierNewPS-BoldMT" style:font-size-asian="9pt" style:language-asian="zh" style:country-asian="CN" style:font-weight-asian="bold" style:font-name-complex="CourierNewPS-BoldMT" style:font-size-complex="9pt" style:font-weight-complex="bold"/>
    </style:style>
    <style:style style:name="T171" style:family="text">
      <style:text-properties fo:color="#c1c1c1" style:font-name="CourierNewPS-BoldMT" fo:font-weight="bold" style:font-name-asian="CourierNewPS-BoldMT" style:font-weight-asian="bold" style:font-name-complex="CourierNewPS-BoldMT" style:font-weight-complex="bold"/>
    </style:style>
    <style:style style:name="T172" style:family="text">
      <style:text-properties fo:color="#c1c1c1" style:font-name="CourierNewPS-BoldMT" fo:font-weight="bold" style:font-name-asian="CourierNewPS-BoldMT" style:language-asian="zh" style:country-asian="CN" style:font-weight-asian="bold" style:font-name-complex="CourierNewPS-BoldMT" style:font-weight-complex="bold"/>
    </style:style>
    <style:style style:name="T173" style:family="text">
      <style:text-properties fo:color="#c1c1c1" style:font-name="CourierNewPS-BoldMT" fo:font-size="10.5pt" fo:font-weight="bold" officeooo:rsid="00377bdc" style:font-name-asian="CourierNewPS-BoldMT" style:font-size-asian="10.5pt" style:language-asian="zh" style:country-asian="CN" style:font-weight-asian="bold" style:font-name-complex="CourierNewPS-BoldMT" style:font-size-complex="10.5pt" style:font-weight-complex="bold"/>
    </style:style>
    <style:style style:name="T174" style:family="text">
      <style:text-properties fo:color="#000000" style:font-name="TimesNewRomanPSMT1" fo:font-size="10.5pt" fo:font-weight="normal" officeooo:rsid="00377bdc" style:font-name-asian="TimesNewRomanPSMT1" style:font-size-asian="10.5pt" style:language-asian="zh" style:country-asian="CN" style:font-weight-asian="normal" style:font-name-complex="TimesNewRomanPSMT1" style:font-size-complex="10.5pt" style:font-weight-complex="normal"/>
    </style:style>
    <style:style style:name="T175" style:family="text">
      <style:text-properties fo:color="#000000" style:font-name="TimesNewRomanPSMT1" fo:font-size="10pt" style:font-name-asian="TimesNewRomanPSMT1" style:font-size-asian="10pt" style:language-asian="zh" style:country-asian="CN" style:font-name-complex="TimesNewRomanPSMT1" style:font-size-complex="10pt"/>
    </style:style>
    <style:style style:name="T176" style:family="text">
      <style:text-properties style:font-name-asian="CourierNewPSMT" style:font-name-complex="CourierNewPSMT"/>
    </style:style>
    <style:style style:name="T177" style:family="text">
      <style:text-properties style:font-name-complex="TimesNewRomanPS-BoldMT"/>
    </style:style>
    <style:style style:name="T178" style:family="text">
      <style:text-properties style:font-name="CourierNewPS-BoldMT" fo:font-weight="bold" officeooo:rsid="007f3dd3" style:font-name-asian="CourierNewPS-BoldMT" style:language-asian="zh" style:country-asian="CN" style:font-weight-asian="bold" style:font-name-complex="CourierNewPS-BoldMT" style:font-weight-complex="bold"/>
    </style:style>
    <style:style style:name="T179" style:family="text">
      <style:text-properties style:font-name-asian="SimSun"/>
    </style:style>
    <style:style style:name="T180" style:family="text">
      <style:text-properties fo:font-weight="normal" style:language-asian="zh" style:country-asian="CN" style:font-weight-asian="normal" style:font-weight-complex="normal"/>
    </style:style>
    <style:style style:name="T181" style:family="text">
      <style:text-properties fo:font-weight="normal" style:font-name-asian="SimSun" style:language-asian="zh" style:country-asian="CN" style:font-weight-asian="normal" style:font-weight-complex="normal"/>
    </style:style>
    <style:style style:name="T182" style:family="text">
      <style:text-properties officeooo:rsid="00618c5d"/>
    </style:style>
    <style:style style:name="T183" style:family="text">
      <style:text-properties fo:font-size="11pt" style:font-size-asian="11pt"/>
    </style:style>
    <style:style style:name="T184" style:family="text">
      <style:text-properties officeooo:rsid="0094f6b9"/>
    </style:style>
    <style:style style:name="T185" style:family="text">
      <style:text-properties officeooo:rsid="00969dbd"/>
    </style:style>
    <style:style style:name="T186" style:family="text">
      <style:text-properties officeooo:rsid="009809e0"/>
    </style:style>
    <style:style style:name="T187" style:family="text">
      <style:text-properties officeooo:rsid="009a0353"/>
    </style:style>
    <style:style style:name="T188" style:family="text">
      <style:text-properties officeooo:rsid="009a2b27"/>
    </style:style>
    <style:style style:name="T189" style:family="text">
      <style:text-properties officeooo:rsid="009a95f6"/>
    </style:style>
    <style:style style:name="T190" style:family="text">
      <style:text-properties style:font-name="TimesNewRoman" officeooo:rsid="009a95f6" style:font-name-asian="TimesNewRoman" style:font-name-complex="TimesNewRoman"/>
    </style:style>
    <style:style style:name="T191" style:family="text">
      <style:text-properties style:font-name="TimesNewRoman" officeooo:rsid="009bc91e" style:font-name-asian="TimesNewRoman" style:font-name-complex="TimesNewRoman"/>
    </style:style>
    <style:style style:name="T192" style:family="text">
      <style:text-properties style:font-name="TimesNewRoman" officeooo:rsid="009c462f" style:font-name-asian="TimesNewRoman" style:font-name-complex="TimesNewRoman"/>
    </style:style>
    <style:style style:name="T193" style:family="text">
      <style:text-properties style:font-name="TimesNewRoman" officeooo:rsid="009c462f" style:font-name-asian="TimesNewRoman" style:language-asian="zh" style:country-asian="CN" style:font-name-complex="TimesNewRoman"/>
    </style:style>
    <style:style style:name="T194" style:family="text">
      <style:text-properties style:font-name="TimesNewRoman" fo:font-size="10.5pt" officeooo:rsid="009a95f6" style:font-name-asian="TimesNewRoman" style:font-size-asian="10.5pt" style:language-asian="zh" style:country-asian="CN" style:font-name-complex="TimesNewRoman" style:font-size-complex="10.5pt"/>
    </style:style>
    <style:style style:name="T195" style:family="text">
      <style:text-properties style:font-name="TimesNewRoman" fo:font-size="10.5pt" officeooo:rsid="00a0ab88" style:font-name-asian="TimesNewRoman" style:font-size-asian="10.5pt" style:language-asian="zh" style:country-asian="CN" style:font-name-complex="TimesNewRoman" style:font-size-complex="10.5pt"/>
    </style:style>
    <style:style style:name="T196" style:family="text">
      <style:text-properties style:font-name="TimesNewRoman" fo:font-size="10.5pt" fo:font-weight="normal" officeooo:rsid="009ed5c1" style:font-name-asian="TimesNewRoman" style:font-size-asian="10.5pt" style:language-asian="zh" style:country-asian="CN" style:font-weight-asian="normal" style:font-name-complex="TimesNewRoman" style:font-size-complex="10.5pt" style:font-weight-complex="normal"/>
    </style:style>
    <style:style style:name="T197" style:family="text">
      <style:text-properties style:font-name="TimesNewRoman" fo:font-size="10.5pt" fo:font-weight="normal" officeooo:rsid="00a06efb" style:font-name-asian="TimesNewRoman" style:font-size-asian="10.5pt" style:language-asian="zh" style:country-asian="CN" style:font-weight-asian="normal" style:font-name-complex="TimesNewRoman" style:font-size-complex="10.5pt" style:font-weight-complex="normal"/>
    </style:style>
    <style:style style:name="T198" style:family="text">
      <style:text-properties style:font-name="TimesNewRoman" style:font-name-complex="TimesNewRoman"/>
    </style:style>
    <style:style style:name="T199" style:family="text">
      <style:text-properties style:font-name="TimesNewRoman" style:language-asian="zh" style:country-asian="CN" style:font-name-complex="TimesNewRoman"/>
    </style:style>
    <style:style style:name="T200" style:family="text">
      <style:text-properties style:font-name="TimesNewRoman" officeooo:rsid="009bc91e" style:language-asian="zh" style:country-asian="CN" style:font-name-complex="TimesNewRoman"/>
    </style:style>
    <style:style style:name="T201" style:family="text">
      <style:text-properties style:font-name="TimesNewRoman" officeooo:rsid="009c462f" style:language-asian="zh" style:country-asian="CN" style:font-name-complex="TimesNewRoman"/>
    </style:style>
    <style:style style:name="T202" style:family="text">
      <style:text-properties style:font-name="TimesNewRoman" fo:font-size="9pt" fo:font-weight="normal" style:font-size-asian="9pt" style:language-asian="zh" style:country-asian="CN" style:font-weight-asian="normal" style:font-name-complex="TimesNewRoman" style:font-size-complex="9pt" style:font-weight-complex="normal"/>
    </style:style>
    <style:style style:name="T203" style:family="text">
      <style:text-properties style:font-name="TimesNewRoman" fo:font-size="9pt" fo:font-weight="normal" officeooo:rsid="00a06efb" style:font-size-asian="9pt" style:language-asian="zh" style:country-asian="CN" style:font-weight-asian="normal" style:font-name-complex="TimesNewRoman" style:font-size-complex="9pt" style:font-weight-complex="normal"/>
    </style:style>
    <style:style style:name="T204" style:family="text">
      <style:text-properties style:font-name="TimesNewRoman" fo:font-weight="normal" officeooo:rsid="009d04d3" style:font-name-asian="TimesNewRoman" style:language-asian="zh" style:country-asian="CN" style:font-weight-asian="normal" style:font-name-complex="TimesNewRoman" style:font-weight-complex="normal"/>
    </style:style>
    <style:style style:name="T205" style:family="text">
      <style:text-properties style:font-name="Courier" fo:font-size="9pt" fo:font-weight="bold" style:font-name-asian="Courier" style:font-size-asian="9pt" style:font-weight-asian="bold" style:font-name-complex="Courier" style:font-size-complex="9pt" style:font-weight-complex="bold"/>
    </style:style>
    <style:style style:name="T206" style:family="text">
      <style:text-properties style:font-name="Courier" fo:font-size="9pt" fo:font-weight="bold" style:font-name-asian="Courier" style:font-size-asian="9pt" style:language-asian="zh" style:country-asian="CN" style:font-weight-asian="bold" style:font-name-complex="Courier" style:font-size-complex="9pt" style:font-weight-complex="bold"/>
    </style:style>
    <style:style style:name="T207" style:family="text">
      <style:text-properties style:font-name="Courier" fo:font-size="9pt" fo:font-weight="bold" officeooo:rsid="00a06efb" style:font-name-asian="Courier" style:font-size-asian="9pt" style:language-asian="zh" style:country-asian="CN" style:font-weight-asian="bold" style:font-name-complex="Courier" style:font-size-complex="9pt" style:font-weight-complex="bold"/>
    </style:style>
    <style:style style:name="T208" style:family="text">
      <style:text-properties style:font-name="Courier" fo:font-size="9pt" fo:font-weight="bold" officeooo:rsid="00a2a552" style:font-name-asian="Courier" style:font-size-asian="9pt" style:language-asian="zh" style:country-asian="CN" style:font-weight-asian="bold" style:font-name-complex="Courier" style:font-size-complex="9pt" style:font-weight-complex="bold"/>
    </style:style>
    <style:style style:name="T209" style:family="text">
      <style:text-properties style:font-name="Courier" fo:font-weight="bold" style:font-name-asian="Courier" style:font-weight-asian="bold" style:font-name-complex="Courier" style:font-weight-complex="bold"/>
    </style:style>
    <style:style style:name="T210" style:family="text">
      <style:text-properties style:font-name="Courier" fo:font-weight="bold" officeooo:rsid="009a95f6" style:font-name-asian="Courier" style:font-weight-asian="bold" style:font-name-complex="Courier" style:font-weight-complex="bold"/>
    </style:style>
    <style:style style:name="T211" style:family="text">
      <style:text-properties style:font-name="Courier" fo:font-weight="bold" officeooo:rsid="00a06efb" style:font-name-asian="Courier" style:language-asian="zh" style:country-asian="CN" style:font-weight-asian="bold" style:font-name-complex="Courier" style:font-weight-complex="bold"/>
    </style:style>
    <style:style style:name="T212" style:family="text">
      <style:text-properties style:font-name="Courier" fo:font-weight="bold" officeooo:rsid="00a0ab88" style:font-name-asian="Courier" style:language-asian="zh" style:country-asian="CN" style:font-weight-asian="bold" style:font-name-complex="Courier" style:font-weight-complex="bold"/>
    </style:style>
    <style:style style:name="T213" style:family="text">
      <style:text-properties style:font-name="Courier" fo:font-weight="bold" officeooo:rsid="00a2a552" style:font-name-asian="Courier" style:language-asian="zh" style:country-asian="CN" style:font-weight-asian="bold" style:font-name-complex="Courier" style:font-weight-complex="bold"/>
    </style:style>
    <style:style style:name="T214" style:family="text">
      <style:text-properties style:font-name="Courier" fo:font-weight="bold" style:font-weight-asian="bold" style:font-name-complex="Courier" style:font-weight-complex="bold"/>
    </style:style>
    <style:style style:name="T215" style:family="text">
      <style:text-properties style:font-name="Courier" style:font-name-asian="Courier" style:font-name-complex="Courier"/>
    </style:style>
    <style:style style:name="T216" style:family="text">
      <style:text-properties style:font-name="Courier" style:font-name-complex="Courier"/>
    </style:style>
    <style:style style:name="T217" style:family="text">
      <style:text-properties style:font-name="Courier" fo:font-size="10.5pt" fo:font-weight="bold" officeooo:rsid="00a06efb" style:font-name-asian="Courier" style:font-size-asian="10.5pt" style:language-asian="zh" style:country-asian="CN" style:font-weight-asian="bold" style:font-name-complex="Courier" style:font-size-complex="10.5pt" style:font-weight-complex="bold"/>
    </style:style>
    <style:style style:name="T218" style:family="text">
      <style:text-properties style:font-name="Courier" fo:font-size="10.5pt" fo:font-weight="bold" officeooo:rsid="00a0ab88" style:font-name-asian="Courier" style:font-size-asian="10.5pt" style:language-asian="zh" style:country-asian="CN" style:font-weight-asian="bold" style:font-name-complex="Courier" style:font-size-complex="10.5pt" style:font-weight-complex="bold"/>
    </style:style>
    <style:style style:name="T219" style:family="text">
      <style:text-properties officeooo:rsid="009bc91e"/>
    </style:style>
    <style:style style:name="T220" style:family="text">
      <style:text-properties officeooo:rsid="009c462f"/>
    </style:style>
    <style:style style:name="T221" style:family="text">
      <style:text-properties style:font-name="TimesNewRoman,Bold" fo:font-weight="bold" style:font-weight-asian="bold" style:font-name-complex="TimesNewRoman,Bold" style:font-weight-complex="bold"/>
    </style:style>
    <style:style style:name="T222" style:family="text">
      <style:text-properties style:font-name="TimesNewRoman,Bold" fo:font-size="10.5pt" fo:font-weight="bold" style:font-size-asian="10.5pt" style:font-weight-asian="bold" style:font-name-complex="TimesNewRoman,Bold" style:font-size-complex="10.5pt" style:font-weight-complex="bold"/>
    </style:style>
    <style:style style:name="T223" style:family="text">
      <style:text-properties style:font-name="Times New Roman1" fo:font-size="10.5pt" fo:font-weight="bold" style:font-size-asian="10.5pt" style:language-asian="zh" style:country-asian="CN" style:font-weight-asian="bold" style:font-name-complex="TimesNewRomanPS-BoldMT" style:font-size-complex="10.5pt" style:font-weight-complex="bold"/>
    </style:style>
    <style:style style:name="T224" style:family="text">
      <style:text-properties style:font-name="Times New Roman1" fo:font-size="10.5pt" fo:font-weight="bold" style:font-name-asian="TimesNewRomanPS-BoldMT" style:font-size-asian="10.5pt" style:language-asian="zh" style:country-asian="CN" style:font-weight-asian="bold" style:font-name-complex="TimesNewRomanPS-BoldMT" style:font-size-complex="10.5pt" style:font-weight-complex="bold"/>
    </style:style>
    <style:style style:name="T225" style:family="text">
      <style:text-properties style:font-name="Times New Roman1" fo:font-size="10.5pt" style:font-size-asian="10.5pt" style:language-asian="zh" style:country-asian="CN" style:font-name-complex="TimesNewRomanPS-BoldMT" style:font-size-complex="10.5pt"/>
    </style:style>
    <style:style style:name="T226" style:family="text">
      <style:text-properties style:font-name="Times New Roman1" fo:font-size="10.5pt" officeooo:rsid="00a06efb" style:font-size-asian="10.5pt" style:language-asian="zh" style:country-asian="CN" style:font-name-complex="TimesNewRomanPS-BoldMT" style:font-size-complex="10.5pt"/>
    </style:style>
    <style:style style:name="T227" style:family="text">
      <style:text-properties style:font-name="Times New Roman1" fo:font-size="10.5pt" fo:font-weight="normal" officeooo:rsid="009ed5c1" style:font-size-asian="10.5pt" style:language-asian="zh" style:country-asian="CN" style:font-weight-asian="normal" style:font-name-complex="TimesNewRomanPS-BoldMT" style:font-size-complex="10.5pt" style:font-weight-complex="normal"/>
    </style:style>
    <style:style style:name="T228" style:family="text">
      <style:text-properties style:font-name="Times New Roman1" fo:font-size="10.5pt" fo:font-weight="normal" officeooo:rsid="00a06efb" style:font-size-asian="10.5pt" style:language-asian="zh" style:country-asian="CN" style:font-weight-asian="normal" style:font-name-complex="TimesNewRomanPS-BoldMT" style:font-size-complex="10.5pt" style:font-weight-complex="normal"/>
    </style:style>
    <style:style style:name="T229" style:family="text">
      <style:text-properties style:font-name="Times New Roman1" fo:font-size="10.5pt" fo:font-weight="normal" style:font-name-asian="SimSun2" style:font-size-asian="10.5pt" style:language-asian="zh" style:country-asian="CN" style:font-weight-asian="normal" style:font-name-complex="TimesNewRomanPS-BoldMT" style:font-size-complex="10.5pt" style:font-weight-complex="normal"/>
    </style:style>
    <style:style style:name="T230" style:family="text">
      <style:text-properties style:font-name="Times New Roman1" fo:font-size="10.5pt" fo:font-weight="normal" officeooo:rsid="00a06efb" style:font-name-asian="SimSun2" style:font-size-asian="10.5pt" style:language-asian="zh" style:country-asian="CN" style:font-weight-asian="normal" style:font-name-complex="TimesNewRomanPS-BoldMT" style:font-size-complex="10.5pt" style:font-weight-complex="normal"/>
    </style:style>
    <style:style style:name="T231" style:family="text">
      <style:text-properties style:font-name="Times New Roman1" fo:font-weight="normal" officeooo:rsid="009d04d3" style:language-asian="zh" style:country-asian="CN" style:font-weight-asian="normal" style:font-name-complex="TimesNewRomanPS-BoldMT" style:font-weight-complex="normal"/>
    </style:style>
    <style:style style:name="T232" style:family="text">
      <style:text-properties style:font-name="Times New Roman1" fo:font-weight="normal" officeooo:rsid="00a2a552" style:language-asian="zh" style:country-asian="CN" style:font-weight-asian="normal" style:font-name-complex="TimesNewRomanPS-BoldMT" style:font-weight-complex="normal"/>
    </style:style>
    <style:style style:name="T233" style:family="text">
      <style:text-properties style:font-name="Times New Roman1" style:language-asian="zh" style:country-asian="CN" style:font-name-complex="TimesNewRomanPS-BoldMT"/>
    </style:style>
    <style:style style:name="T234" style:family="text">
      <style:text-properties style:font-name="Times New Roman1" officeooo:rsid="00a06efb" style:language-asian="zh" style:country-asian="CN" style:font-name-complex="TimesNewRomanPS-BoldMT"/>
    </style:style>
    <style:style style:name="T235" style:family="text">
      <style:text-properties style:font-name="Times New Roman1" officeooo:rsid="00a0ab88" style:language-asian="zh" style:country-asian="CN" style:font-name-complex="TimesNewRomanPS-BoldMT"/>
    </style:style>
    <style:style style:name="T236" style:family="text">
      <style:text-properties style:font-name="Times New Roman1" fo:font-size="9pt" fo:font-weight="normal" officeooo:rsid="00a06efb" style:font-name-asian="SimSun2" style:font-size-asian="9pt" style:language-asian="zh" style:country-asian="CN" style:font-weight-asian="normal" style:font-name-complex="TimesNewRomanPS-BoldMT" style:font-size-complex="9pt"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TU-T X.68<text:span text:style-name="T76">3</text:span></text:p>
      <text:p text:style-name="P60">(07/2002)</text:p>
      <text:p text:style-name="P1"/>
      <text:p text:style-name="P1">Information technology <text:span text:style-name="T1">–</text:span></text:p>
      <text:p text:style-name="P1">Abstract Syntax Notation One (ASN.1):</text:p>
      <text:p text:style-name="P61"><text:span text:style-name="T31">Information object </text:span><text:span text:style-name="T146">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4"><text:soft-page-break/><text:tab/>这篇文档是为了以后的工作学习ASN.1标准时顺便翻译的，由于ASN.1中包含了一些XML相关的内容，而且近期不会用到，所以有关XML相关的内容没有进行翻译，但是将原文留下并用蓝色字体表示，例如：</text:p>
      <text:p text:style-name="P55"><text:span text:style-name="T54">An "xmlbstring" shall consist of an arbitrary number (possibly zero) of zeros, ones or white-space. Any white-space </text:span><text:span text:style-name="T53">characters that appear within a binary string item have no significance.</text:span></text:p>
      <text:p text:style-name="P4"><text:tab/>此外由于本人英文水平有限，有些句子或者段落不能够理解其中的含义，这种情况下原文也被留下并使用红色字体表示，例如：</text:p>
      <text:p text:style-name="P29"><text:span text:style-name="T3">The application of a constraint to a parent type which is already</text:span> <text:span text:style-name="T3">constrained.</text:span></text:p>
      <text:p text:style-name="P5">王博</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目次1">
        <text:table-of-content-source text:outline-level="1">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text:soft-page-break/>目次</text:p>
          </text:index-title>
          <text:p text:style-name="P97"><text:a xlink:type="simple" xlink:href="#__RefHeading__26612_112587309" text:style-name="Index_20_Link" text:visited-style-name="Index_20_Link">1 Scope<text:tab/>4</text:a></text:p>
          <text:p text:style-name="P97"><text:a xlink:type="simple" xlink:href="#__RefHeading__26614_112587309" text:style-name="Index_20_Link" text:visited-style-name="Index_20_Link">2 Normative references<text:tab/>4</text:a></text:p>
          <text:p text:style-name="P97"><text:a xlink:type="simple" xlink:href="#__RefHeading__26616_112587309" text:style-name="Index_20_Link" text:visited-style-name="Index_20_Link">3 Definitions<text:tab/>4</text:a></text:p>
          <text:p text:style-name="P97"><text:a xlink:type="simple" xlink:href="#__RefHeading__26618_112587309" text:style-name="Index_20_Link" text:visited-style-name="Index_20_Link">4 Abbreviations<text:tab/>6</text:a></text:p>
          <text:p text:style-name="P97"><text:a xlink:type="simple" xlink:href="#__RefHeading__26620_112587309" text:style-name="Index_20_Link" text:visited-style-name="Index_20_Link">5 Convention<text:tab/>6</text:a></text:p>
          <text:p text:style-name="P97"><text:a xlink:type="simple" xlink:href="#__RefHeading__8959_611686203" text:style-name="Index_20_Link" text:visited-style-name="Index_20_Link">6 Notation<text:tab/>6</text:a></text:p>
          <text:p text:style-name="P97"><text:a xlink:type="simple" xlink:href="#__RefHeading__26622_112587309" text:style-name="Index_20_Link" text:visited-style-name="Index_20_Link">7 ASN.1 lexical items<text:tab/>6</text:a></text:p>
          <text:p text:style-name="P97"><text:a xlink:type="simple" xlink:href="#__RefHeading__26624_112587309" text:style-name="Index_20_Link" text:visited-style-name="Index_20_Link">8 General constraint specification<text:tab/>6</text:a></text:p>
          <text:p text:style-name="P97"><text:a xlink:type="simple" xlink:href="#__RefHeading__22035_346319175" text:style-name="Index_20_Link" text:visited-style-name="Index_20_Link">9 User-defined constraints<text:tab/>7</text:a></text:p>
          <text:p text:style-name="P97"><text:a xlink:type="simple" xlink:href="#__RefHeading__22037_346319175" text:style-name="Index_20_Link" text:visited-style-name="Index_20_Link">10 Table constraints, including component relation constraints<text:tab/>8</text:a></text:p>
          <text:p text:style-name="P97"><text:a xlink:type="simple" xlink:href="#__RefHeading__22039_346319175" text:style-name="Index_20_Link" text:visited-style-name="Index_20_Link">11 Contents constraints<text:tab/>13</text:a></text:p>
          <text:p text:style-name="P97"><text:a xlink:type="simple" xlink:href="#__RefHeading__22049_346319175" text:style-name="Index_20_Link" text:visited-style-name="Index_20_Link">Annex A Constraining instance-of types<text:tab/>15</text:a></text:p>
          <text:p text:style-name="P97"><text:a xlink:type="simple" xlink:href="#__RefHeading__19977_1385791319" text:style-name="Index_20_Link" text:visited-style-name="Index_20_Link">Annex B Summary of the notation<text:tab/>15</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61" text:outline-level="1"><text:bookmark-start text:name="__RefHeading__26612_112587309"/><text:soft-page-break/>1 Scope<text:bookmark-end text:name="__RefHeading__26612_112587309"/></text:h>
      <text:p text:style-name="P35"><text:span text:style-name="T32">这篇国际标准是抽象语法符号</text:span><text:span text:style-name="T33">1(ASN.1)的一部分并且提供了</text:span><text:span text:style-name="T34">描述用户定义约束，表约束和内容约束</text:span><text:span text:style-name="T33">的表示法。</text:span></text:p>
      <text:p text:style-name="P25"/>
      <text:h text:style-name="P161" text:outline-level="1"><text:bookmark-start text:name="__RefHeading__26614_112587309"/>2 Normative references<text:bookmark-end text:name="__RefHeading__26614_112587309"/></text:h>
      <text:p text:style-name="P82"><text:span text:style-name="T101">下面的这些国际标准包含了一些构成本国际保准的条款文本的一些条款.发布的时候,所有的版本都是可用的.所有的国际标准都会做出修订,在本协议基础上达成共同意见的各方将尽可能列出下面国际标准的最新版本.ISO和IEC的成员维护当前的可用的国际标准版本,ITU的电信标准化局维护当前可用的ITU-T建议版本</text:span><text:span text:style-name="T83">.</text:span></text:p>
      <text:p text:style-name="P25"/>
      <text:h text:style-name="P169" text:outline-level="2">2.1 Identical Recommendations | International Standards</text:h>
      <text:p text:style-name="P95"><text:span text:style-name="T147">– ITU-T Recommendation X.680 (2002) | ISO/IEC 8824-1:2002, </text:span><text:span text:style-name="T148">Information technology – Abstract Syntax </text:span><text:span text:style-name="T149">Notation One (ASN.1): Specification of basic notation</text:span><text:span text:style-name="T143">.</text:span></text:p>
      <text:p text:style-name="P95"><text:span text:style-name="T38">– </text:span><text:span text:style-name="T39">ITU-T Recommendation X.68</text:span><text:span text:style-name="T40">1</text:span><text:span text:style-name="T39"> (2002) | ISO/IEC 8824-3:2002, </text:span><text:span text:style-name="T4">Information</text:span><text:span text:style-name="T5"> </text:span><text:span text:style-name="T4">technology – Abstract</text:span><text:span text:style-name="T5"> </text:span><text:span text:style-name="T4">Syntax Notation One (ASN.1): </text:span><text:span text:style-name="T143">Information object specification.</text:span></text:p>
      <text:p text:style-name="P96"><text:span text:style-name="T88">– </text:span><text:span text:style-name="T89">ITU-T Recommendation X.68</text:span><text:span text:style-name="T90">2</text:span><text:span text:style-name="T89"> (2002) | ISO/IEC 8824-4:2002, </text:span><text:span text:style-name="T91">Information</text:span><text:span text:style-name="T92"> </text:span><text:span text:style-name="T91">technology – Abstract</text:span><text:span text:style-name="T92"> </text:span><text:span text:style-name="T91">Syntax Notation One (ASN.1): </text:span><text:span text:style-name="T144">Constraint specification</text:span><text:span text:style-name="T89">.</text:span></text:p>
      <text:p text:style-name="P25"/>
      <text:h text:style-name="P160" text:outline-level="1"><text:bookmark-start text:name="__RefHeading__26616_112587309"/>3 Definitions<text:bookmark-end text:name="__RefHeading__26616_112587309"/></text:h>
      <text:p text:style-name="P82">这篇国际标准中使用了如下的定义.</text:p>
      <text:p text:style-name="P82"/>
      <text:h text:style-name="P167" text:outline-level="2"><text:bookmark-start text:name="__RefHeading__8779_611686203"/><text:span text:style-name="T30">3.1 </text:span><text:span text:style-name="T150">Specification of basic notation</text:span><text:bookmark-end text:name="__RefHeading__8779_611686203"/></text:h>
      <text:p text:style-name="P83"><text:span text:style-name="T6">这篇国际标准中使用了定义在</text:span><text:span text:style-name="T20">ITU-T Rec. X.68</text:span><text:span text:style-name="T21">0</text:span><text:span text:style-name="T20"> | ISO/IEC 8824-</text:span><text:span text:style-name="T21">1</text:span><text:span text:style-name="T25">中的术语。</text:span></text:p>
      <text:p text:style-name="P82"/>
      <text:h text:style-name="P168" text:outline-level="2"><text:bookmark-start text:name="__RefHeading__8781_611686203"/>3.2 <text:span text:style-name="T182">Information object specification</text:span><text:bookmark-end text:name="__RefHeading__8781_611686203"/></text:h>
      <text:p text:style-name="P83"><text:span text:style-name="T6">这篇国际标准中使用了定义在</text:span><text:span text:style-name="T20">ITU-T Rec. X.68</text:span><text:span text:style-name="T22">1</text:span><text:span text:style-name="T20"> | ISO/IEC 8824-3</text:span><text:span text:style-name="T25">中的术语</text:span><text:span text:style-name="T20">:</text:span></text:p>
      <text:p text:style-name="P93"><text:span text:style-name="T2">–</text:span><text:span text:style-name="T3"> table constraint.</text:span><text:span text:style-name="T6">(表约束)</text:span></text:p>
      <text:p text:style-name="P82"/>
      <text:h text:style-name="P172" text:outline-level="2"><text:bookmark-start text:name="__RefHeading__8783_611686203"/><text:span text:style-name="T35">3.3 </text:span><text:span text:style-name="T152">Constraint specification</text:span><text:bookmark-end text:name="__RefHeading__8783_611686203"/></text:h>
      <text:p text:style-name="P84"><text:span text:style-name="T7">这篇国际标准中使用了定义在</text:span><text:span text:style-name="T23">ITU-T Rec. X.68</text:span><text:span text:style-name="T24">2</text:span><text:span text:style-name="T23"> | ISO/IEC 8824-4</text:span><text:span text:style-name="T26">中的术语</text:span><text:span text:style-name="T23">:</text:span></text:p>
      <text:p text:style-name="P25"/>
      <text:h text:style-name="P168" text:outline-level="2">3.<text:span text:style-name="T145">4</text:span> Additional definitions</text:h>
      <text:h text:style-name="P176" text:outline-level="3"><text:bookmark-start text:name="__RefHeading__8791_611686203"/><text:span text:style-name="T117">3.</text:span><text:span text:style-name="T120">4</text:span><text:span text:style-name="T117">.1 </text:span><text:span text:style-name="T153">normal reference name</text:span><text:span text:style-name="T126">:</text:span><text:bookmark-end text:name="__RefHeading__8791_611686203"/></text:h>
      <text:p text:style-name="P75"><text:span text:style-name="T136">通过</text:span><text:span text:style-name="T137">"Assignment"</text:span><text:span text:style-name="T136">而不是</text:span><text:span text:style-name="T138">"ParameterizedAssignment"</text:span><text:span text:style-name="T136">定义无参数化的引用名字。这样的名字引用一个完整的定义并且在使用的时候不提供实际的参数。</text:span></text:p>
      <text:p text:style-name="P25"/>
      <text:h text:style-name="P176" text:outline-level="3"><text:soft-page-break/><text:span text:style-name="T119">3.</text:span><text:span text:style-name="T120">4</text:span><text:span text:style-name="T119">.2</text:span><text:span text:style-name="T126"> </text:span><text:span text:style-name="T153">parameterized reference name</text:span><text:span text:style-name="T126">:</text:span></text:h>
      <text:p text:style-name="P98">使用参数化赋值产生式定义的引用名字，它引用了一个不完整的定义因此当使用的时候必须提供实际的参数。</text:p>
      <text:p text:style-name="P99"/>
      <text:h text:style-name="P176" text:outline-level="3"><text:bookmark-start text:name="__RefHeading__8795_611686203"/><text:span text:style-name="T117">3</text:span><text:span text:style-name="T119">.</text:span><text:span text:style-name="T120">4</text:span><text:span text:style-name="T119">.</text:span><text:span text:style-name="T117">3 </text:span><text:span text:style-name="T153">parameterized type</text:span><text:span text:style-name="T126">:</text:span><text:bookmark-end text:name="__RefHeading__8795_611686203"/></text:h>
      <text:p text:style-name="P115">使用参数类型赋值产生式定义的类型因此它的组件定义是不完整的当这个类型被使用的时候必须提供实际的参数。</text:p>
      <text:p text:style-name="P82"/>
      <text:h text:style-name="P176" text:outline-level="3"><text:bookmark-start text:name="__RefHeading__8797_611686203"/><text:span text:style-name="T117">3.</text:span><text:span text:style-name="T120">4</text:span><text:span text:style-name="T117">.4 </text:span><text:span text:style-name="T153">parameterized value</text:span><text:span text:style-name="T117">:</text:span><text:bookmark-end text:name="__RefHeading__8797_611686203"/></text:h>
      <text:p text:style-name="P116">通过参数化值赋值产生式定义的值，因此它的值是不完整的，当使用的时候必须提供实际的参数。</text:p>
      <text:p text:style-name="P13"/>
      <text:h text:style-name="P178" text:outline-level="3"><text:bookmark-start text:name="__RefHeading__8799_611686203"/><text:span text:style-name="T30">3.</text:span><text:span text:style-name="T36">4</text:span><text:span text:style-name="T30">.5 </text:span><text:span text:style-name="T154">parameterized value set</text:span><text:span text:style-name="T30">:</text:span><text:bookmark-end text:name="__RefHeading__8799_611686203"/></text:h>
      <text:p text:style-name="P116">通过参数化值集合赋值产生式定义的值集合，因此它的值是不完整的，使用的时候必须提供实际的参数。</text:p>
      <text:p text:style-name="P26"/>
      <text:h text:style-name="P176" text:outline-level="3"><text:bookmark-start text:name="__RefHeading__8801_611686203"/><text:span text:style-name="T118">3.</text:span><text:span text:style-name="T121">4</text:span><text:span text:style-name="T118">.6 </text:span><text:span text:style-name="T153">parameterized object class</text:span><text:span text:style-name="T118">:</text:span><text:bookmark-end text:name="__RefHeading__8801_611686203"/></text:h>
      <text:p text:style-name="P116">通过参数化对象类赋值产生式定义的信息对象类，因此它的域描述是不完整的，当使用的时候必须提供实际的参数。</text:p>
      <text:p text:style-name="P26"/>
      <text:h text:style-name="P178" text:outline-level="3"><text:bookmark-start text:name="__RefHeading__8803_611686203"/><text:span text:style-name="T30">3.</text:span><text:span text:style-name="T37">4</text:span><text:span text:style-name="T30">.7 </text:span><text:span text:style-name="T154">parameterized object</text:span><text:span text:style-name="T30">:</text:span><text:bookmark-end text:name="__RefHeading__8803_611686203"/></text:h>
      <text:p text:style-name="P100">通过参数化对象赋值产生式定义的信息对象，它的组件是不完整的，在使用的时候必须提供实际的参数。</text:p>
      <text:p text:style-name="P26"/>
      <text:h text:style-name="P179" text:outline-level="3"><text:span text:style-name="T30">3.</text:span><text:span text:style-name="T37">4</text:span><text:span text:style-name="T30">.8 </text:span><text:span text:style-name="T154">parameterized object set</text:span><text:span text:style-name="T156">:</text:span></text:h>
      <text:p text:style-name="P117">通过参数化对象集合赋值产生式定义的信息对象集合，因此它的对象是不完整的，在使用的时候必须提供实际的参数。</text:p>
      <text:p text:style-name="P91"/>
      <text:h text:style-name="P179" text:outline-level="3"><text:bookmark-start text:name="__RefHeading__8807_611686203"/><text:span text:style-name="T35">3.</text:span><text:span text:style-name="T37">4</text:span><text:span text:style-name="T35">.9</text:span><text:span text:style-name="T151"> </text:span><text:span text:style-name="T155">variable constraint</text:span><text:span text:style-name="T157">:</text:span><text:bookmark-end text:name="__RefHeading__8807_611686203"/></text:h>
      <text:p text:style-name="P101">描述一个参数化抽象语法中使用的约束，它依赖于抽象语法的某些参数。</text:p>
      <text:p text:style-name="P126"/>
      <text:h text:style-name="P162" text:outline-level="1"><text:bookmark-start text:name="__RefHeading__26618_112587309"/>4 Abbreviations<text:bookmark-end text:name="__RefHeading__26618_112587309"/></text:h>
      <text:p text:style-name="P13">本标准适用如下缩略语:</text:p>
      <text:p text:style-name="P94"><text:span text:style-name="T28">ASN.1 </text:span><text:span text:style-name="T29"><text:tab/></text:span><text:span text:style-name="T28">Abstract Syntax Notation One</text:span><text:span text:style-name="T27">(抽象语法符号1)</text:span></text:p>
      <text:p text:style-name="P13"/>
      <text:h text:style-name="P163" text:outline-level="1"><text:bookmark-start text:name="__RefHeading__26620_112587309"/><text:soft-page-break/><text:span text:style-name="T115">5 </text:span><text:span text:style-name="T125">Convention</text:span><text:bookmark-end text:name="__RefHeading__26620_112587309"/></text:h>
      <text:p text:style-name="P13">本标准采用了X.680第5章中定义的表示法惯例。</text:p>
      <text:p text:style-name="P13"/>
      <text:h text:style-name="P162" text:outline-level="1"><text:bookmark-start text:name="__RefHeading__8959_611686203"/><text:span text:style-name="T73">6</text:span> Notation<text:bookmark-end text:name="__RefHeading__8959_611686203"/></text:h>
      <text:p text:style-name="P13">这一章总结了定义在本标准中的表示法。</text:p>
      <text:p text:style-name="P13"/>
      <text:h text:style-name="P173" text:outline-level="2"><text:span text:style-name="T73">6</text:span>.<text:span text:style-name="T73">1</text:span> <text:span text:style-name="T183">Constraint</text:span></text:h>
      <text:p text:style-name="P45"><text:span text:style-name="T73">下面的产生式定义在本标准中，这个产生式用作X.680</text:span><text:span text:style-name="T77">第12章</text:span><text:span text:style-name="T73">中的</text:span><text:span text:style-name="T47">"</text:span><text:span text:style-name="T47">Assignment</text:span><text:span text:style-name="T47">"</text:span><text:span text:style-name="T73">的可选项。</text:span></text:p>
      <text:p text:style-name="P76"><text:span text:style-name="T83"><text:tab/></text:span><text:span text:style-name="T7">– </text:span><text:span text:style-name="T47">ParameterizedAssignment</text:span><text:span text:style-name="T7"> (see </text:span><text:span text:style-name="T10">8</text:span><text:span text:style-name="T7">.1);</text:span></text:p>
      <text:p text:style-name="P25"/>
      <text:h text:style-name="P174" text:outline-level="2">6.2 Parameterized definitions</text:h>
      <text:h text:style-name="P177" text:outline-level="3">6.2.1</text:h>
      <text:p text:style-name="P36"><text:span text:style-name="T184">下面的产生式可以用在X.680 13.1中定义的</text:span><text:span text:style-name="T42">"DefinedType"</text:span><text:span text:style-name="T184">的可选项。</text:span></text:p>
      <text:p text:style-name="P77"><text:tab/>– ParameterizedType (see 9.2).</text:p>
      <text:p text:style-name="P27"/>
      <text:h text:style-name="P177" text:outline-level="3">6.2.2</text:h>
      <text:p text:style-name="P45"><text:span text:style-name="T77">下面的产生式可以用在X.680 13.1中定义的</text:span><text:span text:style-name="T49">"</text:span><text:span text:style-name="T42">DefinedValue</text:span><text:span text:style-name="T49">"</text:span><text:span text:style-name="T77">的可选项。</text:span></text:p>
      <text:p text:style-name="P77"><text:tab/>– ParameterizedValue (see 9.2).</text:p>
      <text:p text:style-name="P27"/>
      <text:h text:style-name="P177" text:outline-level="3">6.2.3</text:h>
      <text:p text:style-name="P36"><text:span text:style-name="T184">下面的产生式可以用在X.680 13.1中定义的</text:span><text:span text:style-name="T42">"DefinedType"</text:span><text:span text:style-name="T184">的可选项。</text:span></text:p>
      <text:p text:style-name="P77"><text:tab/>– ParameterizedValueSetType (see 9.2).</text:p>
      <text:p text:style-name="P27"/>
      <text:h text:style-name="P177" text:outline-level="3">6.2.4</text:h>
      <text:p text:style-name="P45"><text:span text:style-name="T77">下面的产生式可以用在X.681 9.2中定义的</text:span><text:span text:style-name="T49">"</text:span><text:span text:style-name="T42">ObjectClass</text:span><text:span text:style-name="T49">"</text:span><text:span text:style-name="T77">的可选项。</text:span></text:p>
      <text:p text:style-name="P77"><text:tab/>– ParameterizedObjectClass (see 9.2).</text:p>
      <text:p text:style-name="P27"/>
      <text:h text:style-name="P177" text:outline-level="3">6.2.5</text:h>
      <text:p text:style-name="P45"><text:span text:style-name="T77">下面的产生式可以用在X.681 11.3中定义的</text:span><text:span text:style-name="T49">"</text:span><text:span text:style-name="T42">Object</text:span><text:span text:style-name="T49">"</text:span><text:span text:style-name="T77">的可选项。</text:span></text:p>
      <text:p text:style-name="P77"><text:tab/>– ParameterizedObject (see 9.2).</text:p>
      <text:p text:style-name="P27"/>
      <text:h text:style-name="P177" text:outline-level="3">6.2.6</text:h>
      <text:p text:style-name="P45"><text:span text:style-name="T77">下面的产生式可以用在X.681 12.3中定义的</text:span><text:span text:style-name="T49">"</text:span><text:span text:style-name="T42">ObjectSet</text:span><text:span text:style-name="T49">"</text:span><text:span text:style-name="T77">的可选项。</text:span></text:p>
      <text:p text:style-name="P77"><text:tab/>– ParameterizedObjectSet (see 9.2).</text:p>
      <text:p text:style-name="P27"/>
      <text:h text:style-name="P174" text:outline-level="2"><text:soft-page-break/>6.3 Symbols</text:h>
      <text:p text:style-name="P45"><text:span text:style-name="T77">下面的产生式可以用在X.680 12.1中定义的</text:span><text:span text:style-name="T49">"</text:span><text:span text:style-name="T42">Symbol</text:span><text:span text:style-name="T49">"</text:span><text:span text:style-name="T77">的可选项。</text:span></text:p>
      <text:p text:style-name="P77"><text:tab/>– ParameterizedReference (see 9.1).</text:p>
      <text:p text:style-name="P27"/>
      <text:h text:style-name="P162" text:outline-level="1"><text:bookmark-start text:name="__RefHeading__26622_112587309"/>7 ASN.1 lexical items<text:bookmark-end text:name="__RefHeading__26622_112587309"/></text:h>
      <text:p text:style-name="P7"><text:span text:style-name="T100">本标准中使用定义在X.680 11.1中</text:span><text:span text:style-name="T112">定义的术语。</text:span></text:p>
      <text:p text:style-name="P13"/>
      <text:h text:style-name="P165" text:outline-level="1"><text:bookmark-start text:name="__RefHeading__26624_112587309"/><text:span text:style-name="T116">8 </text:span><text:span text:style-name="T122">Parameterized assignments</text:span><text:bookmark-end text:name="__RefHeading__26624_112587309"/></text:h>
      <text:h text:style-name="P173" text:outline-level="2">8.1</text:h>
      <text:p text:style-name="P45"><text:span text:style-name="T49">参数化赋值语句与每一条赋值语句都定义在X.680中。</text:span><text:span text:style-name="T49">"ParameterizedAssignment"</text:span><text:span text:style-name="T49">的结构如下：</text:span></text:p>
      <text:p text:style-name="P85"><text:span text:style-name="T41"><text:tab/></text:span>ParameterizedAssignment ::=</text:p>
      <text:p text:style-name="P87"><text:tab/><text:tab/>ParameterizedTypeAssignment</text:p>
      <text:p text:style-name="P87"><text:tab/> <text:s text:c="13"/>| ParameterizedValueAssignment</text:p>
      <text:p text:style-name="P87"><text:tab/> <text:s text:c="13"/>| ParameterizedValueSetTypeAssignment</text:p>
      <text:p text:style-name="P87"><text:tab/> <text:s text:c="13"/>| ParameterizedObjectClassAssignment</text:p>
      <text:p text:style-name="P87"><text:tab/> <text:s text:c="13"/>| ParameterizedObjectAssignment</text:p>
      <text:p text:style-name="P128"><text:tab/> <text:s text:c="13"/>| ParameterizedObjectSetAssignment</text:p>
      <text:p text:style-name="P26"/>
      <text:h text:style-name="P173" text:outline-level="2">8.2</text:h>
      <text:p text:style-name="P21"><text:span text:style-name="T105">每一个</text:span><text:span text:style-name="T61">"Parameterized&lt;X&gt;Assignment"</text:span><text:span text:style-name="T105">拥有与</text:span><text:span text:style-name="T61">"&lt;X&gt;Assignment"</text:span><text:span text:style-name="T105">相同的语法，除了第一个词法项目后面跟着。因此第一个项目就成了参数化引用名。</text:span></text:p>
      <text:p text:style-name="P90"><text:span text:style-name="T70">NOTE – </text:span><text:span text:style-name="T85">X.680中规定在模块中的所有的引用名，无论是否是参数化的，都必须不同：</text:span></text:p>
      <text:p text:style-name="P86"><text:tab/>ParameterizedTypeAssignment ::=</text:p>
      <text:p text:style-name="P87"><text:tab/><text:tab/>typereference</text:p>
      <text:p text:style-name="P87"><text:tab/><text:tab/>ParameterList</text:p>
      <text:p text:style-name="P88"><text:span text:style-name="T142"><text:tab/><text:tab/>"</text:span><text:span text:style-name="T95">::=</text:span><text:span text:style-name="T142">"</text:span></text:p>
      <text:p text:style-name="P128"><text:tab/><text:tab/>Type</text:p>
      <text:p text:style-name="P35"/>
      <text:p text:style-name="P85"><text:tab/>ParameterizedValueAssignment ::=</text:p>
      <text:p text:style-name="P87"><text:tab/><text:tab/>valuereference</text:p>
      <text:p text:style-name="P87"><text:tab/><text:tab/>ParameterList</text:p>
      <text:p text:style-name="P87"><text:tab/><text:tab/>Type</text:p>
      <text:p text:style-name="P88"><text:span text:style-name="T142"><text:tab/><text:tab/>"</text:span><text:span text:style-name="T95">::=</text:span><text:span text:style-name="T142">"</text:span></text:p>
      <text:p text:style-name="P128"><text:tab/><text:tab/>Value</text:p>
      <text:p text:style-name="P13"/>
      <text:p text:style-name="P85"><text:tab/>ParameterizedValueSetTypeAssignment ::=</text:p>
      <text:p text:style-name="P87"><text:soft-page-break/><text:tab/><text:tab/>typereference</text:p>
      <text:p text:style-name="P87"><text:tab/><text:tab/>ParameterList</text:p>
      <text:p text:style-name="P87"><text:tab/><text:tab/>Type</text:p>
      <text:p text:style-name="P88"><text:span text:style-name="T142"><text:tab/><text:tab/>"</text:span><text:span text:style-name="T95">::=</text:span><text:span text:style-name="T142">"</text:span></text:p>
      <text:p text:style-name="P128"><text:tab/><text:tab/>ValueSet</text:p>
      <text:p text:style-name="P13"/>
      <text:p text:style-name="P85"><text:tab/>ParameterizedObjectClassAssignment ::=</text:p>
      <text:p text:style-name="P87"><text:tab/><text:tab/>objectclassreference</text:p>
      <text:p text:style-name="P128"><text:tab/><text:tab/>ParameterList</text:p>
      <text:p text:style-name="P89"><text:span text:style-name="T142"><text:tab/><text:tab/>"</text:span><text:span text:style-name="T95">::=</text:span><text:span text:style-name="T142">"</text:span></text:p>
      <text:p text:style-name="P128"><text:tab/><text:tab/>ObjectClass</text:p>
      <text:p text:style-name="P13"/>
      <text:p text:style-name="P85"><text:tab/>ParameterizedObjectAssignment ::=</text:p>
      <text:p text:style-name="P87"><text:tab/><text:tab/>objectreference</text:p>
      <text:p text:style-name="P87"><text:tab/><text:tab/>ParameterList</text:p>
      <text:p text:style-name="P87"><text:tab/><text:tab/>DefinedObjectClass</text:p>
      <text:p text:style-name="P88"><text:span text:style-name="T142"><text:tab/><text:tab/>"</text:span><text:span text:style-name="T95">::=</text:span><text:span text:style-name="T142">"</text:span></text:p>
      <text:p text:style-name="P128"><text:tab/><text:tab/>Object</text:p>
      <text:p text:style-name="P13"/>
      <text:p text:style-name="P85"><text:tab/>ParameterizedObjectSetAssignment ::=</text:p>
      <text:p text:style-name="P87"><text:tab/><text:tab/>objectsetreference</text:p>
      <text:p text:style-name="P87"><text:tab/><text:tab/>ParameterList</text:p>
      <text:p text:style-name="P87"><text:tab/><text:tab/>DefinedObjectClass</text:p>
      <text:p text:style-name="P88"><text:span text:style-name="T142"><text:tab/><text:tab/>"</text:span><text:span text:style-name="T95">::=</text:span><text:span text:style-name="T142">"</text:span></text:p>
      <text:p text:style-name="P128"><text:tab/><text:tab/>ObjectSet</text:p>
      <text:p text:style-name="P13"/>
      <text:h text:style-name="P173" text:outline-level="2">8.3</text:h>
      <text:p text:style-name="P37"><text:span text:style-name="T43">"ParameterList"</text:span><text:span text:style-name="T185">是括号中的</text:span><text:span text:style-name="T43">"Parameter"</text:span><text:span text:style-name="T185">的列表：</text:span></text:p>
      <text:p text:style-name="P85"><text:tab/>ParameterList ::= "<text:span text:style-name="T99">{</text:span>" Parameter "," + "<text:span text:style-name="T99">}</text:span>"</text:p>
      <text:p text:style-name="P37"><text:span text:style-name="T185">每一个</text:span><text:span text:style-name="T43">"Parameter"</text:span><text:span text:style-name="T185">由</text:span><text:span text:style-name="T43">"DummyReference"</text:span><text:span text:style-name="T185">或者可能的</text:span><text:span text:style-name="T43">"ParamGovernor"</text:span><text:span text:style-name="T185">组成：</text:span></text:p>
      <text:p text:style-name="P89"><text:span text:style-name="T142"><text:tab/>Parameter ::= ParamGovernor "</text:span><text:span text:style-name="T95">:</text:span><text:span text:style-name="T142">" DummyReference | DummyReference</text:span></text:p>
      <text:p text:style-name="P87"><text:tab/>ParamGovernor ::= Governor | DummyGovernor</text:p>
      <text:p text:style-name="P87"><text:tab/>Governor ::= Type | DefinedObjectClass</text:p>
      <text:p text:style-name="P87"><text:tab/>DummyGovernor ::= DummyReference</text:p>
      <text:p text:style-name="P128"><text:tab/>DummyReference ::= Reference</text:p>
      <text:p text:style-name="P37"><text:span text:style-name="T43">"Parameter"</text:span><text:span text:style-name="T185">中的</text:span><text:span text:style-name="T43">"DummyReference"</text:span><text:span text:style-name="T185">可能代表：</text:span></text:p>
      <text:p text:style-name="P54"><text:soft-page-break/><text:span text:style-name="T65">a) </text:span><text:span text:style-name="T17">一个</text:span><text:span text:style-name="T66">"Type"</text:span><text:span text:style-name="T17">或者</text:span><text:span text:style-name="T66">"DefinedObjectClass"</text:span><text:span text:style-name="T17">，在这种情况应该没有</text:span><text:span text:style-name="T66">"ParamGovernor"</text:span><text:span text:style-name="T17">；</text:span></text:p>
      <text:p text:style-name="P54"><text:span text:style-name="T65">b) </text:span><text:span text:style-name="T17">一个</text:span><text:span text:style-name="T66">"Value"</text:span><text:span text:style-name="T17">或者</text:span><text:span text:style-name="T66"> "ValueSet"</text:span><text:span text:style-name="T17">，在这种情况下</text:span><text:span text:style-name="T66">"ParamGovernor"</text:span><text:span text:style-name="T17">应该出现，并且如果</text:span><text:span text:style-name="T66">"ParamGovernor"</text:span><text:span text:style-name="T17">是</text:span><text:span text:style-name="T66">"Governor"</text:span><text:span text:style-name="T17">，它以应该是一个</text:span><text:span text:style-name="T66">"Type"</text:span><text:span text:style-name="T17">，如果</text:span><text:span text:style-name="T66">"ParamGovernor"</text:span><text:span text:style-name="T17">是一个</text:span><text:span text:style-name="T66">"DummyGovernor"</text:span><text:span text:style-name="T17">，</text:span><text:span text:style-name="T66">"ParamGovernor"</text:span><text:span text:style-name="T17">的实际参数应该是一个</text:span><text:span text:style-name="T66">"Type"</text:span><text:span text:style-name="T17">。</text:span></text:p>
      <text:p text:style-name="P54"><text:span text:style-name="T65">c) </text:span><text:span text:style-name="T17">一个</text:span><text:span text:style-name="T66">"Object"</text:span><text:span text:style-name="T17">或者</text:span><text:span text:style-name="T66">"ObjectSet"</text:span><text:span text:style-name="T17">，这种情况下</text:span><text:span text:style-name="T66">"ParamGovernor"</text:span><text:span text:style-name="T17">应该出现，并且如果</text:span><text:span text:style-name="T66">"ParamGovernor"</text:span><text:span text:style-name="T17">是</text:span><text:span text:style-name="T66"> "Governor" </text:span><text:span text:style-name="T17">，它应该是一个</text:span><text:span text:style-name="T66">"DefinedObjectClass"</text:span><text:span text:style-name="T17">，如果</text:span><text:span text:style-name="T66">"ParamGovernor"</text:span><text:span text:style-name="T17">是一个</text:span><text:span text:style-name="T66">"DummyGovernor"</text:span><text:span text:style-name="T17">，</text:span><text:span text:style-name="T66">"ParamGovernor"</text:span><text:span text:style-name="T17">的实际参数应该是一个</text:span><text:span text:style-name="T66">"DefinedObjectClass"</text:span><text:span text:style-name="T17">。</text:span></text:p>
      <text:p text:style-name="P37"><text:span text:style-name="T185">一个</text:span><text:span text:style-name="T43">"DummyGovernor"</text:span><text:span text:style-name="T185">应该是没有</text:span><text:span text:style-name="T43">"Governor"</text:span><text:span text:style-name="T185">的</text:span><text:span text:style-name="T43">"DummyReference"</text:span><text:span text:style-name="T185">。</text:span></text:p>
      <text:p text:style-name="P13"/>
      <text:h text:style-name="P173" text:outline-level="2">8.4</text:h>
      <text:p text:style-name="P22"><text:span text:style-name="T106">出现在</text:span><text:span text:style-name="T62">"ParameterList"</text:span><text:span text:style-name="T106">中的</text:span><text:span text:style-name="T62">"DummyReference"</text:span><text:span text:style-name="T106">的范围是</text:span><text:span text:style-name="T62">"ParameterList"</text:span><text:span text:style-name="T106">自己以及跟在</text:span><text:span text:style-name="T62">"ParameterizedAssignment"</text:span><text:span text:style-name="T106">的</text:span><text:span text:style-name="T62">"</text:span><text:span text:style-name="T94">::=</text:span><text:span text:style-name="T62">"</text:span><text:span text:style-name="T106">后面的部分。</text:span><text:span text:style-name="T62">"DummyReference"</text:span><text:span text:style-name="T106">隐藏了在这个范围内与</text:span><text:span text:style-name="T62">"Reference"</text:span><text:span text:style-name="T106">同名的其他。</text:span></text:p>
      <text:p text:style-name="P90"><text:span text:style-name="T69">NOTE – </text:span><text:span text:style-name="T86">本节的内容不能够应用到定义在</text:span><text:span text:style-name="T71">"NamedNumberList"s, "Enumeration"s and "NamedBitList"</text:span><text:span text:style-name="T86">中的</text:span><text:span text:style-name="T71">"identifier"</text:span><text:span text:style-name="T86">，因为它们不是</text:span><text:span text:style-name="T71">"Reference"</text:span><text:span text:style-name="T86">。</text:span><text:span text:style-name="T71">"DummyReference"</text:span><text:span text:style-name="T86">不能够隐藏这些</text:span><text:span text:style-name="T71">"identifier"</text:span><text:span text:style-name="T86">。</text:span></text:p>
      <text:p text:style-name="P13"/>
      <text:h text:style-name="P173" text:outline-level="2">8.5</text:h>
      <text:p text:style-name="P38"><text:span text:style-name="T186">在它的范围内的</text:span><text:span text:style-name="T44">"DummyReference"</text:span><text:span text:style-name="T186">的使用应该符合它的语法以及可使用的位置，管辖者并且所有的相同的</text:span><text:span text:style-name="T44">"DummyReference" </text:span><text:span text:style-name="T186">应该与另一个相符。</text:span></text:p>
      <text:p text:style-name="P28"><text:span text:style-name="T65">NOTE – </text:span><text:span text:style-name="T18">当假设的引用名字的语法形式很模糊的时候(例如到底是</text:span><text:span text:style-name="T67">"objectclassreference" or "typereference"</text:span><text:span text:style-name="T18">)，这种不清楚的情况可以通过在赋值语句右侧的假设引用名的第一次使用来解决。此后这个假设引用名字的性质就清楚了。但是当它仅仅在一个参数化引用中作为一个实际参数使用的时候，假设引用的性质是不能够通过赋值语句的右侧来确定的；在这种情况下，假设引用的性质必须通过研究这个参数化引用来确定。这种表示法的用户被警告这样的实践导致ASN.1描述变得不清晰，建议为读者提供充足的注释进行解释。</text:span></text:p>
      <text:p text:style-name="P13"/>
      <text:p text:style-name="P71">Example</text:p>
      <text:p text:style-name="P118">考虑下面的参数化对象类赋值：</text:p>
      <text:p text:style-name="P79"><text:tab/>PARAMETERIZED-OBJECT-CLASS</text:p>
      <text:p text:style-name="P79"><text:tab/>{ TypeParam, INTEGER:valueParam, INTEGER:ValueSetParam }</text:p>
      <text:p text:style-name="P80"><text:tab/>::= CLASS {</text:p>
      <text:p text:style-name="P130"><text:tab/><text:tab/>&amp;valueField1 TypeParam,</text:p>
      <text:p text:style-name="P78"><text:tab/><text:tab/>&amp;valueField2 INTEGER DEFAULT valueParam,</text:p>
      <text:p text:style-name="P80"><text:tab/><text:tab/>&amp;valueField3 INTEGER (ValueSetParam),</text:p>
      <text:p text:style-name="P80"><text:tab/><text:tab/>&amp;ValueSetField INTEGER DEFAULT { ValueSetParam }</text:p>
      <text:p text:style-name="P131"><text:tab/>}</text:p>
      <text:p text:style-name="P23"><text:soft-page-break/><text:span text:style-name="T107">为了确定</text:span><text:span text:style-name="T63">"DummyReference"</text:span><text:span text:style-name="T107">在</text:span><text:span text:style-name="T63">"Parameterized Assignment"</text:span><text:span text:style-name="T107">的范围中的正确的用法的目的，并且仅仅是为了这个目的，</text:span><text:span text:style-name="T63">"DummyReference"</text:span><text:span text:style-name="T107">可以被视为如下定义：</text:span></text:p>
      <text:p text:style-name="P78"><text:tab/>TypeParam ::= UnspecifiedType</text:p>
      <text:p text:style-name="P78"><text:tab/>valueParam INTEGER ::= unspecifiedIntegerValue</text:p>
      <text:p text:style-name="P78"><text:tab/>ValueSetParam INTEGER ::= { UnspecifiedIntegerValueSet }</text:p>
      <text:p text:style-name="P119">此时：</text:p>
      <text:p text:style-name="P54"><text:span text:style-name="T65">a) </text:span><text:span text:style-name="T96">TypeParam </text:span><text:span text:style-name="T19">是</text:span><text:span text:style-name="T68">"DummyReference"</text:span><text:span text:style-name="T19">它代表</text:span><text:span text:style-name="T68">"Type"</text:span><text:span text:style-name="T19">。因此</text:span><text:span text:style-name="T96">TypeParam </text:span><text:span text:style-name="T19">可以被用在</text:span><text:span text:style-name="T68">"typereference"</text:span><text:span text:style-name="T19">被使用的地方，也就是作为固定类型值域</text:span><text:span text:style-name="T96">valueField1 </text:span><text:span text:style-name="T19">的</text:span><text:span text:style-name="T68">"Type"</text:span><text:span text:style-name="T19">。</text:span></text:p>
      <text:p text:style-name="P53"><text:span text:style-name="T50">b) </text:span><text:span text:style-name="T98">valueParam </text:span><text:span text:style-name="T11">是</text:span><text:span text:style-name="T52">"DummyReference"</text:span><text:span text:style-name="T11">它代表整型值。因此</text:span><text:span text:style-name="T98">valueParam </text:span><text:span text:style-name="T11">可以被用在整型值</text:span><text:span text:style-name="T52">"valuereference"</text:span><text:span text:style-name="T11">被用在的地方，例如作为固定类型值域</text:span><text:span text:style-name="T98">valueField2 </text:span><text:span text:style-name="T11">的默认值。</text:span></text:p>
      <text:p text:style-name="P54"><text:span text:style-name="T65">c) </text:span><text:span text:style-name="T96">ValueSetParam </text:span><text:span text:style-name="T19">是一个</text:span><text:span text:style-name="T68">"DummyReference"</text:span><text:span text:style-name="T19">它代表整型值的值集合。因此</text:span><text:span text:style-name="T96">ValueSetParam</text:span><text:span text:style-name="T19">可以被用在整型值的</text:span><text:span text:style-name="T68">"typereference" </text:span><text:span text:style-name="T19">被使用的地方，例如作为在</text:span><text:span text:style-name="T68"> </text:span><text:span text:style-name="T96">valueField3 </text:span><text:span text:style-name="T68">and </text:span><text:span text:style-name="T96">ValueSetField</text:span><text:span text:style-name="T19">的</text:span><text:span text:style-name="T68">"ContainedSubtype"</text:span><text:span text:style-name="T19">表示法的</text:span><text:span text:style-name="T68">"Type"</text:span><text:span text:style-name="T19">。</text:span></text:p>
      <text:p text:style-name="P13"/>
      <text:h text:style-name="P173" text:outline-level="2">8.6</text:h>
      <text:p text:style-name="P14"><text:span text:style-name="T187">每一个</text:span><text:span text:style-name="T55">"DummyReference"</text:span><text:span text:style-name="T187">在范围内应该至少被使用一次。</text:span></text:p>
      <text:p text:style-name="P90"><text:span text:style-name="T69">NOTE – </text:span><text:span text:style-name="T87">如果</text:span><text:span text:style-name="T72">"DummyReference"</text:span><text:span text:style-name="T87">没有出现，那么相应的</text:span><text:span text:style-name="T72">"ActualParameter"</text:span><text:span text:style-name="T87">将会对定义没有影响，将会被简单的抛弃，用户可能会看到被一些描述采用。</text:span></text:p>
      <text:p text:style-name="P24"><text:span text:style-name="T64">"ParameterizedValueAssignment"s, "ParameterizedValueSetTypeAssignment"s, "ParameterizedObjectAssignment"s and "ParameterizedObjectSetAssignment"</text:span><text:span text:style-name="T108">包含直接或者间接的子引用是非法的。</text:span></text:p>
      <text:p text:style-name="P13"/>
      <text:h text:style-name="P173" text:outline-level="2">8.7</text:h>
      <text:p text:style-name="P39"><text:span text:style-name="T188">在</text:span><text:span text:style-name="T45">"ParameterizedType", "ParameterizedValueSet", or "ParameterizedObjectClass"</text:span><text:span text:style-name="T188">的定义中，</text:span><text:span text:style-name="T45">"DummyReference"</text:span><text:span text:style-name="T188">不应该将一个标签类型传递给对于</text:span><text:span text:style-name="T45">"ParameterizedType", "ParameterizedValueSet", or "ParameterizedObjectClass"</text:span><text:span text:style-name="T188">的递归引用。</text:span></text:p>
      <text:p text:style-name="P35"/>
      <text:h text:style-name="P173" text:outline-level="2">8.8</text:h>
      <text:p text:style-name="P102"><text:span text:style-name="T46">"ParameterizedType", "ParameterizedValueSet", or "ParameterizedObjectClass"</text:span><text:span text:style-name="T189">的定义中不应该产生对于被定义的项的环回引用，除非这样的引用直接或者间接的被标记为</text:span><text:span text:style-name="T97">OPTIONAL</text:span><text:span text:style-name="T189">，或者在</text:span><text:span text:style-name="T46">"ParameterizedType" and "ParameterizedValueSet"</text:span><text:span text:style-name="T189">中通过对于一个CHOICE类型的引用得到，在定义中只是有一项不是它的的现象的环回引用。</text:span></text:p>
      <text:p text:style-name="P13"/>
      <text:h text:style-name="P173" text:outline-level="2">8.9</text:h>
      <text:p text:style-name="P102"><text:span text:style-name="T46">"DummyReference"</text:span><text:span text:style-name="T189">的管辖类型应该不包含对于其他的</text:span><text:span text:style-name="T46">"DummyReference"</text:span><text:span text:style-name="T189">的引用，如果这个</text:span><text:span text:style-name="T46">"DummyReference"</text:span><text:span text:style-name="T189">也有一个管辖类型。</text:span></text:p>
      <text:p text:style-name="P13"><text:soft-page-break/></text:p>
      <text:h text:style-name="P173" text:outline-level="2">8.10</text:h>
      <text:p text:style-name="P102"><text:span text:style-name="T189">在参数化赋值产生式中</text:span><text:span text:style-name="T46">"</text:span><text:span text:style-name="T97">::=</text:span><text:span text:style-name="T46">"</text:span><text:span text:style-name="T189">右侧的部分不应该仅仅包含一个</text:span><text:span text:style-name="T46">"DummyReference"</text:span><text:span text:style-name="T189">。</text:span></text:p>
      <text:p text:style-name="P13"/>
      <text:h text:style-name="P173" text:outline-level="2">8.11</text:h>
      <text:p text:style-name="P122"><text:span text:style-name="T109">一个</text:span><text:span text:style-name="T194">"DummyReference"</text:span><text:span text:style-name="T109">的管辖类型不应该要求</text:span><text:span text:style-name="T194">"DummyReference"</text:span><text:span text:style-name="T109">或者正在被定义的参数化引用名字的任何信息。</text:span></text:p>
      <text:p text:style-name="P13"/>
      <text:h text:style-name="P173" text:outline-level="2">8.12</text:h>
      <text:p text:style-name="P140"><text:span text:style-name="T12">如果一个值或者值集合被作为实际参数提供给一个参数化类型，那么就要求实际参数的类型与相应的假设</text:span><text:span text:style-name="T13">参数</text:span><text:span text:style-name="T12">的管辖类型兼容。</text:span></text:p>
      <text:p text:style-name="P13"/>
      <text:h text:style-name="P173" text:outline-level="2">8.13</text:h>
      <text:p text:style-name="P123"><text:span text:style-name="T78">在带有值或者值集合类型的参数化类型定义中，用来管辖假设参数的类型应该是这样一个类型，这个类型的所有的值放在假设参数被使用的赋值表达式的右侧的时候都是有效的。</text:span></text:p>
      <text:p text:style-name="P13"/>
      <text:h text:style-name="P164" text:outline-level="1"><text:bookmark-start text:name="__RefHeading__22035_346319175"/><text:span text:style-name="T124">9 </text:span><text:span text:style-name="T122">Referencing parameterized definitions</text:span><text:bookmark-end text:name="__RefHeading__22035_346319175"/></text:h>
      <text:h text:style-name="P169" text:outline-level="2">9.1</text:h>
      <text:p text:style-name="P103"><text:span text:style-name="T219">在</text:span><text:span text:style-name="T191">"SymbolList"</text:span><text:span text:style-name="T219">中</text:span><text:span text:style-name="T191"> (in "Exports" or "Imports")</text:span><text:span text:style-name="T219">一个参数化定义应该被一个</text:span><text:span text:style-name="T191">"ParameterizedReference"</text:span><text:span text:style-name="T219">引用。</text:span></text:p>
      <text:p text:style-name="P134"><text:tab/>ParameterizedReference ::= Reference | Reference "<text:span text:style-name="T99">{</text:span>" "<text:span text:style-name="T99">}</text:span>"</text:p>
      <text:p text:style-name="P103"><text:span text:style-name="T219">这里</text:span><text:span text:style-name="T191">"Reference"</text:span><text:span text:style-name="T219">是上面8.2节中描述的</text:span><text:span text:style-name="T191">"ParameterizedAssignment"</text:span><text:span text:style-name="T219">第一个词法项目。</text:span></text:p>
      <text:p text:style-name="P141"><text:span text:style-name="T50">NOTE – </text:span><text:span text:style-name="T200">"ParameterizedReference"</text:span><text:span text:style-name="T14">的第一个可选项仅仅为了便于人们理解提供了一个帮助。两个可选项具有相同的含义。</text:span></text:p>
      <text:p text:style-name="P8"/>
      <text:h text:style-name="P169" text:outline-level="2">9.2</text:h>
      <text:p text:style-name="P105"><text:span text:style-name="T79">与在</text:span><text:span text:style-name="T193">"Exports" or "Imports"</text:span><text:span text:style-name="T79">中不同，参数化定义应该被一个</text:span><text:span text:style-name="T193">"Parameterized&lt;X&gt;"</text:span><text:span text:style-name="T79">结构引用，可以作为相应的</text:span><text:span text:style-name="T193">"&lt;X&gt;"</text:span><text:span text:style-name="T79">的一个可选项：</text:span></text:p>
      <text:p text:style-name="P135"><text:tab/>ParameterizedType ::=</text:p>
      <text:p text:style-name="P136"><text:tab/><text:tab/>SimpleDefinedType</text:p>
      <text:p text:style-name="P108"><text:span text:style-name="T221"><text:tab/><text:tab/>ActualParameterList</text:span></text:p>
      <text:p text:style-name="P135"><text:tab/>SimpleDefinedType ::=</text:p>
      <text:p text:style-name="P136"><text:tab/><text:tab/>ExternalTypeReference |</text:p>
      <text:p text:style-name="P108"><text:span text:style-name="T221"><text:tab/><text:tab/>typereference</text:span></text:p>
      <text:p text:style-name="P135"><text:tab/>ParameterizedValue ::=</text:p>
      <text:p text:style-name="P136"><text:tab/><text:tab/>SimpleDefinedValue</text:p>
      <text:p text:style-name="P108"><text:soft-page-break/><text:span text:style-name="T221"><text:tab/><text:tab/>ActualParameterList</text:span></text:p>
      <text:p text:style-name="P135"><text:tab/>SimpleDefinedValue ::=</text:p>
      <text:p text:style-name="P136"><text:tab/><text:tab/>ExternalValueReference |</text:p>
      <text:p text:style-name="P108"><text:span text:style-name="T221"><text:tab/><text:tab/>valuereference</text:span></text:p>
      <text:p text:style-name="P135"><text:tab/>ParameterizedValueSetType ::=</text:p>
      <text:p text:style-name="P136"><text:tab/><text:tab/>SimpleDefinedType</text:p>
      <text:p text:style-name="P108"><text:span text:style-name="T221"><text:tab/><text:tab/>ActualParameterList</text:span></text:p>
      <text:p text:style-name="P135"><text:tab/>ParameterizedObjectClass ::=</text:p>
      <text:p text:style-name="P136"><text:tab/><text:tab/>DefinedObjectClass</text:p>
      <text:p text:style-name="P108"><text:span text:style-name="T221"><text:tab/><text:tab/>ActualParameterList</text:span></text:p>
      <text:p text:style-name="P135"><text:tab/>ParameterizedObjectSet ::=</text:p>
      <text:p text:style-name="P136"><text:tab/><text:tab/>DefinedObjectSet</text:p>
      <text:p text:style-name="P108"><text:span text:style-name="T221"><text:tab/><text:tab/>ActualParameterList</text:span></text:p>
      <text:p text:style-name="P135"><text:tab/>ParameterizedObject ::=</text:p>
      <text:p text:style-name="P136"><text:tab/><text:tab/>DefinedObject</text:p>
      <text:p text:style-name="P144"><text:span text:style-name="T222"><text:tab/><text:tab/>ActualParameterList</text:span></text:p>
      <text:p text:style-name="P8"/>
      <text:h text:style-name="P169" text:outline-level="2">9.3</text:h>
      <text:p text:style-name="P104"><text:span text:style-name="T220">在</text:span><text:span text:style-name="T192">"Defined&lt;X&gt;"</text:span><text:span text:style-name="T220">中的引用名字应该是一个赋值产生式在</text:span><text:span text:style-name="T192">"ParameterizedAssignment"</text:span><text:span text:style-name="T220">中的引用名字。</text:span></text:p>
      <text:p text:style-name="P120"/>
      <text:h text:style-name="P169" text:outline-level="2">9.4</text:h>
      <text:p text:style-name="P105"><text:span text:style-name="T79">在</text:span><text:span text:style-name="T193">"Defined&lt;X&gt;"</text:span><text:span text:style-name="T79">可选项上的约束也等价的应用到相应的参数化引用名字上，就像定义在X.680和X.681中的普通引用名一样。</text:span></text:p>
      <text:p text:style-name="P142"><text:span text:style-name="T50">NOTE – </text:span><text:span text:style-name="T15">本质上，约束向下面这样：每一个</text:span><text:span text:style-name="T201">"Defined&lt;X&gt;"</text:span><text:span text:style-name="T15">有两个可选项，</text:span><text:span text:style-name="T201">"&lt;x&gt;reference" and "External&lt;x&gt;Reference"</text:span><text:span text:style-name="T15">。前者用在定义的模块中或者被导入并且没有名字冲突的模块中；后者用在没有导入列表，或者导入列表和本地名字或者其他导入项有冲突的模块中。</text:span></text:p>
      <text:p text:style-name="P145"><text:span text:style-name="T223"/></text:p>
      <text:h text:style-name="P169" text:outline-level="2"><text:span text:style-name="T73">9.5</text:span></text:h>
      <text:p text:style-name="P106"><text:span text:style-name="T204">"ActualParameterList"</text:span><text:span text:style-name="T231">是</text:span></text:p>
      <text:p text:style-name="P137"><text:span text:style-name="T233"><text:tab/></text:span><text:span text:style-name="T73">ActualParameterList ::=</text:span></text:p>
      <text:p text:style-name="P138"><text:span text:style-name="T142"><text:tab/><text:tab/>"</text:span><text:span text:style-name="T95">{</text:span><text:span text:style-name="T142">" ActualParameter "," + "</text:span><text:span text:style-name="T95">}</text:span><text:span text:style-name="T142">"</text:span></text:p>
      <text:p text:style-name="P136"><text:tab/>ActualParameter ::=</text:p>
      <text:p text:style-name="P136"><text:tab/><text:tab/>Type</text:p>
      <text:p text:style-name="P136"><text:tab/> <text:s text:c="13"/>| Value</text:p>
      <text:p text:style-name="P136"><text:tab/> <text:s text:c="13"/>| ValueSet</text:p>
      <text:p text:style-name="P136"><text:soft-page-break/><text:tab/> <text:s text:c="13"/>| DefinedObjectClass</text:p>
      <text:p text:style-name="P136"><text:tab/> <text:s text:c="13"/>| Object</text:p>
      <text:p text:style-name="P108"><text:span text:style-name="T221"><text:tab/> <text:s text:c="13"/>| ObjectSet</text:span></text:p>
      <text:p text:style-name="P145"><text:span text:style-name="T223"/></text:p>
      <text:h text:style-name="P175" text:outline-level="2">9.6</text:h>
      <text:p text:style-name="P150"><text:span text:style-name="T227">在相应的</text:span><text:span text:style-name="T196">"ParameterizedAssignment"</text:span><text:span text:style-name="T227">中每一个</text:span><text:span text:style-name="T196">"Parameter"</text:span><text:span text:style-name="T227">应该有一个</text:span><text:span text:style-name="T196">"ActualParameter"</text:span><text:span text:style-name="T227">并且要以同样的顺序出现。</text:span><text:span text:style-name="T196">"ActualParameter"</text:span><text:span text:style-name="T228">的特殊选择以及管辖类应该由</text:span><text:span text:style-name="T197">"Parameter"</text:span><text:span text:style-name="T228">的语法形式的检查以及在</text:span><text:span text:style-name="T197">"ParameterizedAssignment"</text:span><text:span text:style-name="T228">中发生的环境决定。</text:span><text:span text:style-name="T197">"ActualParameter"</text:span><text:span text:style-name="T228">的形式被要求在范围内的任何地方都可以替换</text:span><text:span text:style-name="T197">"DummyReference"</text:span><text:span text:style-name="T228">。</text:span></text:p>
      <text:p text:style-name="P146"><text:span text:style-name="T225"/></text:p>
      <text:p text:style-name="P151"><text:span text:style-name="T73">Example</text:span></text:p>
      <text:p text:style-name="P147"><text:span text:style-name="T226">上面例子的参数化对象类定义能够被实例引用：</text:span></text:p>
      <text:p text:style-name="P154"><text:span text:style-name="T233"><text:tab/></text:span><text:span text:style-name="T73">MY-OBJECT-CLASS ::= PARAMETERIZED-OBJECT-CLASS {</text:span></text:p>
      <text:p text:style-name="P154"><text:span text:style-name="T73"><text:tab/><text:tab/>BIT STRING, 123, {4 | 5 | 6}</text:span></text:p>
      <text:p text:style-name="P154"><text:span text:style-name="T73"><text:tab/>}</text:span></text:p>
      <text:p text:style-name="P146"><text:span text:style-name="T225"/></text:p>
      <text:h text:style-name="P175" text:outline-level="2"><text:span text:style-name="T73">9.7</text:span></text:h>
      <text:p text:style-name="P150"><text:span text:style-name="T228">通过正在被参数化引用名字的使用实例引用的实际的类型，值，值集合，对象类，对象或者对象集合来确定替换假设引用名字的实际参数。</text:span></text:p>
      <text:p text:style-name="P146"><text:span text:style-name="T225"/></text:p>
      <text:h text:style-name="P175" text:outline-level="2"><text:span text:style-name="T73">9.8</text:span></text:h>
      <text:p text:style-name="P150"><text:span text:style-name="T228">任何出现在</text:span><text:span text:style-name="T197">"ActualParameter"</text:span><text:span text:style-name="T228">中的引用的含义，以及对于出现的标签的默认可适用性，都根据</text:span><text:span text:style-name="T197">"ActualParameter"</text:span><text:span text:style-name="T228">的标签环境而不是相应的</text:span><text:span text:style-name="T197"> "DummyReference"</text:span><text:span text:style-name="T228">确定的。</text:span></text:p>
      <text:p text:style-name="P139"><text:span text:style-name="T202">NOTE – </text:span><text:span text:style-name="T236">因此，参数化类似于在其他类型中的引用，选择类型，</text:span><text:span text:style-name="T203"> </text:span><text:span text:style-name="T207">COMPONENTS OF</text:span><text:span text:style-name="T236">，不是精确的文本替换</text:span><text:span text:style-name="T230">。</text:span></text:p>
      <text:p text:style-name="P146"><text:span text:style-name="T225"/></text:p>
      <text:p text:style-name="P152"><text:span text:style-name="T225">Example</text:span></text:p>
      <text:p text:style-name="P147"><text:span text:style-name="T226">考虑下面的模块：</text:span></text:p>
      <text:p text:style-name="P153"><text:span text:style-name="T233"><text:tab/></text:span><text:span text:style-name="T73">M1 DEFINITIONS AUTOMATIC TAGS ::= BEGIN</text:span></text:p>
      <text:p text:style-name="P155"><text:tab/>EXPORTS T1;</text:p>
      <text:p text:style-name="P155"><text:tab/><text:tab/>T1 ::= SET {</text:p>
      <text:p text:style-name="P155"><text:tab/><text:tab/><text:tab/>f1 INTEGER,</text:p>
      <text:p text:style-name="P155"><text:tab/><text:tab/><text:tab/>f2 BOOLEAN</text:p>
      <text:p text:style-name="P155"><text:tab/><text:tab/>}</text:p>
      <text:p text:style-name="P155"><text:tab/>END</text:p>
      <text:p text:style-name="P155"><text:tab/>M2 DEFINITIONS EXPLICIT TAGS ::= BEGIN</text:p>
      <text:p text:style-name="P155"><text:tab/>IMPORTS T1 FROM M1;</text:p>
      <text:p text:style-name="P155"><text:soft-page-break/><text:tab/><text:tab/>T3 ::= T2{T1}</text:p>
      <text:p text:style-name="P155"><text:tab/><text:tab/>T2{X} ::= SEQUENCE {</text:p>
      <text:p text:style-name="P155"><text:tab/><text:tab/><text:tab/>a INTEGER,</text:p>
      <text:p text:style-name="P155"><text:tab/><text:tab/><text:tab/>b X</text:p>
      <text:p text:style-name="P155"><text:tab/><text:tab/>}</text:p>
      <text:p text:style-name="P109"><text:span text:style-name="T216"><text:tab/>END</text:span></text:p>
      <text:p text:style-name="P150"><text:span text:style-name="T228">9.8的引用意味着</text:span><text:span text:style-name="T217">f1 </text:span><text:span text:style-name="T197">of </text:span><text:span text:style-name="T217">T3 </text:span><text:span text:style-name="T228">组件将会加上隐式标签，因为假设参数</text:span><text:span text:style-name="T217">X </text:span><text:span text:style-name="T228">的标签环境，亦即显式标签，不能够影响实际参数</text:span><text:span text:style-name="T197"> </text:span><text:span text:style-name="T217">T1</text:span><text:span text:style-name="T228">的组件的标签环境。</text:span></text:p>
      <text:p text:style-name="P110"><text:span text:style-name="T234">考虑模块</text:span><text:span text:style-name="T211">M3</text:span><text:span text:style-name="T234">：</text:span></text:p>
      <text:p text:style-name="P153"><text:span text:style-name="T233"><text:tab/></text:span><text:span text:style-name="T73">M3 DEFINITIONS AUTOMATIC TAGS ::= BEGIN</text:span></text:p>
      <text:p text:style-name="P155"><text:tab/>IMPORTS T1 FROM M1;</text:p>
      <text:p text:style-name="P155"><text:tab/><text:tab/>T5 ::= T4{T1}</text:p>
      <text:p text:style-name="P155"><text:tab/><text:tab/>T4{Y} ::= SEQUENCE {</text:p>
      <text:p text:style-name="P155"><text:tab/><text:tab/><text:tab/>a INTEGER,</text:p>
      <text:p text:style-name="P155"><text:tab/><text:tab/><text:tab/>b Y</text:p>
      <text:p text:style-name="P155"><text:tab/><text:tab/>}</text:p>
      <text:p text:style-name="P109"><text:span text:style-name="T216"><text:tab/>END</text:span></text:p>
      <text:p text:style-name="P150"><text:span text:style-name="T228">引用x.680 30.6，意味着</text:span><text:span text:style-name="T217">b </text:span><text:span text:style-name="T197">of </text:span><text:span text:style-name="T217">T5 </text:span><text:span text:style-name="T228">组件的标签将是显式标签因为假设参数</text:span><text:span text:style-name="T217">Y </text:span><text:span text:style-name="T228">总是显式标签因此</text:span><text:span text:style-name="T217">T5 </text:span><text:span text:style-name="T228">等价于：</text:span></text:p>
      <text:p text:style-name="P153"><text:span text:style-name="T233"><text:tab/></text:span><text:span text:style-name="T73">T5 ::= SEQUENCE {</text:span></text:p>
      <text:p text:style-name="P155"><text:tab/><text:tab/>a [0] IMPLICIT INTEGER,</text:p>
      <text:p text:style-name="P155"><text:tab/><text:tab/>b [1] EXPLICIT SET {</text:p>
      <text:p text:style-name="P155"><text:tab/><text:tab/><text:tab/>f1 [0] INTEGER,</text:p>
      <text:p text:style-name="P155"><text:tab/><text:tab/><text:tab/>f2 [1] BOOLEAN</text:p>
      <text:p text:style-name="P155"><text:tab/><text:tab/>}</text:p>
      <text:p text:style-name="P109"><text:span text:style-name="T216"><text:tab/>}</text:span></text:p>
      <text:p text:style-name="P111"><text:span text:style-name="T212">T3</text:span><text:span text:style-name="T235">等价于：</text:span></text:p>
      <text:p text:style-name="P153"><text:span text:style-name="T233"><text:tab/></text:span><text:span text:style-name="T73">T3 ::= SEQUENCE {</text:span></text:p>
      <text:p text:style-name="P155"><text:tab/><text:tab/>a INTEGER,</text:p>
      <text:p text:style-name="P155"><text:tab/><text:tab/>b SET {</text:p>
      <text:p text:style-name="P155"><text:tab/><text:tab/><text:tab/>f1 [0] IMPLICIT INTEGER,</text:p>
      <text:p text:style-name="P155"><text:tab/><text:tab/><text:tab/>f2 [1] IMPLICIT BOOLEAN</text:p>
      <text:p text:style-name="P155"><text:tab/><text:tab/>}</text:p>
      <text:p text:style-name="P109"><text:span text:style-name="T216"><text:tab/>}</text:span></text:p>
      <text:p text:style-name="P146"><text:span text:style-name="T225"/></text:p>
      <text:p text:style-name="P149"/>
      <text:h text:style-name="P164" text:outline-level="1"><text:bookmark-start text:name="__RefHeading__22037_346319175"/><text:soft-page-break/><text:span text:style-name="T124">10 </text:span><text:span text:style-name="T122">Abstract syntax parameters</text:span><text:bookmark-end text:name="__RefHeading__22037_346319175"/></text:h>
      <text:h text:style-name="P169" text:outline-level="2">10.1</text:h>
      <text:p text:style-name="P125"><text:span text:style-name="T110">X.681附录B提供了信息对象类并且建议使用它来定义抽象语法，作为一个例子，一个抽象语法定义成单一的ASN.1类型的值的集合，在最外层不是参数化的。</text:span></text:p>
      <text:p text:style-name="P121"/>
      <text:h text:style-name="P169" text:outline-level="2">10.2</text:h>
      <text:p text:style-name="P125"><text:span text:style-name="T110">这个用来定义抽象语法的ASN.1类型是参数化的，当抽象语法被定义的时候一些参数被作为实际参数提供，同时其他的一些参数可能仍人作为抽象语法本身的参数。</text:span></text:p>
      <text:p text:style-name="P124"><text:span text:style-name="T102"/></text:p>
      <text:p text:style-name="P132"><text:span text:style-name="T73">Example</text:span></text:p>
      <text:p text:style-name="P125"><text:span text:style-name="T110">如果一个参数类型被使用两个假设引用定义成为</text:span><text:span text:style-name="T195"> </text:span><text:span text:style-name="T218">YYY-PDU</text:span><text:span text:style-name="T110">，(第一个是已经定义的对象类的对象集合，第二个是为边界定义的整型值)：</text:span></text:p>
      <text:p text:style-name="P156"><text:span text:style-name="T73">yyy-Abstract-Syntax { INTEGER:bound } ABSTRACT-SYNTAX ::=</text:span></text:p>
      <text:p text:style-name="P112"><text:span text:style-name="T214"><text:tab/>{ YYY-PDU { {ValidObjects} , bound } IDENTIFIED BY {yyy 5} }</text:span></text:p>
      <text:p text:style-name="P125"><text:span text:style-name="T110">在已经确定的对象集合中定义参数化抽象语法，但是</text:span><text:span text:style-name="T218">bound </text:span><text:span text:style-name="T110">仍然作为抽象语法的参数。</text:span></text:p>
      <text:p text:style-name="P125"><text:span text:style-name="T110">一个抽象语法的参数应该被用来：</text:span></text:p>
      <text:p text:style-name="P113"><text:span text:style-name="T50">a) </text:span><text:span text:style-name="T16">直接或者间接的用在约束的上下文中；</text:span></text:p>
      <text:p text:style-name="P113"><text:span text:style-name="T50">b) </text:span><text:span text:style-name="T16">直接或者间接的作为实际参数最终用在约束上下文中。</text:span></text:p>
      <text:p text:style-name="P143"><text:span text:style-name="T50">NOTE – </text:span><text:span text:style-name="T16">参考A.2中例子以及X.680 F.5中的例子。</text:span></text:p>
      <text:p text:style-name="P121"/>
      <text:h text:style-name="P169" text:outline-level="2">10.3</text:h>
      <text:p text:style-name="P158"><text:span text:style-name="T81">一个值集合以来于一个或者多个抽象语法的参数的约束是可用的约束。这样的约束在抽象语法定义之后确定(或许通过国际标准简介或者在协议实现一致性声明中)。</text:span></text:p>
      <text:p text:style-name="P159"><text:span text:style-name="T74">NOTE – </text:span><text:span text:style-name="T81">在约束值的描述中使用的定义的脸的任何地方，一个抽象语法的参数出现，约束是有效的约束。即使结果约束的值集合依赖于抽象语法的参数的值，这个约束也是有效的约束。</text:span></text:p>
      <text:p text:style-name="P40"><text:span text:style-name="T161"/></text:p>
      <text:p text:style-name="P133"><text:span text:style-name="T73">Example</text:span></text:p>
      <text:p text:style-name="P114"><text:span text:style-name="T213">(((1..3) EXCEPT a) UNION (1 .. 3))</text:span><text:span text:style-name="T232">的值总是1..3无论a的值是什么，即使a是一个抽象语法的参数，这也是个有效的约束。</text:span></text:p>
      <text:p text:style-name="P148"/>
      <text:h text:style-name="P169" text:outline-level="2">10.4</text:h>
      <text:p text:style-name="P158"><text:span text:style-name="T81">正式的情况下，有效的约束不能够约束抽象语法中的值的集合。</text:span></text:p>
      <text:p text:style-name="P159"><text:span text:style-name="T74">NOTE – </text:span><text:span text:style-name="T81">强烈建议期望的约束在抽象语法中仍然是有效约束的情况下使用一个X.680提供的异常描述。</text:span></text:p>
      <text:p text:style-name="P157"/>
      <text:p text:style-name="P32"/>
      <text:p text:style-name="P129"/>
      <text:h text:style-name="P164" text:outline-level="1"><text:bookmark-start text:name="__RefHeading__22049_346319175"/><text:soft-page-break/><text:span text:style-name="T123">Annex A </text:span><text:span text:style-name="T122">Examples</text:span><text:bookmark-end text:name="__RefHeading__22049_346319175"/></text:h>
      <text:p text:style-name="P56"><text:bookmark-start text:name="__RefHeading__19975_1385791319"/><text:bookmark-end text:name="__RefHeading__19975_138579131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4" text:outline-level="1"><text:bookmark-start text:name="__RefHeading__19977_1385791319"/><text:span text:style-name="T116">Annex B</text:span><text:span text:style-name="T124"> </text:span><text:span text:style-name="T122">Summary of the notation</text:span><text:bookmark-end text:name="__RefHeading__19977_138579131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NewPS-BoldMT" svg:font-family="CourierNewPS-BoldMT"/>
    <style:font-face style:name="Mangal1" svg:font-family="Mangal"/>
    <style:font-face style:name="SimSun2" svg:font-family="SimSun, 宋体"/>
    <style:font-face style:name="TimesNewRomanPS-BoldMT" svg:font-family="TimesNewRomanPS-BoldMT"/>
    <style:font-face style:name="TimesNewRomanPS-ItalicMT1"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TimesNewRomanPSMT1" svg:font-family="TimesNewRomanPSMT" style:font-family-generic="roman"/>
    <style:font-face style:name="ＭＳ 明朝" svg:font-family="'ＭＳ 明朝', 'MS Mincho'" style:font-family-generic="roman"/>
    <style:font-face style:name="TimesNewRomanPS-ItalicMT" svg:font-family="TimesNewRomanPS-ItalicMT" style:font-family-generic="script"/>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Courier New" svg:font-family="'Courier New'" style:font-adornments="Bold" style:font-family-generic="modern" style:font-pitch="fixed"/>
    <style:font-face style:name="CourierNewPSMT" svg:font-family="CourierNewPSMT" style:font-family-generic="modern" style:font-pitch="fixed"/>
    <style:font-face style:name="SimSun-ExtB" svg:font-family="SimSun-ExtB" style:font-family-generic="modern" style:font-pitch="fixed"/>
    <style:font-face style:name="SimSun" svg:font-family="SimSun" style:font-pitch="variable"/>
    <style:font-face style:name="SimSun1"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style:font-name-asian="ＭＳ ゴシック" style:font-size-asian="12pt" style:font-name-complex="Arial"/>
    </style:style>
    <style:style style:name="Heading_20_2" style:display-name="Heading 2" style:family="paragraph" style:parent-style-name="Standard" style:next-style-name="Standard" style:default-outline-level="2" style:class="text">
      <style:paragraph-properties fo:keep-with-next="always"/>
      <style:text-properties style:font-name="Arial" style:font-name-asian="ＭＳ ゴシック" style:font-name-complex="Arial"/>
    </style:style>
    <style:style style:name="Heading_20_3" style:display-name="Heading 3" style:family="paragraph" style:parent-style-name="Standard" style:next-style-name="Standard" style:default-outline-level="3" style:class="text">
      <style:paragraph-properties fo:margin="100%" fo:margin-left="0.706cm" fo:margin-right="0cm" fo:margin-top="0cm" fo:margin-bottom="0cm" style:contextual-spacing="false" fo:text-indent="0cm" style:auto-text-indent="false" fo:keep-with-next="always"/>
      <style:text-properties style:font-name="Arial" style:font-name-asian="ＭＳ ゴシック" style:font-name-complex="Arial"/>
    </style:style>
    <style:style style:name="見出しマップ" style:family="paragraph" style:parent-style-name="Standard">
      <style:paragraph-properties fo:background-color="#000080">
        <style:background-image/>
      </style:paragraph-properties>
      <style:text-properties style:font-name="Arial" style:font-name-asian="ＭＳ ゴシック" style:font-name-complex="Ari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4.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bo</meta:initial-creator>
    <meta:creation-date>2012-07-23T16:42:00</meta:creation-date>
    <dc:date>2012-09-20T21:59:49.55</dc:date>
    <meta:editing-cycles>260</meta:editing-cycles>
    <meta:editing-duration>P3DT5H43M30S</meta:editing-duration>
    <meta:generator>LibreOffice/3.6$Windows_x86 LibreOffice_project/815c576-a5d8898-9df72e7-b4d87fe-96ce64</meta:generator>
    <meta:document-statistic meta:table-count="0" meta:image-count="0" meta:object-count="0" meta:page-count="17" meta:paragraph-count="324" meta:word-count="4287" meta:character-count="11592" meta:non-whitespace-character-count="10676"/>
    <meta:user-defined meta:name="Info 1"/>
    <meta:user-defined meta:name="Info 2"/>
    <meta:user-defined meta:name="Info 3"/>
    <meta:user-defined meta:name="Info 4"/>
  </office:meta>
</office:document-meta>
</file>